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6.295cm"/>
        </style:tab-stops>
      </style:paragraph-properties>
    </style:style>
    <style:style style:name="P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066cm"/>
        </style:tab-stops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7" style:family="paragraph" style:parent-style-name="Normal">
      <style:paragraph-properties fo:break-before="page">
        <style:tab-stops>
          <style:tab-stop style:position="7.458cm"/>
        </style:tab-stops>
      </style:paragraph-properties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 style:master-page-name="MP0">
      <style:paragraph-properties style:page-number="auto"/>
    </style:style>
    <style:style style:name="P11" style:family="paragraph" style:parent-style-name="Normal">
      <style:paragraph-properties fo:margin-left="0cm" fo:margin-right="0cm" fo:text-indent="0.635cm" style:auto-text-indent="false"/>
      <style:text-properties officeooo:paragraph-rsid="001e81b9"/>
    </style:style>
    <style:style style:name="P12" style:family="paragraph" style:parent-style-name="Normal">
      <style:paragraph-properties fo:margin-left="0cm" fo:margin-right="0cm" fo:text-indent="0.635cm" style:auto-text-indent="false" fo:break-before="page"/>
      <style:text-properties officeooo:paragraph-rsid="001e81b9"/>
    </style:style>
    <style:style style:name="P13" style:family="paragraph" style:parent-style-name="Normal">
      <style:paragraph-properties fo:margin-left="0cm" fo:margin-right="0cm" fo:text-indent="0.635cm" style:auto-text-indent="false"/>
      <style:text-properties fo:font-style="italic" officeooo:paragraph-rsid="001e81b9" style:font-style-asian="italic" style:font-style-complex="italic"/>
    </style:style>
    <style:style style:name="P14" style:family="paragraph" style:parent-style-name="Normal">
      <style:paragraph-properties fo:margin-left="0cm" fo:margin-right="0cm" fo:text-indent="0.635cm" style:auto-text-indent="false" fo:break-before="page"/>
    </style:style>
    <style:style style:name="P15" style:family="paragraph" style:parent-style-name="Normal">
      <style:paragraph-properties fo:break-before="page"/>
    </style:style>
    <style:style style:name="P16" style:family="paragraph" style:parent-style-name="Normal">
      <style:paragraph-properties fo:margin-left="0cm" fo:margin-right="0cm" fo:text-indent="0.635cm" style:auto-text-indent="false"/>
      <style:text-properties officeooo:paragraph-rsid="0020745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81b9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language-asian="el" style:country-asian="GR" style:language-complex="el" style:country-complex="GR"/>
    </style:style>
    <style:style style:name="T6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7" style:family="text">
      <style:text-properties fo:language="el" fo:country="GR" style:language-asian="el" style:country-asian="GR" style:language-complex="el" style:country-complex="GR"/>
    </style:style>
    <style:style style:name="T8" style:family="text">
      <style:text-properties style:language-asian="en" style:country-asian="US" style:language-complex="en" style:country-complex="US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81b9" style:font-style-asian="normal" style:font-style-complex="normal"/>
    </style:style>
    <style:style style:name="T12" style:family="text">
      <style:text-properties officeooo:rsid="001e81b9"/>
    </style:style>
    <style:style style:name="T13" style:family="text">
      <style:text-properties officeooo:rsid="002074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bookmark-start text:name="bookmark0"/>GALENI DE NATURALIBUS FACVLTATI-<text:line-break/>BVS LIBER PRIMUS.<text:bookmark-end text:name="bookmark0"/></text:h>
      <text:h text:style-name="Heading_20_2" text:outline-level="2">Cap. I. </text:h>
      <text:p text:style-name="P11">Quum et sentire quidem et moveri vo-<text:line-break/>Iuntarie propria animalium sint, augeri vero et nutriri<text:line-break/>plantis etiam communia : erunt utique priora quidem<text:line-break/>animae, posteriora vero naturae ipsius opera. Quod si<text:line-break/>quis plantis quoque animam impertiat, atque ipsas fe-<text:line-break/>para<text:span text:style-name="Default_20_Paragraph_20_Font"><text:span text:style-name="T1">n</text:span></text:span>s, hanc vegetantem; , illum sentientem appellet:<text:line-break/>neque hic quidem alia dicit, dictione tamen utitur non<text:line-break/>admodum consueta. Nos vero perspicuitatem maximam<text:line-break/>esse dictionis virtutem persuasi, atque cognoscentes, eam</text:p>
      <text:p text:style-name="P2">nulla perinde re atque inusitatis nominibus corrumpi,<text:line-break/>prout vulgus hominum consuevit, ita nominantes, animal<text:line-break/>quidem ah anima simul et natura gubernari dicimus,<text:line-break/>stirpes vero a sola natura; tum auctionem ac nutri-<text:line-break/>tionem naturae esse opera, animae nequaquam.</text:p>
      <text:h text:style-name="Heading_20_2" text:outline-level="2">Cap- II. </text:h>
      <text:p text:style-name="P11">Et in hoc quidem opere perquiremus, a<text:line-break/>quibus facultatibus illa ipfa, et si quid aliud naturae<text:line-break/>opus est, proveniant. verum prius distinguere oportet<text:line-break/>et manifeste singula , quibus in hoc opere usuri fumus,<text:line-break/>et ad cujus rei significationem accipimus nomina deda-<text:line-break/>rare... Id autem quamprimum evadet naturalium operum<text:line-break/>doctrina cum ipsis .nominum. interpretationibus. Ergo<text:line-break/>quum corpus aliquod nihil in iis, quae prius ipsi affue-<text:line-break/>runt, immutatur, quiefcereid dicimus; quod si in aliquo<text:line-break/>ah iis recessit, fecundum illud id moveri. Itaque quum<text:line-break/>multis modis corpus a statu, <text:span text:style-name="Default_20_Paragraph_20_Font"><text:span text:style-name="T1">in qu</text:span></text:span>o <text:span text:style-name="Default_20_Paragraph_20_Font"><text:span text:style-name="T1">erat</text:span></text:span>, recedat, mus-<text:line-break/>trs etiam modis movebitur. Nam si. quid ex albo ni-<text:line-break/>grum , aut ex nigro fiat album , id movetur in colore ;<text:line-break/>et si quid prius dulce postea fiat austerum, vel contra</text:p>
      <text:p text:style-name="P2">ex austero dulce, id quoque in sapore moveri dicitur;<text:line-break/>ambo autem genera, tum haec, tum vero quae prius<text:line-break/>sunt dicta, in qualitate moveri dicentur. Nec ea modo;<text:line-break/>quae in colore et sapore mutantur, moveri dicimus;<text:line-break/>sed etiam , si quid ex calidiore fit frigidius, aut ex fri-<text:line-break/>gidiore calidius, id quoque moveri affirmamus; non mi-<text:line-break/>nus sane et siquid ex sicco fit .humidum, aut ex hu-<text:line-break/>mido siccum. Commune autem his omnibus nomen al-<text:line-break/>teratio est, unum id quoque motus genus. Alterum<text:line-break/>genus in corporibus iis est , quae situm mutant , atque ex<text:line-break/>alio loco in alium cedere dicuntur; huic generi latio<text:line-break/>nomen est. Atque ii quidem duo motus simplices ac<text:line-break/>primi fiunt; auctio vero et diminutio ex iis compositi,<text:line-break/>illa, quum ex minori manis fit, haec,. quum ex majori<text:line-break/>minus, propriam servans formam. Alii autem ab iis<text:line-break/>motus sunt generatio et corruptio , . generatio quidem<text:line-break/>ad substantiam mutatio, corruptio illi contraria. omni-<text:line-break/>bus iis motibus communis est prioris status immutatio;</text:p>
      <text:p text:style-name="P2">sicut e diverso quieti- prioris status conservatio. Porro,<text:line-break/>quod cib<text:span text:style-name="Default_20_Paragraph_20_Font"><text:span text:style-name="T1">j</text:span></text:span> in sanguinem versi ad visus ; gustus tactusque<text:line-break/>judicium immutentur, id quidem. concedunt; quod autem<text:line-break/>ita -re vera sit, non assentiuntur sophistae. Quippe stant<text:line-break/>ex iis, qui omnia id egenus nostrorum sensuum, alias sci-<text:line-break/>licet aliter affectorum, deceptiones esse seductionesque<text:line-break/>existiment ; nec ipsam, quae fubjiritur, substantiam.<text:line-break/>quicquam ex iis , quibus denominata est; admittere. Alii<text:line-break/>vero -esse quidem in ipsa natura qualitates assentiuntur:<text:line-break/>caeterum immutabiles has esse inalterabilesque in omne<text:line-break/>aevum-; quae autem alterationes in ea apparent, has se-<text:line-break/>cretione ac concretione accidere ajunt; quemadmodum<text:line-break/>Anaxagorae. Ergo si ad hos refellendos digrediar, plus<text:line-break/>operae in accessorio, quam in proposito, sumam. Ete<text:span text:style-name="Default_20_Paragraph_20_Font"><text:span text:style-name="T1">n</text:span></text:span>im<text:line-break/>si ignorant, quae de ea alteratione, quae per totam fit<text:line-break/>substantiam, Aristoteli, ac post ap<text:span text:style-name="Default_20_Paragraph_20_Font"><text:span text:style-name="T1">t</text:span></text:span>um Chryfippo sunt<text:line-break/>prodita,. hortandi sunt; ut eorum scripta revolvant; sin<text:line-break/>- ea noscentes fue sponte pro melioribus deteriora se-</text:p>
      <text:p text:style-name="P2">quuntur, nostra plane inepta existimabunt. Quod autem<text:line-break/>et Hippocrates , qui Aristotelem aetate praecessit, ita sicut<text:line-break/>Aristoteles censuit, alibi ostensum est a nobis. Primus<text:line-break/>enim is omnium tum medicorum, tum veromhilofophorum,<text:line-break/>quos norimus, demonstrare tentavit, quatuor esse omnes,<text:line-break/>quae mutuo in <text:span text:style-name="Default_20_Paragraph_20_Font"><text:span text:style-name="T1">t</text:span></text:span>e agerent, qualitates; a quibus, quae<text:line-break/>ortum et interitum admittunt, omnia gignantur ac corrum-<text:line-break/>pantur ; quin etiam mifceri eas mutuo totas per totus primus<text:line-break/>omnium, quos norimus, Hippocrates agnovit; principia-<text:line-break/>que demonstrationum, quas Aristoteles postea pertracta-<text:line-break/>vit, scripta apud eum priorem invenias. Utrum autem,<text:line-break/>sicuti qualitates, ita etiam substantias ipsas totas per tu-<text:line-break/>tus misceri sit putandum , veluti postea zeno Cittieus<text:line-break/>asseruit, id quidem hoc libro disquirendum non puto,<text:line-break/>quum solam allevationem, quae per totam fit substau-<text:line-break/>tiaran, ad ea, quae nunc mihi sunt proposita, nonuigno-<text:line-break/>rari postulem; ne quis ossis, nervi, carnis et reliquo-<text:line-break/>rum cujusque partes in pane contineri veluti in qui-</text:p>
      <text:p text:style-name="P2">busdam disseminatis in eo vasis autumet, ac postea in<text:line-break/>corpore reparatas singulas fe ad sibi simile. conferre<text:line-break/><text:span text:style-name="Default_20_Paragraph_20_Font"><text:span text:style-name="T1">genu</text:span></text:span>s. Quanquam certe videtur universus panis ante<text:line-break/>secretionem. fieri sanguis; quum, si quis multo tempore<text:line-break/>nullum alium cibum assumpserit, nihilo secius sanguinem<text:line-break/>lu venis contentum habuerit. Atque hoc liquido eorum,<text:line-break/>qui immutabilia elementa statuunt, opinionem refellit;<text:line-break/>quemadmodum, opinor, oleum , quod in lucernae flammam<text:line-break/>totum absumitur; et ligna, quae paulo post fiunt ignis.<text:line-break/>Uerum disputare contra hos recusaveram; sed quia, quod<text:line-break/>propositum est exemplum, ad medicinae materiam spectat,<text:line-break/>quo etiam ad lustitutam disputationem est utendum, id-<text:line-break/>circo de eo hactenus egi. Ergo missa, sicut promisi,<text:line-break/>contra istos disputatione, iis, .qui ea <text:span text:style-name="Default_20_Paragraph_20_Font"><text:span text:style-name="T1">i</text:span></text:span>llicere expetent,<text:line-break/>quae veteres tradiderunt, idque ex iis, quae nos de illis<text:line-break/>seorsum meditati sumus, omnem deinceps sermonem fa-<text:line-break/>ciemus, ea quae ab initio proposuimus, quot et quae<text:line-break/>naturae sint facultates, tum quod opus edere singulae ea-<text:line-break/>rum sint natae, inquirentes. Porro opus appello, quod</text:p>
      <text:p text:style-name="P2">iam factum atque completum per earum actionem est,<text:line-break/>velut sanguinem, carnem, nervum: actionem vero ip-<text:line-break/>sum activum motum; causam vero, a qua haec procedit;<text:line-break/>facultatem. Nam quoniam, ubi cibus sanguis fit, passi-<text:line-break/>vus quidem cibi, activus vero ipsius venae fit motus;<text:line-break/>itidem in transferendis artubus movet quidem musculus,<text:line-break/>moventur autem ossa: venarum et musculorum motum<text:line-break/>actionem nomino; cibi vero et ossium symptoma sive<text:line-break/>alterationem ad passionem; illi enim atterantur, haec<text:line-break/>feruntur. Et actionem quidem licet opus quoddam na-<text:line-break/>turae appelles, ceu .concoctionem, tlistributionem et<text:line-break/>sanguificationem ; non tamen contra licet opus actio-<text:line-break/>nem omnino voces; siquidem caro naturae opus est, non<text:line-break/>tamen est actio ; patetque, alterum eorum nominum bisa-<text:line-break/>riam dici, alterum non item.</text:p>
      <text:h text:style-name="Heading_20_2" text:outline-level="2">Cap. III. </text:h>
      <text:p text:style-name="P11">Ac mihi quidem tam vena, quam reliquarum<text:line-break/>partium singulae ob certam quandam temperiem, quam<text:line-break/>ex quatuor qualitatibus funi nactae, hoc vel illo modo<text:line-break/>agere ridentur. Sunt autem non pauci viri nec incole-</text:p>
      <text:p text:style-name="P2">bres, non philosophi modo, sed etiam nu dici, quina-<text:line-break/>lido et frigido actionem tribuunt; siccum et humidum<text:line-break/>pro patientibus iis fubjiciunt. Ac primus quidem Aristo-<text:line-break/>tales partium omnium causas referre ad haec principia<text:line-break/>est aggressus; fecutaque eum postmodum fchola Stor-<text:line-break/>corum esu Quanquam his quidem, utpote qui elemen-<text:line-break/>torum ipforum mutuam mutationem ad fusionem et den-<text:line-break/>sutionem referant; consentaneum erat calidum et frigi-<text:line-break/>dum activa principia statuere. Aristoteli non item: sied<text:line-break/>quum quatuor qualitatibus ad elementorum generationem<text:line-break/>sit usus, fatius erat omnes partium causas lu has re-<text:line-break/>ducere. . Cur igitur in libris de generatione et<text:line-break/>corruptione quatuor utitur, in meteorologicis et pro-<text:line-break/>blematis atque alibi tantum duabus ? Nam si quis in.<text:line-break/>animalibus et stirpibus calidum et frigidum magis<text:line-break/>agere, siccum vero et humidum minus dixerit, fortuite<text:line-break/>etiam Hippocratenr subscriptorem habuerit. Sin pari</text:p>
      <text:p text:style-name="P2">modo in omnibus,. non, arbitror, id concedet non modo<text:line-break/>Hippocrates , fed nec Aristoteles ; modo eorum , quae in<text:line-break/>libris de generatione et corruptione non simpliciter ac<text:line-break/>nude, fed cum demonstratione nos docuit, meminisse<text:line-break/>velit. Verum de his etiam in opere de temperamentis,<text:line-break/>quantum medicis sit ex usu, difquisivimus<text:span text:style-name="Default_20_Paragraph_20_Font"><text:span text:style-name="T1">i</text:span></text:span></text:p>
      <text:h text:style-name="Heading_20_2" text:outline-level="2">Cap. IV. </text:h>
      <text:p text:style-name="P11">Caeterum vis ca, quam in venis langui-<text:line-break/>sicam appellant, atque. etiam alia quaevis facultas in<text:line-break/>relatione ad aliquid intelligitur. Primum enim actionis<text:line-break/>ipsius facultas est caula; deinde etiam operis ex acci-<text:line-break/>dente quodam. At vero si cau<text:span text:style-name="Default_20_Paragraph_20_Font"><text:span text:style-name="T1">t</text:span></text:span>a ad aliquid (est enim<text:line-break/>unius ejus, quod ab ea fit, reliquorum nullius), planum<text:line-break/>est; facultatem quoque in relatione ad aliquid dici. At<text:line-break/>quoad agentis causae essentiam ignoramus, facultatem<text:line-break/>eam appellamus, in venis quidem facultatem quandam<text:line-break/>fanguinis effectricem dicentes ; similiter in ventriculo<text:line-break/>concoctricem ; in corde pulfificam; ac in singulis . reti-<text:line-break/>quarum partium propriam quandam ejus, quam edunt,</text:p>
      <text:p text:style-name="P1">actionis. Itaque si certa ratione et via, quot et quae<text:line-break/>facultates sint, inventuri fumus, incipiendum nobis ab<text:line-break/>ipsis operibus est; unumquodque enim illorum ab ali-<text:line-break/>qua procedit actione , et harum <text:span text:style-name="Default_20_Paragraph_20_Font"><text:span text:style-name="T1">acti</text:span></text:span><text:span text:style-name="T1">o</text:span><text:span text:style-name="Default_20_Paragraph_20_Font"><text:span text:style-name="T1">num</text:span></text:span> unamquamque<text:line-break/>aliqua praecedit causa.</text:p>
      <text:h text:style-name="Heading_20_2" text:outline-level="2">Cap. V. </text:h>
      <text:p text:style-name="P11">Ergo naturae opera, dum adhuc in utero<text:line-break/>gestatur ac fingitur animal, omnes sunt corporis partes:<text:line-break/>edito vero in lucem, commune in omnibus naturae opus<text:line-break/>est earum ad perfectam magnitudinem perductio; postea<text:line-break/>vero etiam, ut omnes, quantum fieri potest, perdurent,<text:line-break/>molitio. Actiones, quae tribus his operibus respondent,<text:line-break/>necessaris tres sunt, una scilicet cuique, generatio,<text:line-break/>auctio, nutritio; verum generatio simplex quaedam<text:line-break/>actio naturae non est, sed ex alteratione formationeque<text:line-break/>composita. Ut enim os fiat, item nervus, vena et reliqua-<text:line-break/>runa partium quaelibet , alteratam esse oportet subjectum,<text:line-break/>unde animal fit, substantiam; ut vero idoneam figuram,<text:line-break/>et situm, et cavitates quasdam, et propagines, et coa-</text:p>
      <text:p text:style-name="P1">litus, aliaque id genus habeat, effingi eam oportet, quae<text:line-break/>atteratur, materiam; quam utique animalis materiam<text:line-break/>appellans; veluti navis ligna et imaginis ceram, mi-<text:line-break/>nime errabis. Auctio vero solidarum animalis partium,<text:line-break/>quarum esse formationem. jam diximus , augmentum di-<text:line-break/>ductroque i<text:span text:style-name="Default_20_Paragraph_20_Font"><text:span text:style-name="T1">n</text:span></text:span> longum, latum et profundum est. Nutri-<text:line-break/>tio autem iisdem partibus appositio quaedam est, fed sine<text:line-break/>distensione.</text:p>
      <text:p text:style-name="P13">Cap. UI. </text:p>
      <text:p text:style-name="P11">De prima igitur generatione agamus,<text:line-break/>quam ex alteratione et conformatione fieri diximus.<text:line-break/>Projecto in uterum femine, sive etiam in terram (nihil<text:line-break/>enim refert] , statis quibusdam temporibus multae eonflan-<text:line-break/>tur partes ejus, quae gignitur, substantiae, humiditate,<text:line-break/>siccitate, calore, frigore caeterisque omnibus, quae<text:line-break/>haec sequuntur, qualitatibus inter <text:span text:style-name="Default_20_Paragraph_20_Font"><text:span text:style-name="T1">t</text:span></text:span>e differentes. Quae<text:line-break/>autem sequantur, agnoscis, si omnino quid de genera-<text:line-break/>tione et corruptione philosophatus es. Quippe pri-<text:line-break/>mum et maxime jam dictas sequuntur reliquae difscren-<text:line-break/>riae earum, quae tactiles vocatae qualitates sunt; post</text:p>
      <text:p text:style-name="P1">has vero, quae gustus, odoratus et visus [uni propriae.<text:line-break/>Ac durities quidem, at. mollities, et lentitia <text:span text:style-name="Default_20_Paragraph_20_Font"><text:span text:style-name="T1">r</text:span></text:span> et friabi-<text:line-break/>litas, et levitas, et gravitas, et densitas, et raritas,<text:line-break/>et asperitas, et lenitas, et crassities, et tenuitas,<text:line-break/>tactiles differentiae sunt; de quibus omnibus Aristoteles<text:line-break/>commodissime disseruit odoratus enim, visus et gestus<text:line-break/>differentias ipse profecto novisti : quocirca , si primas et<text:line-break/>elementares alteratrices facultates requiris , hae sunt<text:line-break/>humiditas, siccitas, caliditas et frigiditas; si vero eas,<text:line-break/>quae ex his inter fe mixtis nascu<text:span text:style-name="Default_20_Paragraph_20_Font"><text:span text:style-name="T1">n</text:span></text:span>tur , tot sane omni in<text:line-break/>animali erunt, quot fuerint in eo sensibilis elementa.<text:line-break/>Porro sensibilia appellantur elementa, quaecunque fimi-<text:line-break/>lares corporis sunt partes. Has autem non metlrodo<text:line-break/>ulla, sed. ex dissectionibus contemplatus, oculorum ine<text:line-break/>secutione noscas oportet. Ergo os, cartilaginem, ner-<text:line-break/>vum, membra<text:span text:style-name="Default_20_Paragraph_20_Font"><text:span text:style-name="T1">n</text:span></text:span>am,- ligamentum, venam, omnis denique<text:line-break/>id genus in prima generatione animalis natura perfla<text:line-break/>cit, usa, ut generatim dicam, generatrice alteratriceque</text:p>
      <text:p text:style-name="P2">facultate; singillatim vero excalfactoria, refrigeratoria,<text:line-break/>humectatoria et siecatoria; tum quae ex barum mixtura<text:line-break/>fiunt, veluti ossifica, cartilaginifica, nervifica, membra-<text:line-break/>nifica, claritatis enim gratia sus quoque nominibus uten-<text:line-break/>dum. Est sane hujus generis et quae propria jecinoris<text:line-break/>est caro ; nec minus quae lienis , et renum , et pulmo-<text:line-break/>his, et cordis. Ita cerebri ipfius proprium corpus, ven-<text:line-break/>triculi, et gulae, .et intestinorum, et uteri, <text:span text:style-name="Default_20_Paragraph_20_Font"><text:span text:style-name="T1">s</text:span></text:span>ensibile<text:line-break/>elementum est, praeterea similare simplexque ac com—<text:line-break/>positionis expers. Si namque ex lingulis eorum instru-<text:line-break/>mentorum venas, nervos et arterias exemeris, reti-<text:line-break/>quum corpus ad sensiam simplex elementareque est.<text:line-break/>Caeterum si quae ejusmodi organorum ex geminis con-<text:line-break/>fiunt tunicis sibi invicem dissimilibus, utraque tamen<text:line-break/>simplici; horum ipsae tunicae elementa sunt, veluti<text:line-break/>ventris, gulae, intestinorum et arteriarum. Atque in<text:line-break/>utraque tunica sua quaedam alteratrix vis est,- quae ex</text:p>
      <text:p text:style-name="P2">menstruo matris sanguine eam particulam generavit. Itu-<text:line-break/>que alteratrices facultates in omni animalis genere tot<text:line-break/>sigillatim erunt , quot habet in fe elementares particulas.<text:line-break/>Sed et actiones proprias cuique sigillatim. particulae<text:line-break/>necesse est esse, quemadmodum et u<text:span text:style-name="Default_20_Paragraph_20_Font"><text:span text:style-name="T1">t</text:span></text:span>us, veluti mea-<text:line-break/>tuum eorum, qui a renibus ad vesicam pertinent, qui<text:line-break/>ureteres nominantur. Hi namque nec arteriae fiunt,<text:line-break/>quia nec pulsant, nec ex duabus tunicis confiunt, nec<text:line-break/>venae , quia nec sanguinem in fe continent,. nec similem<text:line-break/>habent ei, quae venae est, tunicam; at a nervis quidem<text:line-break/>magis recedunt, quam a jam dictis; Quid igitur fiunt?<text:line-break/>dicat aliquis. Quasi vero necesse sit omnem corporis<text:line-break/>partem vel arteriam, vel venam, vel nervum esse, vel<text:line-break/>ex iis componi; non autem, ficui modo dictum est,<text:line-break/>unicuique particulatim organo suam esse substantiam.<text:line-break/>Quippe tum ambae vesicae , tam ea quae urinam , quam<text:line-break/>quae flavam excipit bilem , non modo a caeteris omni-<text:line-break/>bus, rest etiam inter fe differunt; tum meatus, qui tan-</text:p>
      <text:p text:style-name="P2">quam gulae quaedam a bilis vesica exorti in jecur in-<text:line-break/>seruntur, omnino nec arteriis, nec venis, nec nervis<text:line-break/>sunt similes. Verum de his plenius alibi, tum in iis,<text:line-break/>quae de dissectione fecundum Hippo cratem sunt scripta,<text:line-break/>diximus. At alteratrices naturae facultates , quae parti-<text:line-break/>culares funt om<text:span text:style-name="Default_20_Paragraph_20_Font"><text:span text:style-name="T1">n</text:span></text:span>es, et tunicarum ventriculi, et intesti-<text:line-break/>norum , et uteri substantiam , qualis est , effecerunt.<text:line-break/>Compagem vero harum ipsarum invicem et eorum, quae<text:line-break/>in has fe inferunt, plexum, et intestinorum a feste in-<text:line-break/>vicem exortum,.. et internae eorum cavitatis speciem,<text:line-break/>aliaque ejusmodi, altera facultas effinxit, quam consor-<text:line-break/>rnatricem appellamus ; eandemque artificiosam esse dici-<text:line-break/>mus, (imo verius optimam et summam artem, quae<text:line-break/>omnia alicuius gratia moliatur sic, ut nihil aut otio-<text:line-break/>fnm . fit , aut supervacaneum , aut denique ita sis ha-<text:line-break/>.fiens , ut possit aliter melius fe habere. Verum hoc<text:line-break/>in opere de partium usu. evidenti demonstratione fir-<text:line-break/>mabimus.</text:p>
      <text:p text:style-name="P12">Cap. VII. </text:p>
      <text:p text:style-name="P11"><text:span text:style-name="T12">J</text:span>am ad auctricem facultatem conversi,<text:line-break/>illud primum admonemus, quod non desit ne haec qui-<text:line-break/>dem iis, quae in utero gestantur, sicuti neque facultas<text:line-break/>nutrix. Sunt tamen eo tempore praedictarum faculta-<text:line-break/>tum, alteratricis ac conformatricis , hae veluti mini-<text:line-break/>strue, nec sustinent ipsae primas partes. Ubi vero per-<text:line-break/>fectam- magnitudinem animal est adeptum, toto, postquam<text:line-break/>editum est; tempore usque ad aetatis vigorem auctrix<text:line-break/>facultas dominatur; auxlliatrices -autem et veluti mi-<text:line-break/>rusticae ejus sunt alteratrix et nutrix. Quid igitur<text:line-break/>ipsius auctricis facultatis est proprium? nempe in omnem<text:line-break/>partem proferre, quae jam genita sunt; vocantur autem<text:line-break/>sic .solidae corporis -partes, arteriae, venae, nervi;<text:line-break/>ossa, cartilagines, membranae, ligamenta, denique tu-<text:line-break/>ni eae omnes, quas elementares, similares et simplices<text:line-break/>paulo supra nominavimus. Ad quem autem modum<text:line-break/>omnes partes extendantur proferauturque , ipse nar-<text:line-break/>rabo; sed exemplo quodam claritatis gratia prius posito.</text:p>
      <text:p text:style-name="P1">Solent pueri acceptas suum vesicas spiritu implere; ac<text:line-break/>.juxta ignem super cineres sic eas confricare, ut inca-<text:line-break/>deleant , . nec tamen laeduntur ; . estque is lusus in lenia<text:line-break/>et in paliis gentibus non paucis perfrequens; accinunt<text:line-break/>. vero luter <text:span text:style-name="Default_20_Paragraph_20_Font"><text:span text:style-name="T10">t</text:span></text:span><text:span text:style-name="T10">r</text:span>icandum versus quosdam numerosis et<text:line-break/>cantu et rhythmo, suntque ea omnia verba adliorta-<text:line-break/>.tio vesicae ad incrementum. Ubi vero illis abunde vi-<text:line-break/>detur exten<text:span text:style-name="Default_20_Paragraph_20_Font"><text:span text:style-name="T1">t</text:span></text:span>a, rursus inflant, ac magis distendunt, et<text:line-break/>iterum fricant, . adque saepius faciunt, quoad ampliata<text:line-break/>.vesica sutis incrementi accepisse rideatur. Caeterum in<text:line-break/>hoc puerorum opere, quantum interna vesicae capacitas<text:line-break/>est adaucta, tantum necesse est corpus ejus in tenuius<text:line-break/>sit redactum. Quod si tenuitatem hanc sarcire pueri<text:line-break/>possent, utique perinde, ac natura sc ex parva magnam<text:line-break/>vesicam efficerent; nunc vero id opus consequi iis non.<text:line-break/>licet, nec duci id in imitationem ulli jam perfectorum<text:line-break/>.hominum quoquo pacto fas est, nedum pueris, .id enim</text:p>
      <text:p text:style-name="P2">solius naturae proprium munus est; adeo ut tibi constet,<text:line-break/>iis, quae augentur, necessarium esse nutritionem; quippe,<text:line-break/>si extendantur ejusmodi corpora, non tamen reficiantur,<text:line-break/>speciem quandam falsam augmenti praebuerint, verum<text:line-break/>augmentum adepta non fuerint. Quinimo distendi in<text:line-break/>omnem partum ea tantum possunt, quae per naturam<text:line-break/>ipsam sunt adaucta; quae enim a nobis extensa, sicut<text:line-break/>una dimensione id patiuntur, ita reliquis minuuntur;<text:line-break/>neque enim est invenire quicquam, quod, continuitate<text:line-break/>sua fervata minimeque soluta, extendi in tres dimen-<text:line-break/>siones possit. Solius igitur naturae opus est, corpus,<text:line-break/>quod continuitatem <text:span text:style-name="Default_20_Paragraph_20_Font"><text:span text:style-name="T1">t</text:span></text:span>uam et speciem, quam prius ha-<text:line-break/>linit, universam servet, in omnem partem extendere;<text:line-break/>atque cares auctio est, quae sine nutrimento affluente<text:line-break/>adlraerenteque fieri nequit.</text:p>
      <text:p text:style-name="P11"><text:span text:style-name="T1">Cap. VIII.</text:span> </text:p>
      <text:p text:style-name="P11">Quo magis de ipsa nutritione, quae re-<text:line-break/>liqua est et tertia propositorum ab initio , videtur<text:line-break/>agendi. Iocus. Quod enim lu nutrimenti affixit specie,</text:p>
      <text:p text:style-name="P2">cum id corporis ejus, quod nutritur, omni parti affigi-<text:line-break/>tur, actio ipsa nutritio est; nutrix vero. facultas causa<text:line-break/>esu Et alteratio quidem hic. quoque ipsius actionis ge-<text:line-break/>nus.est, non tamen talis, qualis erat lu generatione.<text:line-break/>Ibi namque, quod os non erat, postea. factum est; in<text:line-break/>nutritione vero ei, quod jam factum est, id, quod uf-<text:line-break/>fluit, efficitur simile. Ita non immerito ulcerationem ll-<text:line-break/>lam nominamus generationem, hanc assimilationem.</text:p>
      <text:p text:style-name="P13">Cap. IX. </text:p>
      <text:p text:style-name="P11">Quoniam autem de tribus naturae facul-<text:line-break/>ratibus abunde suximus, videturque animal nullam aliam<text:line-break/>requirere, habens nimirum, quemadmodum et augeatur,<text:line-break/>et absolvatur, et plurimum duret ; ridebitur abunde<text:line-break/>jam disputatio haec suos numeros habere, omnesque na-<text:line-break/>turae facultates explicasse. verum , siquis rursum repu-<text:line-break/>tet, nullam hanc animalis partium adhuc attigisse, ven-<text:line-break/>-triculi dico, lutestinorum, jecinoris, et aliarum ejus-<text:line-break/>modi, nec harum facultates exposuisse; rursus veluti<text:line-break/>prooemium tantum utilioris doctrinae .propositum esse</text:p>
      <text:p text:style-name="P2">putabit. Quippe summa rei sic habet. Generatio, auctio<text:line-break/>et nutritio prima naturae operum ac veluti capita sunt;<text:line-break/>itaque etiam effectrices horum facultates primae principes-<text:line-break/>que tres fiunt; desiderant tamen (ut jam lictum est] tum<text:line-break/>ipfamm luter fe, tum aliorum ministerium. Ac quae<text:line-break/>quidem . generatrix auctrixque desiderent; dictum jam<text:line-break/>est ; . quae autem nutrix facultas requirat , nunc di-<text:line-break/>cetur.</text:p>
      <text:p text:style-name="P13">Cap. X. </text:p>
      <text:p text:style-name="P11">Videor enim monstraturus, tum instrumenti<text:line-break/>ipsis , quae ad natu<text:span text:style-name="Default_20_Paragraph_20_Font"><text:span text:style-name="T1">r</text:span></text:span>alem nutrimenti molitionem compa-.<text:line-break/>.rata sunt, tum eorum facultates propter hanc esse con-<text:line-break/>ditas. Nam quum actio hujus facultatis assimilatio sit,<text:line-break/>nec fieri possit., ut assimilentur mutenturque inter fe<text:line-break/>ulla, nisi <text:span text:style-name="Default_20_Paragraph_20_Font"><text:span text:style-name="T1">s</text:span></text:span>ocietatem aliquam coguatiouemque in quali-<text:line-break/>tatibus habeant, idcirco primum quidem nec quodque<text:line-break/>animal quocunque cibo nutriri potest , nec statim iis,<text:line-break/>quibus potest. Atque hujus necessitatis causa pluribus<text:line-break/>alterationis nutrimenti instrumentis cuique animali est</text:p>
      <text:p text:style-name="P2">opus, siquidem, ut flavum rubrum fiat, et rubrum fla-<text:line-break/>vum, una et simplici alteratione est opus; ut. vero al-<text:line-break/>bum nigrum reddatur, vel nigrum album, omnes, quae<text:line-break/>in medio horum sunt, alterationes requiruntur. Ita,<text:line-break/>quod mollissimum est, non potest uno statim impetu du-<text:line-break/>rissimum fieri; nec quod durissimum, illico mollissimum;<text:line-break/>pari modo nec quod gravissime <text:span text:style-name="Default_20_Paragraph_20_Font"><text:span text:style-name="T1">i</text:span></text:span> olet,. odoratissimum; nec<text:line-break/>contra quod odoratissimum est , gravissime fieri olens ex-<text:line-break/>templo potest Quo pacto igitur ex; sanguine os fiet,<text:line-break/>nisi is prius et crassescat plurimum et dealbetur; aut<text:line-break/>quomodo ex pane gignetur fanguis, nisi et paulatim de-<text:line-break/>ponat alborem et sensim accipiat ruborem ? Quippe<text:line-break/>caro ex sanguine non magno negotio fit ; si enim<text:line-break/>eatenus naturae opera crassescat , ut quandam cou-<text:line-break/>sistentiam habeat, nec etiam sit fluidus, .prima et<text:line-break/>recens concreta caro jam existet; at vero, ut sanguis<text:line-break/>os fiat, longo huic tempore, multo etiam opere ac<text:line-break/>mutatione est opus. Quod autem et pani, et multo</text:p>
      <text:p text:style-name="P2">magis lactucae, et betae, et similibus, quo fanguis ex iis<text:line-break/>fiat, permulta alteratio requiratur, haud est obscurum.<text:line-break/>Atque . haec quidem una causa est, cur multa sint ad<text:line-break/>allevationem nutrimenti. instituta organa. Altera autem<text:line-break/>est excrementorum. natura. Sicut enim herbis nutrici<text:line-break/>suane non possumus , tametsi pecudes iis nutriuntur , ita<text:line-break/>radicula quidem nutrimur, verum non ita, ut carne;<text:line-break/>hanc. enim totam natura nostra propemodum vincit et<text:line-break/>mutat et alterat, ac sanguinem salubrem ex ea creat;<text:line-break/>in radicula. vero, quod quidem conveniens est-, et trans-<text:line-break/>mutari potest, quanquam aegre plane nec sine plurima<text:line-break/>concoctione, omnino id minimum est: sed tota paulo<text:line-break/>minus excrementosa est, et permeat concoctionis instru-<text:line-break/>menta., exiguo ex ea .in venas assumpto sanguine, eoque<text:line-break/>non in totum utili. Quare alteram rursus secretionem,<text:line-break/>eorum scilicet , quae in venis sunt, excrementorum, de-<text:line-break/>sideratis natura, quibus etiam aliis opus erat viis, per</text:p>
      <text:p text:style-name="P2">quas ducerentm ad exitum, quo scilicet salubribus fue-<text:line-break/>cis minime officerent; praeterea-, quibus exciperentur;<text:line-break/>veluti receptaculis quibusdam, in quibus postquam fatis<text:line-break/>magna collecta. vis esset , mox excernerentur. Ergo hoc<text:line-break/>fecundum partium corporis. genus tibi inventum est;<text:line-break/>quod nutrimenti excrementis sit destinatum. Est autem<text:line-break/>aliud tertium <text:span text:style-name="Default_20_Paragraph_20_Font"><text:span text:style-name="T1">genus, </text:span></text:span>quo undequaque ferantur , estque<text:line-break/>id veluti riae quaedam multae, per totum corpus rectae:<text:line-break/>unus namque omnibus cibis introitus per os est, at non<text:line-break/>unum est, quod nutritur, <text:span text:style-name="Default_20_Paragraph_20_Font"><text:span text:style-name="T1">t</text:span></text:span>est plurima, ac plurimum<text:line-break/>inter fe distantia, Ergo admirationi esse cuiquam non<text:line-break/>debebit instrumentorum numerus, quae nutritionis gratia<text:line-break/>natura condidit. Alia namque idoneum cuique parti ali-<text:line-break/>mentum alterando praeparant, alia secernunt exere-<text:line-break/>menta, alia amandam; alia suscipiunt, alia excernunt;<text:line-break/>alia salubrium humorum in omnem partem ferendorum<text:line-break/>fiunt riae. Quare, si universas naturae facultates intel-<text:line-break/>ligere velis, singula jam dictorum organorum tibi sunt<text:line-break/>consideranda. Principium vero doctrinae eorum tum ea</text:p>
      <text:p text:style-name="P2">naturae .opera; quae propinqua fini habentur, tum par-<text:line-break/>tes partiumque facultates sunt.</text:p>
      <text:p text:style-name="P13">Cap. XI. </text:p>
      <text:p text:style-name="P11">Itaque denuo nobis revocandus ad me-<text:line-break/>moriam is finis est, cujus causa tot ac tales partes na-<text:line-break/>tura instituit. Et nomen quidem rei , ceu prius dixi-<text:line-break/>mus, nutritio est; ratio vero ejus nominis est, ad id,<text:line-break/>quod nutritur, ejus, quod nutrit, assimilatio. Porro,<text:line-break/>haec ut fiat , agglutinatio sive adhaerentia praecedat,<text:line-break/>oportet; sicut etiam, ut illa fiat, appositio. Postquam<text:line-break/>enim struens is,. qui omnem animalis partem nutritur<text:span text:style-name="Default_20_Paragraph_20_Font"><text:span text:style-name="T1">a</text:span></text:span>s<text:line-break/>est, a vesta excidit, in totam eam primum dispergitur,<text:line-break/>mox adiungitur, deinde agglutinatur, demum assimilatur.<text:line-break/>Porro differre inter fe assimilationem atque adhaeren-<text:line-break/>tiam, docet vitiligo illa, quaec leuce appellatur; sicuti<text:line-break/>etiam appositionis atque agglutinationis differentiam<text:line-break/>prodit genus illud hydropis, quod nonuulli anasarca<text:line-break/>vocanti Non enim afflue<text:span text:style-name="Default_20_Paragraph_20_Font"><text:span text:style-name="T1">n</text:span></text:span>tis humoris inopia , veluti<text:line-break/>quae atrophiae dicuntur et tabes, ejusmodi hydropis</text:p>
      <text:p text:style-name="P2">generatio provenit (videtur e<text:span text:style-name="Default_20_Paragraph_20_Font"><text:span text:style-name="T1">n</text:span></text:span>im tum caro his humida<text:line-break/>madensque esse,o .tum solidarum quaeque partium simili-<text:line-break/>ter affecta) , verum affluentis nutrimenti appositio quae-<text:line-break/>dam fit; quod tamen propterea, quod aquosius adhuc est,<text:line-break/>nec ad succum sufficienter redactum, nec lentitiam glu-<text:line-break/>tiuisque consistentiam, quae naturalis caloris ope provenit,<text:line-break/>.adeptum, adhaerentiam consequi non valet, defluente ulmi-<text:line-break/>rutu ac delabente ob tenuis et crudi humoris exuberantiam<text:line-break/>a. solidis corporis partibus nutrimento. In leuce autem<text:line-break/>adhaere<text:span text:style-name="Default_20_Paragraph_20_Font"><text:span text:style-name="T1">n</text:span></text:span>tia quidem alimenti facta cernitur, non tamen<text:line-break/>assimilatio. . Patetque obiter, id, quod paulo supra pro-<text:line-break/>posuimus, recte esse dictum, debere fieri primum qui-<text:line-break/>dem appositionem, mox agglutinationem , deinde ei,<text:line-break/>quod nutriendum est, assimilationem. Ac proprie quidem<text:line-break/>alimentum est, quod nutrit; quod vero veluti nutriens<text:line-break/>est, nondum tamen nutrivit, cuiusmodi scilicet est quod<text:line-break/>agglutinatur vel quod apponitur, id non proprie nutrimen-<text:line-break/>tum est, fed aequivoce; quod autem in venis est, . at..</text:p>
      <text:p text:style-name="P2">que hoc etiam magis quod i<text:span text:style-name="Default_20_Paragraph_20_Font"><text:span text:style-name="T1">n</text:span></text:span> ventriculo est, id, tan-<text:line-break/>quam nutritur um aliquando sit; si probe. concoctum fue-<text:line-break/>rit, alimentum appellatur. Ad hunc modum edulia<text:line-break/>quaeque alimenta vocamus, non utique quod jam animal<text:line-break/>nutriant,: neque quod talia sint, qualia sunt, quae nu.-<text:line-break/>triuut, fed quod nutritura sint, si probe sint concocta.<text:line-break/>Id namque. est, quod ab Hippocrate dicitur: <text:span text:style-name="Default_20_Paragraph_20_Font"><text:span text:style-name="T1">Alimentum,<text:line-break/>qu</text:span></text:span>o<text:span text:style-name="Default_20_Paragraph_20_Font"><text:span text:style-name="T1">d nutrit; qu</text:span></text:span>o<text:span text:style-name="Default_20_Paragraph_20_Font"><text:span text:style-name="T1">d veluti nutrimentum est; alimentum,<text:line-break/>qu</text:span></text:span>o<text:span text:style-name="Default_20_Paragraph_20_Font"><text:span text:style-name="T1">d nutriturum est..</text:span></text:span> Siquidem, quor jam assimilatur,<text:line-break/>alimentum appellavit; quod vero tale est, quale illud,<text:line-break/>nempe appositum agglutinatumve genus, veluti nutrimeu-<text:line-break/>tuin; reliquum om<text:span text:style-name="Default_20_Paragraph_20_Font"><text:span text:style-name="T1">n</text:span></text:span>e, sive id lu venis continetur, feu<text:line-break/>ventre, futurum alimentum.</text:p>
      <text:h text:style-name="Heading_20_2" text:outline-level="2"><text:span text:style-name="T10">Ca p</text:span><text:span text:style-name="Default_20_Paragraph_20_Font"><text:span text:style-name="T10">r</text:span></text:span><text:span text:style-name="T10">XII. </text:span></text:h>
      <text:p text:style-name="P11">Ac quod necesse sit nutritionem esse<text:line-break/>assimilationem nutrientis ei, quod .nutritur , clare liquet.<text:line-break/>Caeterum non esse assimilationem veram., fed tantum<text:line-break/>apparentem, dicunt ii; qui nec artificiosam naturam<text:line-break/>existimant, nec animalis habere providentiam, nec de-<text:line-break/>inque ullas proprias obtinere facultates; quibus- scilicet</text:p>
      <text:p text:style-name="P2">usa, alia trahat, alia retineat, alia alteres, alia expellat.<text:line-break/>Fuereque tum in medicina, tum in philosophia, eorum ho-<text:line-break/>minum, qui aliquid de natura tradiderunt, quique saltem,<text:line-break/>quod dixere, intelligerent, et sequelam eorum, quae pro-<text:line-break/>posir erunt, , non modo intuerentur, sed etiam servarent,<text:line-break/>duae <text:span text:style-name="Default_20_Paragraph_20_Font"><text:span text:style-name="T1">t</text:span></text:span>ectae; siquidem, qui ne id quidem intellexerunt,<text:line-break/>fed temere, quicquid in buccam venit, deblaterarunt , neo<text:line-break/>in alterutra <text:span text:style-name="Default_20_Paragraph_20_Font"><text:span text:style-name="T1">t</text:span></text:span>ectarum absolute perstiteru<text:span text:style-name="Default_20_Paragraph_20_Font"><text:span text:style-name="T1">n</text:span></text:span>t, horum ne<text:line-break/>meminisse quidem conveniat Quaenam igitur sunt duae<text:line-break/>illae sectae, et quae in iis propositorum sequela?: Nem-<text:line-break/>pe altera sectarum substantiam eam, <text:span text:style-name="Default_20_Paragraph_20_Font"><text:span text:style-name="T1">A</text:span></text:span>quae ge<text:span text:style-name="Default_20_Paragraph_20_Font"><text:span text:style-name="T1">n</text:span></text:span>erationi<text:line-break/>et corruptioni est subjecta, totam tum unitam esse, tum<text:line-break/>alterari. posse proponit; altera immutabilem inalterabi-<text:line-break/>Iemque, et in tenuia desectam; tum vacuitatibus qui-<text:line-break/>busdam luterceptam statuit. Igitur qui saltem conse-<text:line-break/>quentianr aliquam ex propositis in secunda lecta intel-<text:line-break/>ligunt, hi nec naturae, nec animae propriam ullum<text:line-break/>substantiam aut facultatem arbitrantur, sed has primo-</text:p>
      <text:p text:style-name="P2">rum illorum corporum, quae et impetibilis et simplicia<text:line-break/>proponunt, certo. quodam congressu fieri. Iuxta vero<text:line-break/>priorem sectam posterior corporibus natura non est, sed<text:line-break/>multo etiam prior et antiquior. Proinde his auctoribus<text:line-break/>animalium et stirpium corpora haec fabricat, praestita<text:line-break/>quibusdam facultatibus, . aliis sibi familiaria et trahenti-<text:line-break/>bus simulet assimilantibus, aliis aliena expellentibus.<text:line-break/>Eadem . aliis quibusdam facultatibus generat omnia et<text:line-break/>artificiose conformat, ac iis, quae generarit, pro-<text:line-break/>spicit ; una quidem, qua subolem diligit, eidemque<text:line-break/>providet; alia, per quam, quae ejusdem sunt generis,<text:line-break/>complectitur, ersdemque communicat. At vero Iecur-<text:line-break/>dum alios nec horum quicquam natura possidet, nec<text:line-break/>ulla cognitio animae ab initio est. insita, nec consequen-<text:line-break/>fise, nec pug<text:span text:style-name="Default_20_Paragraph_20_Font"><text:span text:style-name="T1">n</text:span></text:span>antiae, nec divisionis, nec compositionis,<text:line-break/>nec justi, nec iniusti, nec turpis, nec honesti, fed ex<text:line-break/>sensu et per sensum omnia, quae fieri vide<text:span text:style-name="Default_20_Paragraph_20_Font"><text:span text:style-name="T1">n</text:span></text:span>tur, in<text:line-break/>nobis facta esse dicunt, ac imaginationibus quibusdam<text:line-break/>et recordationibus animalia gubernari.. Aliqui vero ex</text:p>
      <text:p text:style-name="P2">iis dicto prodiderunt; .nullam esse in anima, qua ratio-<text:line-break/>eluetur, facultatem; imo fenfuum affectibus duci nos<text:line-break/>pecorum ritu, nec posse renuere refpuereve quicquam.<text:line-break/>Iisdem videlicet auctoribus fortitudo, prudentia, tem-.<text:line-break/>pera<text:span text:style-name="Default_20_Paragraph_20_Font"><text:span text:style-name="T1">n</text:span></text:span>tia et continentia nugae sunt merae; nec nos<text:line-break/>invicem. amamus, aut prolem; nec diis ulla nostri est<text:line-break/>cura. Iidem auguria, insomnia, portenta omnemque<text:line-break/>astrologiam contemnunt; de quibus ipsi allo opere scor- .<text:line-break/>ium plenius egimus, Asclepiadis medici dogmata aesti-<text:line-break/>mantus. Porro licet .ei, qui volet, libros illos evolvere;<text:line-break/>nunc autem considerandum est , tanquam duabus propositis<text:line-break/>viis , utra nobis praestet insistere. Hippocrates namque<text:line-break/>prius dictam inivit, quae u<text:span text:style-name="Default_20_Paragraph_20_Font"><text:span text:style-name="T1">n</text:span></text:span>itam esse. substantiam at-<text:line-break/>que alterari proponit; praeterea conspirabile- et con-<text:line-break/>fluxile totum corpus esse; naturamque omnia artificiose<text:line-break/>ac juste peragere, facultatibus scilicet praeditam, quibus<text:line-break/>singulae partes convenientem sibi succum ad fe trahant,</text:p>
      <text:p text:style-name="P2">attractum luero omnibus sui partibus appona<text:span text:style-name="Default_20_Paragraph_20_Font"><text:span text:style-name="T1">n</text:span></text:span>t et pe-<text:line-break/>nitus assimilent ; qu<text:span text:style-name="Default_20_Paragraph_20_Font"><text:span text:style-name="T1">o</text:span></text:span>d autem interea non pervicere,<text:line-break/>quodque omnimodam alterationem ac cum nutriendo<text:line-break/>similitudinem recipere . non potuit , id alia rursus facul-<text:line-break/>tate secretrice rejicrant.</text:p>
      <text:h text:style-name="Heading_20_2" text:outline-level="2">Cap. XIII. </text:h>
      <text:p text:style-name="P11">Porro intelligi licet, quam <text:span text:style-name="Default_20_Paragraph_20_Font"><text:span text:style-name="T1">r</text:span></text:span>ecta ve<text:span text:style-name="Default_20_Paragraph_20_Font"><text:span text:style-name="T1">r</text:span></text:span>a-<text:line-break/>que Hippocrate dogmata sint, non ex eo tantum, quod,<text:line-break/>qui diversa ponunt, diversis quoque ac dissidentia po-<text:line-break/>urunt ab iis, quae evidenter apparent, verum etiam ex<text:line-break/>eorum, quae sigillatim in naturali speculatione quaerun-<text:line-break/>tur , tum caeteris omnibus , tum vero iis , quae in anr-<text:line-break/>nralibus habentur actionibus. Qui enim attractricem<text:line-break/>convenientis qualitatis .vim nulli inesse parti volunt, ii<text:line-break/>saepe iis, quae evidenter apparent, contraria dicere ce-<text:line-break/>guntur; quemadmodum Asclepiadi melico de renibus<text:line-break/>contigit; qu<text:span text:style-name="Default_20_Paragraph_20_Font"><text:span text:style-name="T1">o</text:span></text:span>s non fotum Hipp<text:span text:style-name="Default_20_Paragraph_20_Font"><text:span text:style-name="T1">o</text:span></text:span>crates, Diocles, Era-<text:line-break/>sistratus, Praxag<text:span text:style-name="Default_20_Paragraph_20_Font"><text:span text:style-name="T1">o</text:span></text:span>ras, aliorumve optimus quisque instru-<text:line-break/>menta, quae urinam secernant, habere crediderunt; ve-</text:p>
      <text:p text:style-name="P2">num etiam coqui fere omnes norunt, quum quotidie eo-<text:line-break/>rum non tantum situm contemplentur , sed etiam mea-<text:line-break/>tus , qui ab utroque procedunt et ureteres sunt dicti,<text:line-break/>in vesicam se inserentes, nimirum ex ipsa structura<text:line-break/>tum usum eorum, tum vim colligentes.^ Iam etiam<text:line-break/>priores ipsis coquis omnes homines, qui subinde dissi-<text:line-break/>culter mejunt, aut etiam- suppressam urinam omnino ha-<text:line-break/>bent, ubi circa lumbos dolent ac arenosa mejunt, ne-<text:line-break/>phriticos se ipsius nominant. Verum Asclepiades (arbi-<text:line-break/>tror) ab iis, qui sic sunt. affecti, emiorum calculum non<text:line-break/>vidit : nec quod medio inter renes et vesicam loco<text:line-break/>praecessit quidam acutus dolor, transeunte per ureteres<text:line-break/>calculo, mtellexit; sed nec, quod emicto eo protinus<text:line-break/>tum dolor, tum urinae suppressio sudata sunt. Ergo,<text:line-break/>quemadmodum minam in vesicam oratione sua ducat,<text:line-break/>operae pretium est audire, atque hominis sapientiam<text:line-break/>suspicere, qui, relictis tam latis et manifeste apparenti -<text:line-break/>bus viis, obscuras, angustas, nec ullo prorsus sensu</text:p>
      <text:p text:style-name="P2">perceptas proposuit. Vult namque eunt; qui bibitur,<text:line-break/>humorem lu halitus resolutum in vesicam transmitti,<text:line-break/>inibi vero ex mutuo eorum concursu priorem ipsum<text:line-break/>deinde recipere formam, fierique ex halitibus rursus<text:line-break/>humorem, imperite n tiqu e de vesica, ut de spongia qua-<text:line-break/>piam aut .lana, ratiocinatus, non de corpore plane<text:line-break/>denso; et quod humorem non transmittat, quum duas<text:line-break/>tunicas validissimas habeat, per quas si transmitti Itali-<text:line-break/>tus dicemus, qui fit, quod septum transve<text:span text:style-name="Default_20_Paragraph_20_Font"><text:span text:style-name="T1">ct</text:span></text:span>um et pe-<text:line-break/>ritonaeum non permeant, ac tum abdome<text:span text:style-name="Default_20_Paragraph_20_Font"><text:span text:style-name="T1">n, </text:span></text:span>tum pectus<text:line-break/>totum aqua non implent? At crassior, <text:span text:style-name="Default_20_Paragraph_20_Font"><text:span text:style-name="T1">inquiet, </text:span></text:span>fo-<text:line-break/>lidiorque membrana est peritonaeum quam vesica, ac<text:line-break/>propterea halitus coercet ipsa, vesica^ vero excipit ac<text:line-break/>recipit. Verum, si ipfe vesicam disseruisset, fortasse<text:line-break/>no<text:span text:style-name="Default_20_Paragraph_20_Font"><text:span text:style-name="T1">n</text:span></text:span> ignoraret, exteriorem vesicae^ tunicam eandem cum<text:line-break/>peritonaeo naturam habere, utpote ab eo ortam; inter-<text:line-break/>uam vero, - .quae ipsius vesicae est propria, plus quam<text:line-break/>duplo eam crassitudine superare.. Verum fortasse mee</text:p>
      <text:p text:style-name="P1">crassitudo tunicarum, nec tenuitas, fied ipsis vesicae situs<text:line-break/>ferendorum in eam halituum est causa. lmmo vero, si<text:line-break/>per reliqua corporis omnia credibile esset huc ferri,<text:line-break/>certe situs ipse vesicae fatis esset, qui id prohiberet;<text:line-break/>quippe quum vesica in imo sit sita, halitus autem natu-<text:line-break/>Taliter ferantur in sublime; ita longe prius iis imple-<text:line-break/>rentur. pectus. et pulmo, quam ad vesicam pervenirent.<text:line-break/>- Tametsi quid fitus, et vesicae, et peritonaei, et pecto-<text:line-break/>ris memini? quum halitus, si et ventriculi et intesti-.<text:line-break/>notum tunicas sint egressi, aut in spatium, quod luter<text:line-break/>eas et peritonaeum intercedit, colligentur, atque inibi<text:line-break/>humorem generabunt, veluti ipfis hydropibus eo loci<text:line-break/>plurimum aquae acervatur ; aut prorsus per omnia ,<text:line-break/>quaecunque contingunt, recta ferri debebunt, nec us-<text:line-break/>quam sisti. verum si quis hoc supposuerit, hoc modo ex-<text:line-break/>ridentes non solum extra peritonaeum , fed etiam epiga-<text:line-break/>stritrm , aut in circumfusum nobis aerem dissipabuntur,:</text:p>
      <text:p text:style-name="P2">aut omnino sub cute colligentur. Sed et his contradi-<text:line-break/>cere Asclepiadis, qui nunc sunt, sectatores conantur,<text:line-break/>tametsi ab omnibus semper irrisi, quicunque in eos de<text:line-break/>his litigantes inciderunt;. adeo ut, quod difficile elua-<text:line-break/>tur, malum fit ista circa iactas ambitio, ac scabie qua-<text:line-break/>vis ad fananduni rebellius. Etenim hujus temporis so-<text:line-break/>phistarum quidam cum in. aliis, tum in captioso dispu-<text:line-break/>tandi genere admodum exercitatus, ac in dicendo, si<text:line-break/>quis alius, acer, quum mecum de his disceptaret, tan-<text:line-break/>tum abfuit, ut eorum, quae diximus, aliquo deterrere-<text:line-break/>tm, ut admirari <text:span text:style-name="Default_20_Paragraph_20_Font"><text:span text:style-name="T1">t</text:span></text:span>e diceret, me ea, quae liquido appa-<text:line-break/>verent, inanibus rationibus evertere conari. Quotidie<text:line-break/>enim clare cerni , vesicas omnes , li quis aere aquave<text:line-break/>impleat, deinde ligatis earum .collis undique premat,<text:line-break/>nulla ex parte quicquam reficere, fied protius totum in<text:line-break/>fe continere; quanquam, si essent a renibus in has sen-<text:line-break/>siles et ampli ductus, omnino alebat, quod, sicut per hos</text:p>
      <text:p text:style-name="P2">humor ingressus est, ita prementibus nobis exiret. Atque<text:line-break/>haec fimiliaque quum volubiliter ac clara voce dixis-<text:line-break/>fet, exiliens subito discessit, nobis, quasi nihil, quod vel<text:line-break/>probabile esset, respondete habentibus , ibi relictis. Ad-<text:line-break/>eo qui sectis ejusmodi funt addicti, non suium nihil<text:line-break/>norunt recti , scd ne disicere quidem dignantur. Quum<text:line-break/>enim audienda iis cau<text:span text:style-name="Default_20_Paragraph_20_Font"><text:span text:style-name="T1">t</text:span></text:span>a esset, propter quam ingredi per<text:line-break/>ureteres in vesicam -humor potest, rursum exire per<text:line-break/>eandem viam non potest, atque artis nomine suspicienda<text:line-break/>natura, ii nec discere volunt, et hoc amplius mala<text:line-break/>verba dicunt, frustra tum alia multa tum vero renes<text:line-break/>ab ea conditos affirmantes. Sunt et- qui <text:span text:style-name="Default_20_Paragraph_20_Font"><text:span text:style-name="T1">t</text:span></text:span>e praesentibus<text:line-break/>ostendi, ureteres a renibus descendere atque in vesi-<text:line-break/>cam fe in<text:span text:style-name="Default_20_Paragraph_20_Font"><text:span text:style-name="T1">t</text:span></text:span>erere, quum sustinuissent, ausi tamen funt alii,<text:line-break/>quod ii quoque frustra sint conditi, dicere, alii, quod<text:line-break/>quidam ex feminalibus sint meatibus , ideoque in collum<text:line-break/>ejus, no<text:span text:style-name="Default_20_Paragraph_20_Font"><text:span text:style-name="T1">n</text:span></text:span> in corpus esse insertos. Nos igitur, quum<text:line-break/>ostendissemus, qui vere feminis funt. meatus, ins<text:span text:style-name="Default_20_Paragraph_20_Font"><text:span text:style-name="T1">t</text:span></text:span>a arete-</text:p>
      <text:p text:style-name="P2">res in collum fe inserere, tunc saltem, si non prius, a<text:line-break/>falsa eos persuasione abducendus putarimus atque ad<text:line-break/>contrariam statim perducendos. . Illi vero hic quoque<text:line-break/>contradiceref unt ausi, nihil esse miri licentes, in illis,<text:line-break/>ceu magis angustis, diutius subsistere semen; in his vero;<text:line-break/>qui a renibus descendunt, utpote abunde amplis, cele-<text:line-break/>riter effluere. Nos igitur de caetero coacti fumus in<text:line-break/>animali adhuc vivo liquido in vesicam per ipsius urete<text:span text:style-name="Default_20_Paragraph_20_Font"><text:span text:style-name="T1">r</text:span></text:span>es<text:line-break/>transstuentem urinam iudicare, vix sic quoque garruli-<text:line-break/>tatem eorum coercete sperantes. Porro ostensionis mo-<text:line-break/>dus est hujusmodi. Dividere oportet id peritonaei, quod<text:line-break/>ante ureteres habetur; deinde laqueis singulos excipere:<text:line-break/>mox vulneris labris deligatione commissis inter <text:span text:style-name="Default_20_Paragraph_20_Font"><text:span text:style-name="T1">t</text:span></text:span>e animal<text:line-break/>dimittere; non enim meret amplius. Post haec solvere<text:line-break/>deligationem externam, ac vesicam inanem ostendere,<text:line-break/>meteres vero abunde refertos et distentus ac in dis-<text:line-break/>ruptionis periculum adductos ; mox ademptis eorum<text:line-break/>vinculis, ridere manifeste vesicam jam lotio repletam..</text:p>
      <text:p text:style-name="P2">Post haec prius, quam animal meiat, vinculum iniiciens.<text:line-break/>dum ejus pudendo est; tum vero premenda undique<text:line-break/>ejus vesica; non enim poterit per ureteres ad ipsius re-<text:line-break/>nes quidquam reverti; quo manifestum fit, non solum<text:line-break/>in mortuo animali prohiberi lotium ex vesica lu ure te-<text:line-break/>res russum redire , sed etiam in rivo. His perspectis<text:line-break/>permittendum jam animali meiere, soluto scilicet, quo<text:line-break/>pudendum ejus exceptum est, vluculo, Post haec vin-<text:line-break/>culum alteri ureterum injieiendum; alter vero lu veli-<text:line-break/>eam confluere sinendus; tum aliquo interposito spatio,<text:line-break/>monstrandum jam, quemadmodum alter, qui vinctus est,<text:line-break/>ea parte, quae ad renes spectat,. plenus distentusque ap-<text:line-break/>pareat; alter vero, qui solutus est, et laxus sit, et<text:line-break/>vesicam impleverit. Post haec vero praecidendus est<text:line-break/>primum is , qui plenus est , ostendendumque , quemad-<text:line-break/>modum ejaculetur ex eo lotium non aliter, quam ex<text:line-break/>incisa. vena sanguis; deinde alter praecidendus;. et mox<text:line-break/>ambobus praecisis animal extrinsecus deligandum, Post,</text:p>
      <text:p text:style-name="P2">ubi satis esse risum est, deligatio solvenda; invenietur<text:line-break/>enim vesica vacua ; quae vero media capacitas est inter<text:line-break/>peritonaeum et intestina,-: tota lotio plena, veluti hy-<text:line-break/>drope laboraret animal. Haec igitur si quis ipse per se<text:line-break/>explorare in animali velit, magnopere mihi ridetur<text:line-break/>Asclepiadis temeritatem damnaturus. Quod si causam in-<text:line-break/>telligat, quamobrem nihil ex vesica in ureteres refluat,<text:line-break/>vel ex eo milii, naturae esse providentiam artemone in<text:line-break/>animalibus, credet. Atque Hippocrates quidem omnium,<text:line-break/>quos novimus, medicorum philosophorum que primus, ut<text:line-break/>qui primus naturae opera norit, hanc semper tum ad-<text:line-break/>miratur, tum praedicat; quam et justam nominat, et<text:line-break/>solam animalibus ad omnia sufficere dicit, ipsamque per<text:line-break/>fe sine doctore, quae opus sunt, agere, Talis autem<text:line-break/>quum sit, statim eam facultates habere proposuit; unam,<text:line-break/>qua sibi conveniens attrahat, alteram, qua alienum a se<text:line-break/>secernat; ipsam praeterea tum nutrire animalia, tum</text:p>
      <text:p text:style-name="P2">augere; jam morbos quoque finire ac judicare iisdem<text:line-break/>facultatibus existimat ; ideoque in corporibus nostris<text:line-break/>conspirationem unam confluxum que unum , ac omnia<text:line-break/>inter se mutuo affici. Asclepiade vero auctore nihil ex<text:line-break/>alterius affectu patitur, omni substantia naturaliter di-<text:line-break/>vssa atque in elementa, quae cohaerere non possunt,<text:line-break/>et nugatorias moles conscissa. Quare necesse est, tum<text:line-break/>mille alia contraria iis, quae manifeste apparent, pro-<text:line-break/>tulerit; tum facultates naturae, et qua convenientia<text:line-break/>trahat, et qua aliena separet, ignorarit. Et .in langui-<text:line-break/>ficatione quidem ac alimenti distributione quandam<text:line-break/>frigidam garrulitatem excogitavit. Ad excrementorum<text:line-break/>vero expurgationem quum nihil prorsus, quod afferre<text:line-break/>posset, haberet, .non dubitavit iis, quae sensui apparent,<text:line-break/>contradicere: in urinae quidem superatione tum renes tum<text:line-break/>ureteres functione sua privans. ac incertos quosdam in-<text:line-break/>vifibilesque meatus in vesicam statuens; hoc scilicet erat<text:line-break/>magnum ac praeclarum, repudiatis iis, quae apparent,<text:line-break/>obscuris fidem adhibere, At in flava bile etiam majus</text:p>
      <text:p text:style-name="P2">quiddam et insulsius est ausus: gigni namque eam in<text:line-break/>ipsis choledochis meatibus, non autem secerni ait. At<text:line-break/>quomodo igitur iis, qui morbo regio laborant, ambo<text:line-break/>simul incidunt, et -ut dejectiones in iis nihil habeant<text:line-break/>bilis, et corpus totum bile sit refertum? Quo loco rur-.<text:line-break/>sus nugari cogitur similiter; ac in iis, quae de urinis<text:line-break/>sunt dicta. Nugatur fano non secus et de bili atra et<text:line-break/>[plene, nec, quid ab Hippocrate sit dictum, intelligens,<text:line-break/>et contradicere iis, quae ignorat, dementi infanoque ore .<text:line-break/>aggrediens. Quid igitur sibi. ex placitis id genus ad cu-<text:line-break/>rationes tandem lucri fecit? Nempe quod nec nephri-<text:line-break/>tin, nec morbum regium,- nec melancholicum sanare<text:line-break/>potest. Eam, in quo omnes homines consentiunt, ne-,<text:line-break/>dum Hippocrates,. alia medicamentorunr purgare flavam<text:line-break/>bilem, alia nigram;- alia pituitam, alia tenue et aque-<text:line-break/>sum excrementum , ne id quidem concedit: imo a<text:line-break/>pharmacis ipsis -vaeuatorutn , quodque tale fieri dicit,</text:p>
      <text:p text:style-name="P2">veluti ab exceptoribus bilis meatibus bilem. Nec quic-<text:line-break/>quam intersit egregio Asclepiade auctore medicamentum,<text:line-break/>quod aquam, an quod bilem ducat, hydropicis exhibere,<text:line-break/>quippe omnia pari modo vacuare liquareque corpus;<text:line-break/>ac quod liquatum est, ut tale videatur, quum prius<text:line-break/>tale non esset, efficere. Non igitur insanire putandus<text:line-break/>est, aut prorsus operum artis expers esse ? Nam quis<text:line-break/>non norit, si loturo laborantibus medicamentum dederis,<text:line-break/>quod pituitam ducat, ne quatuor quidem id cyathos<text:line-break/>educturum? ad eundem modum, si quod eorum, quae<text:line-break/>purgant aquam; at medicamento, quod bilem trahit,<text:line-break/>plurimum quidem vacuatur bilis, statim autem sincerus co-<text:line-break/>lor sic purgatis efficitur. Nos enim non paucos post cu-<text:line-break/>ratum, qui lu iecinore erat, affectum unica purgatione a<text:line-break/>morbo. vindicavimus; quum, si quis medicamento, quod<text:line-break/>pituitam ducit, purgaverit, nihil profecerit, Atque haec<text:line-break/>non solum Hippocrates non fieri sentit, sed etiam omnes,<text:line-break/>qui sola nituntur experientia, consentiunt. omnibus</text:p>
      <text:p text:style-name="P2">denique medicis, quibus curae sunt artis opera, idem<text:line-break/>placet, praeterquam Asclepiadi Quippe prodere se<text:line-break/>elementa, quae statuit, si veritati in talibus consentiret,<text:line-break/>existimarit; omnino enim, si mventum fit medicamentum<text:line-break/>aliquod, quod hunc vel illum humorem solum trahat,<text:line-break/>periculum esse , ne ratio vincat, in quoque corpore vim esse<text:line-break/>aliquam convenientis sibi qualitatis attractricem. Itaque<text:line-break/>oricum, coccum cnidium, et hippophaes haudquaquam<text:line-break/>ex corpore trahere, sed facere pituitam ait; florem aeris<text:line-break/>.vero., et squamam aeris, et ipsum aes estum, et chamae-<text:line-break/>dryn, et chamaeleonta corpus in aquam resolvere, hy-<text:line-break/>dropasque ab his alvari non. utique purgatos, sed vacua-<text:line-break/>tos, quum, si non vacuentur, una increscat .affectus ;.<text:line-break/>quippe, si aquosum, qui in corpore est,. humorem non<text:line-break/>vacuat, fed primum ipsum gignit, morbum fovet. Atqui<text:line-break/>etiam scammonia, praeterquam quod bilem, Asclepiade<text:line-break/>auctore, ex ictericorum corpore non purget, et bonum</text:p>
      <text:p text:style-name="P2">sanguinem in bilem colliquando corpus vertat, ac tanta<text:line-break/>mala faciat, assectumque ipsum adaugeat, attamen multis<text:line-break/>videtur prodesse Sane, inquit, prodest quidem, fed sola<text:line-break/>vacuatiouis ratione. Atqui, si quis pharmacum, quod pi-<text:line-break/>tuitam trahat, <text:span text:style-name="T12">i</text:span>is dederit, minime juvabuntur. Hocque<text:line-break/>adeo.est manifestum, ut ne iis quidem., qui solam expe-<text:line-break/>rientiam profitentur, ignotum sit : quanquam his viris illud<text:line-break/>pro sapientiae placito habetur, quod nulli omnino ratio-<text:line-break/>ni sit credendum , sed iis tantum , quae liquido apparent.<text:line-break/>Ergo illi quidem sapiunt: Asclepiades delirat, qui ipsis<text:line-break/>quidem sensibus habendam fidem prohibet , ubi , quae<text:line-break/>iis apparent, ea, quae ille proponit, manifeste evertunt:<text:line-break/>quanquam longe satius esset minime iis,. quae evidenter<text:line-break/>apparent, repugnare, imo illis rem totam tribuere. Num<text:line-break/>igitur haec sola cum Asclepiadis placitis manifeste pu- -<text:line-break/>gnant ? an illa quoque, quod utique aestate plus bilis iis-<text:line-break/>dem medicamentis vacuetur, hyeme vero. pituitae? item<text:line-break/>inveni plus bilis, seni vero pituitae? videtur enim</text:p>
      <text:p text:style-name="P3">unumquodque eam, quae est, trahere, non autem eam,<text:line-break/>quae non est , creare. si quidem , si quis velit adole-<text:line-break/>sicenti cunilam, qui gracilis sit et calidus, quique nec in<text:line-break/>otio vixit, nec in ciborum satietate, dare aestatis test-<text:line-break/>po<text:span text:style-name="Default_20_Paragraph_20_Font"><text:span text:style-name="T1">r</text:span></text:span>e medicamentum, quod pituitam ducat, is minimum<text:line-break/>ejus humoris , nec sine multa vi ducet , hominem vero<text:line-break/>gravissime laeserit. Contra si, quod bilem detrahat, ex-<text:line-break/>hibuerit, e; multum vacuastis, et homini nihil nocuerit.<text:line-break/>An igitur adhuc non credimus, medicamentum quodque<text:line-break/>convenientem sibi fuccum attrahere? Dicent fortasse, qui<text:line-break/>Asclepiadem sectantur; imo (quod fortasse dixi] omnino<text:line-break/>fe non credere dicent; ne scilicet prodant, quae sibi<text:line-break/>sunt carissima.</text:p>
      <text:h text:style-name="Heading_20_2" text:outline-level="2">Cap. XIV. . </text:h>
      <text:p text:style-name="P11">Nos igitu<text:span text:style-name="Default_20_Paragraph_20_Font"><text:span text:style-name="T1">r</text:span></text:span> rursirs ad aliam garruli ta-<text:line-break/>tem convertamur;. neque enim nos sinunt sophistae di-<text:line-break/>gnas sermone dubitationes, quamquam plurimae sunt, ag-<text:line-break/>gredi; sed in solvendis iis, quae p<text:span text:style-name="Default_20_Paragraph_20_Font"><text:span text:style-name="T1">r</text:span></text:span>oponunt, sophismatis<text:line-break/>tempus nostrum terere cogunt. Quae igitur est illa ce-<text:line-break/>lebris et decantata garrulitas? nempe de lapide illo, qui</text:p>
      <text:p text:style-name="P2">ferrum attrahit. Hic enim fortassis illorum animos ere-<text:line-break/>dere subiget, attractrices convenientium qualitatum fa-<text:line-break/>cultates in quoque esse corpore. Ac Epicurus quidem,<text:line-break/>quamvis similibus Asclepiadi elementis ad physiologiam<text:line-break/>sit usus, tamen concedit, a magnete lapide ferrum attra-<text:line-break/>hi, atque a succino paleas; tentatque ejus manifesti es-<text:line-break/>sectus causam reddere. Quippe atomos, quae a lapide et<text:line-break/>quae a ferro defluunt, figuris inter fe convenire dicit, ita<text:line-break/>ut facile fele amplectantur. Has igitur, quum lu utra-<text:line-break/>que lapidis ferrique concreta impingunt, deinde in ane-<text:line-break/>dium resiliunt , obiter luter fe connecti ac . ferrum una<text:line-break/>trahere. Ac quod ea quidem, quae ad causae redditio-<text:line-break/>ueur proponit, incredibilia sunt; liquido patet. Attra-<text:line-break/>ctum tamen plane fatetur; atque ad eundem modum in<text:line-break/>animalium corpore tum .distributionem lu paries, tum<text:line-break/>excrementorum fecretionem, tum medicamentorum esse-<text:line-break/>erum fieri ait. Asclepiades vero tum causam praedictam</text:p>
      <text:p text:style-name="P2">parum probabilem suspicatus, tum vero nullam aliam<text:line-break/>probabilem sacultatem ex iis, quae proposuit, elementis<text:line-break/>luveniens, impudenter eo confugit, ut nihil ab ullo tra-<text:line-break/>hi dixerit, quunr debuisset potius, si neque iis, quae<text:line-break/>Epicurus asseruit , erat contentus , neque alia dicere me-<text:line-break/>Hora potuit, <text:span text:style-name="Default_20_Paragraph_20_Font"><text:span text:style-name="T1">t</text:span></text:span>uis hypothesibus renunciare, ac naturam<text:line-break/>artificiosam dicere ; praeterea rerum substantiam tum<text:line-break/>sibi semper unitam, tum a <text:span text:style-name="Default_20_Paragraph_20_Font"><text:span text:style-name="T1">t</text:span></text:span>uis ipsius partibus mutuo<text:line-break/>inter. se agentibus patientibusque alteratam. Si namque<text:line-break/>haec sic proposuisset, nihil difficile fuisset artificiosam<text:line-break/>illam naturam fateri facultates habere, quibus couveni-<text:line-break/>entia ad .fe trahat, aliena a fe repellat. Neque enim<text:line-break/>profecto aliud illi erat artifici esse, et animalis servani-<text:line-break/>ni, et morborum decretrici, quam ut, quod conveniens<text:line-break/>est, appeteret ac ferveret, et quod alienum est fepara-<text:line-break/>ret. Verum Asclepiades hic quoque, sicut consequentiam<text:line-break/>ex principiis iis, quae proposuit, non ost oblitus, ita<text:line-break/>pugnantium tuum iis, quae mansseste apnarent, nihil est-</text:p>
      <text:p text:style-name="P2">veritus. Sed in eo omnibus refragatur, non medicis<text:line-break/>modo, verum etiam reliquis hominibus, quod omnem in<text:line-break/>morbis naturae crisin, et decretorium diem, et naturam<text:line-break/>pro animalis salute in universum quicquam moliri negat;<text:line-break/>ubique enim, quod consequens est, tueri vult; quod ma-<text:line-break/>niseste apparet, subvertere; co<text:span text:style-name="Default_20_Paragraph_20_Font"><text:span text:style-name="T1">n</text:span></text:span>tra plane quam Epicurus.<text:line-break/>Hic enim, quod apparet , semper recipiens, causam de-<text:line-break/>inde ejus frigidam <text:span text:style-name="Default_20_Paragraph_20_Font"><text:span text:style-name="T1">r</text:span></text:span>eddit. Parva namque illa corpuscu-<text:line-break/>la, quae a magnete lapide resiliunt, cum aliis similibus<text:line-break/>ferri corpusculis complicari ; deinde per eum , qui uuf-<text:line-break/>quam apparet,- complexum tam gravem substantiam at-<text:line-break/>trahe<text:span text:style-name="Default_20_Paragraph_20_Font"><text:span text:style-name="T1">r</text:span></text:span>e, haud scio, ut credi a quoquam possit. Quippe<text:line-break/>si id concedamus, certe illud, quod, pendenti ferro alia<text:line-break/>si admoveas, ea quoque appenduntur, eandem causam<text:line-break/>non recipit. Nam quid dicemus? an particularum, quae<text:line-break/>a lapide defluunt, quasdam, ubi ferro occurfant, resili-<text:line-break/>re, atque has esse, per quas ferrum pendere contingat;<text:line-break/>quasdam ipsum. ferrum ingressas, per .. vacuos meatus -</text:p>
      <text:p text:style-name="P2">ocyssime transire; deinde in proximum ferrum impinge-<text:line-break/>re, neque illud ingredi posse, tametsi prius fe<text:span text:style-name="Default_20_Paragraph_20_Font"><text:span text:style-name="T1">r</text:span></text:span>rum sint<text:line-break/>ingressae, sed rursum ad prius resilientes alios atque<text:line-break/>alios efficere complexus prioribus similes? Hic namque<text:line-break/>manifeste vanitas causae proditur. Siquidem vidimus<text:line-break/>ferreos stilos quinque continenter sibi appensus, quorum<text:line-break/>primus partem lapidis tetigit, per illum scilicet diffusa<text:line-break/>in reliquos lapidis facultate. Nec est, quod dicas, si<text:line-break/>infimae stili parti alterum appendas, haerere hunc et<text:line-break/>pendere; si alii curris parti earum, quae a lateribus<text:line-break/>sunt, admoveas, non haerere; similiter enim undique<text:line-break/>diffunditur lapidis vis, si tantum contingat ex aliqua<text:line-break/>parte primum stilum, atque ex hoc in totum fecundum<text:line-break/>subito transfluat, sicut ex illo rursus in tertium totum.<text:line-break/>Quod si exiguum mihi magnetem in domo quapiam pen-<text:line-break/>dere intelligas, deinde hunc undique multa exigua ferri<text:line-break/>corpufcula tangere, atque haec rursus alia; et illa itidem;</text:p>
      <text:p text:style-name="P1">tertia, itaque ulterius procedatur, omnia profecto ferrea<text:line-break/>corpuscula iis, quae a lapide defluunt, corpusculis im-<text:line-break/>i pluri debebunt; fereque digeretur exiguus ille lapillus,<text:line-break/>dunr in destuxia solvitur. lam si nullum eum attingat<text:line-break/>ferrum, etiam in ipsum aera dissipabitur, potissimum si<text:line-break/>is calidus est. Sane quidem, inquit, nam admodum<text:line-break/>parva ea intelligi oportebit, ita ut minimorum horum<text:line-break/>corpo<text:span text:style-name="Default_20_Paragraph_20_Font"><text:span text:style-name="T1">r</text:span></text:span>um, quae feruntur in aere, eorum aliqua decies<text:line-break/>millesima pars sint. Et tam gravia ferri pondera per<text:line-break/>tam exigua suspendi dicere audetis? Si enim singula<text:line-break/>eorum sunt tanquam una ex decies millesimis partibus<text:line-break/>corpusculoruni . eorum , quae in aere volitant, quantus,<text:line-break/>quaesto, cenfendus est eorum finis, qui in uncum for-<text:line-break/>matur, quo inter se complicantur? omnino enim is<text:line-break/>minimum est totius corpusculi, deinde exiguum exiguo,<text:line-break/>motum moto complicatum, non statim resilit. Lam alia<text:line-break/>quoque quaedam omnino contra ipsa partim inferne,<text:line-break/>partim superne, partim ante, partini retro, partim a<text:line-break/>dextris, partim a sinistris erumpentia, . concutiunt tur-</text:p>
      <text:p text:style-name="P2">bantque, nec manere permittunt. Quin etiam intelligi<text:line-break/>oportebit, . singula illorum exiguorum corporum multos<text:line-break/>unceos fines necessario habere, quippe per unum inter<text:line-break/>fe copulantur; per alterum vero, id est eum, qui supra<text:line-break/>habetur, lapidi haerent; per eum, qui infra est, ferre.<text:line-break/>Nam, si superne quidem pendeant a lapide, inferne au-<text:line-break/>tem cum ferro non copulentur, nihil efficitur. Quare<text:line-break/>ejus, quod supra habetur, superna pars pendere debet<text:line-break/>a lapide ; ejus vero , quod ius<text:span text:style-name="Default_20_Paragraph_20_Font"><text:span text:style-name="T1">t</text:span></text:span>a est , iufemae parti<text:line-break/>coniungi debet ferrum. Quum vero et lateribus inter fe<text:line-break/>sint complicata., omnino hic quoque uncos possident.<text:line-break/>lam mihi ante omnia illius recordaberis, quemadmodum,<text:line-break/>exigua quum sint, tot tantaque ex fe habeant enata.<text:line-break/>lllud vero etiam magis meminisse debebis, exigua haec<text:line-break/>ridiculaque corpuscula , fi modo fecundum ferrum con-<text:line-break/>jungetur cum primo, et tertium eun, fecundo, et cum<text:line-break/>illo quartum, simul transitura esse exiguos prioris stili<text:line-break/>meatus, simul a secundo stilo resultura, tametsi cum</text:p>
      <text:p text:style-name="P2">priore is per omnia similis sit naturae. Neque enim ta-<text:line-break/>lis hypothesis non audax est ; feti , si fatendum verum<text:line-break/>est, longe prioribus inverecundior , ut quinque. stilorum<text:line-break/>sunilium, qui mutuo ex sie deinceps pendeant, per primi<text:line-break/>exiguos meatus defluvia lapidis facile transeant , a<text:line-break/>fecundo resiliant , nec per hujus meatus pari modo<text:line-break/>prompte transeant. Atqui utroque modo incommodum<text:line-break/>accidit; Ii namque resiliunt, quo pacto in tertium ce-<text:line-break/>leri ter transeunt? si autem non refiliunt, quo pacto<text:line-break/>suspenditur fecundum a primo, quum ipfiemet tractus<text:line-break/>cau<text:span text:style-name="Default_20_Paragraph_20_Font"><text:span text:style-name="T1">t</text:span></text:span>am non aliam, quam refultum, faciat? Sed, quod<text:line-break/>dixi, in garrulitatem necesse est incidat g quisquis cum<text:line-break/>his viris disputat. Quare brevi compendio summa com-<text:line-break/>plexus, transire ah his volo. Si. quis enim Asclepiadis<text:line-break/>scripta diligenter legat, tum consequentiam talium dog-<text:line-break/>matum a principiis positis clare agnoscet, tum vero<text:line-break/>cum iis, quae apparent; pugnam. Atque Epicureus qui-<text:line-break/>dem apparentia tueri . volens , dum .ambit .ca cum priu-</text:p>
      <text:p text:style-name="Normal">sit</text:p>
      <text:p text:style-name="P2">cipris fuis confentire ostendere, inconcinna dicit; A fele-<text:line-break/>pr<text:span text:style-name="Default_20_Paragraph_20_Font"><text:span text:style-name="T1">o</text:span></text:span>des consequentiam ex principiis fervat, de apparen-<text:line-break/>tibus nihil curat Quisquis igitur propositorum ab istis<text:line-break/>incommoda refellere studet, si cum Asclepiade disputat,<text:line-break/>pugnae cum apparentibus eum submonent ; si cum Epi-<text:line-break/>c.uro, ejus cum principiis suis dissonantiae. Aliae fere<text:line-break/>sectae, quae similibus nituntur principiis, prorsus inter-<text:line-break/>ciderunt; hae solae durant non ignobiles. Quanquam<text:line-break/>Asclepiadis dogma Menodotus Empiricus inevitabiliter<text:line-break/>refellit, tum eam, quae est cum apparentibus, tum<text:line-break/>eam, quae cum aliis a se dictis, repugnantiam illi ob-<text:line-break/>jicieus. Rursum Epicuri placita Asclepiades, conscquen-<text:line-break/>tiae ipse ex principiis semper iusistens; quae illi parum.<text:line-break/>fuisse curae videtur. At qui hodie sunt homines, prius<text:line-break/>quam vel has sectas vel alias his meliores didiceri<text:span text:style-name="Default_20_Paragraph_20_Font"><text:span text:style-name="T1">n</text:span></text:span>t, .<text:line-break/>deinde longo tempore examinaverint, ac quod lo singu-<text:line-break/>lis earum verum sit aut falsum, iudicaverint , alii se<text:line-break/>medicos, alii philosophos nominant, quum. tamen nihil</text:p>
      <text:p text:style-name="P2">sciant. Mirum igitur nihil est, si ab iis veris ac falsis<text:line-break/>par honos habeatur. Quippe qualem in praeceptorem<text:line-break/>quisque primum inciderit, talis evasit, - n<text:span text:style-name="Default_20_Paragraph_20_Font"><text:span text:style-name="T4">ihil</text:span></text:span> praestolatus<text:line-break/>ab alio etiam didicisse; aliqui vero ex iis, etiamsi in<text:line-break/>plures inciderint,<text:span text:style-name="Default_20_Paragraph_20_Font"><text:span text:style-name="T1">r</text:span></text:span> adeo tamen sunt hebeti et tardo in-<text:line-break/>genio, ut ne senes quidem orationis consequentiam ad-<text:line-break/>hue intelligant. Hos porro olim jam ad illiberales artes<text:line-break/>ablegavi Verum, haec quorsum evasura flet, ipsi dii<text:line-break/>viderint. Nos tametsi refugerimus disputare contra eos,<text:line-break/>qui in ipsis statim principiis falluntur, tamen, quoniam<text:line-break/>ipsa rerum consequentia coacti sumus contra eos aliquid<text:line-break/>dicere, hoc quoque iis, quae dicta sunt, adjectum volui,<text:line-break/>non ea modo quae purgant- medicame<text:span text:style-name="Default_20_Paragraph_20_Font"><text:span text:style-name="T1">n</text:span></text:span>ta proprias sibi<text:line-break/>qualitates attrahere,- fied- etiam, quae aculeos evellunt,<text:line-break/>et telorum cuspides , quae praealt<text:span text:style-name="Default_20_Paragraph_20_Font"><text:span text:style-name="T1">o</text:span></text:span> nonnunquam lu<text:line-break/>carne sunt infixae. dum vero, quaecunque vel serpen-<text:line-break/>tum venena, -vel quae telis sunt illita, educunt, haec<text:line-break/>quoquo eandem-, quam magnesriapis, facultatemosten-</text:p>
      <text:p text:style-name="P2">dunt. Sane ipsa aliquando novi infixum juvenis pedi<text:line-break/>aculeum, qui hominis digitos violenter vellentis minime<text:line-break/>sequebatur, eundem medicamento imposito celeriter et<text:line-break/>sine ostensa evulsum. Quanquam contra hoc quoque<text:line-break/>quidam instant, dicentes, post solutam partis phlegmo-<text:line-break/>nen ultro exire aculeum, quamvis a nullo alio vellatur.<text:line-break/>Verum hi primum illud ignorare videntur, quod phleg-<text:line-break/>mones medicamenta diversa fint ab iis, quae fic infixa<text:line-break/>eruant; quanquam, si liberatis a phlegmone partibus<text:line-break/>emitterentur, quae in iis essent praeter naturam, ea,<text:line-break/>quae phlegmonen fulvum, protinus trahendi illa vim<text:line-break/>haberent; deinde (quod utique magis mirere] nec illud<text:line-break/>novisse, quod non solum alia aculeos, alia venenum<text:line-break/>trahendi facultatem habeant, <text:span text:style-name="Default_20_Paragraph_20_Font"><text:span text:style-name="T1">t</text:span></text:span>ed etiam eorum, quae<text:line-break/>venena trahunt, alia vene<text:span text:style-name="Default_20_Paragraph_20_Font"><text:span text:style-name="T1">n</text:span></text:span>um viperae, alia marinae<text:line-break/>pastinacae, alia alterius cujuspiam trahant; liquidoque<text:line-break/>videre liceat super infis medicamentis veneria jacentia.<text:line-break/>Quo loco rursus Epicum erga rerum evidentiam ut ve-</text:p>
      <text:p text:style-name="P2">recundiam laudare, sic causae rationem, quam assignat,<text:line-break/>damnare licet. Quem namque aculeum nos digitis evel-<text:line-break/>fere nequimus, hunc exiguis illis ramentis extrahi quo<text:line-break/>pacto putare non sit omnino absurdissimum? Nunquid<text:line-break/>jam nobis persuasum est, rebus quibusque vim quandam<text:line-break/>inesse, qua convenientem sibi qualitatem attrahant, at-<text:line-break/>que hanc huic magis inesse, huic nu<text:span text:style-name="Default_20_Paragraph_20_Font"><text:span text:style-name="T1">n</text:span></text:span>us? An tritici quo-<text:line-break/>que exemplum legentibus proponemus ? Videbuntur enim<text:line-break/>agricolis quoque in rebus naturalibus rudiores ii, qui<text:line-break/>nihil usquam trahi ab ullo concedunt. Quippe itale,<text:line-break/>quum primum rem gestam audirem , admiratus sum,<text:line-break/>voluique ipse rem oculorum fide experiri Ubi experi-<text:line-break/>mentum respondit, quum caulam requirerem longo tem-<text:line-break/>pore per omnes sectas, nullam aliam invenire potui,<text:line-break/>quae vel probabilitatem aliquam- prae se ferret, imo om-<text:line-break/>nes plane ridiculas et improbatas, praeter illam, quae<text:line-break/>trahendi facultatem proponit. Res autem, quae gesta<text:line-break/>est, erat ejusmodi, .Agricolae nostri in Asia, cum triti-</text:p>
      <text:p text:style-name="P2">cnm ex ag<text:span text:style-name="Default_20_Paragraph_20_Font"><text:span text:style-name="T1">r</text:span></text:span>o in oppidum in plaustris comportant, ubi.<text:line-break/>suffurari aliquid volunt, nec tamen deprehendi, fictilia<text:line-break/>quaedam aqua impleta in medium triticum. condunt.<text:line-break/>Id ergo humorem in fe per fictilia trahens, tum nto-<text:line-break/>lem sibi, tum pondus adlicit; quod tamen non facile<text:line-break/>ab intuentibus advertitur, nisi quis ante admonitus ca-<text:line-break/>riosius rem aestimet. Quanquam Iane, si in sole prae-.<text:line-break/>calido vas idem deponere velis, quam minimum erit,<text:line-break/>quod diebus singulis absumptum cernes; adeo. etiam,<text:line-break/>quam vehemens calor soliis , triticum trahendi ad se<text:line-break/>ricini humoris majorem vina. habet. Ergo nugae merae<text:line-break/>fuerint, si quis hoc loco abitionem i<text:span text:style-name="Default_20_Paragraph_20_Font"><text:span text:style-name="T1">n</text:span></text:span> aeris circumdati<text:line-break/>nobis tenuitatem causam rui. putet, potiffimunrque ubi<text:line-break/>is admodum incaluit;. quippe qui, tametsi quam triti-<text:line-break/>cum mullo est tenuior, ne decimam quidem partem<text:line-break/>accipit humoris, qui in illud est absumptus.</text:p>
      <text:h text:style-name="Heading_20_2" text:outline-level="2">Cap. XU. </text:h>
      <text:p text:style-name="P11">Verum quum abunde garriverimus, ne-<text:line-break/>que id nostra sponte., sed juxta proverbium cum insanis</text:p>
      <text:p text:style-name="P2">insanire coacti, rursirm ad urinae secretionem reversa-.<text:line-break/>mur; ubi Asclepiadis. nugas dissimulemus, .ac .cum iis,.<text:line-break/>quibus percolari urinam per renes est persuasum, quis.-<text:line-break/>nam ejus sit operis modus, considerationem ineamus..<text:line-break/>Prorsirs enim aut per <text:span text:style-name="Default_20_Paragraph_20_Font"><text:span text:style-name="T1">t</text:span></text:span>e ipsam fertur ad renes urina,.<text:line-break/>id melius rata non aliter, quam nos, cum ad fo<text:span text:style-name="Default_20_Paragraph_20_Font"><text:span text:style-name="T1">r</text:span></text:span>um ab-<text:line-break/>imus; aut,- si hoc fieri non potest, alia quaepiam feren-<text:line-break/>dae ejus invenienda est causa-. Quaenam igitur est ea?t<text:line-break/>nisi enim, sicut Hippocrates censuit, . renibus ejusmodi.<text:line-break/>qualitatis trahendae. vim quandam dederimus, nullam.<text:line-break/>aliam inveniemus. Quod: namque vel. hos eam trahere^<text:line-break/>oporteat, vel venas eum mittere,. si scilicet non per su;<text:line-break/>feratur, cuique patet. Venum, si venae contractae eam<text:line-break/>protrudunt,, utique non illam modo, fed etiam omnem;<text:line-break/>qui in. ipsis continetur, sanguinem simul cum ea in re-<text:line-break/>nes compellent. Quod si. id fieri non potest , sicut mon--<text:line-break/>Arabimus ,- reliquum. est , ut renes trahunt. At cur. non.-<text:line-break/>potest id- fieri? renum situs obest; non enim sic. cavae.</text:p>
      <text:p text:style-name="P2">subjecti sunt venae, quemadmodum cerebri excremen-<text:line-break/>tis meatus in nufo et palato ipfis colatoriis similes sunt<text:line-break/>substiti, sed utrinque illi sunt adnexu .Iam si ad eum<text:line-break/>quem celatoris modum, quicquid tenuius planeque sero-<text:line-break/>fum est, id prompte transmittunt; quod crassius est, id<text:line-break/>reti<text:span text:style-name="Default_20_Paragraph_20_Font"><text:span text:style-name="T1">n</text:span></text:span>ent; utique omnem sanguinem, qui in cava est ve-<text:line-break/>na, conveniet in eos meare, sicut in vimineum, quod<text:line-break/>torculari sublinitur, totum coniicitur vinum. .tam coa-<text:line-break/>gulati lactis exemplum id, quod paro dicere, clare su-<text:line-break/>dicat. Quippe, id. totum quum est in qualos coniectum,<text:line-break/>non totum percolatur; sed, quantum ejus est, quam aur-<text:line-break/>pditudo meatuum quali, tenuius, id pronum transfluit,<text:line-break/>ac serum vocatur; reliquum, quod crassetur est et ca-<text:line-break/>reus flet, quum non tra<text:span text:style-name="Default_20_Paragraph_20_Font"><text:span text:style-name="T1">n</text:span></text:span>smittant quali meatus, deorsum<text:line-break/>non fertur. . Ergo , si ad eum modum percolendum per<text:line-break/>renes est sanguinis serum, utique totum sanguinem ad<text:line-break/>eos pervenire oportebit, ac non partem ejus pervenire,<text:line-break/>partem non. At quo modo igitur fe habet, quod ex</text:p>
      <text:p text:style-name="P1">dissectionibus apparet? Nempe venae cavae pars altera<text:line-break/>sursum ad cor ascendit, reliqua super spinam incedit,<text:line-break/>per totam eam ad crura usque porrecta. . Itaque altera<text:line-break/>ejus pars ne prope quidem renes accedit; altera prope<text:line-break/>quidem accedit, non tamen lu ipsos inseritur. oporte-<text:line-break/>bat vero , fiquidem per renes ceu celatoris expurgandus<text:line-break/>erat, ut totus in eos fanguis ferretur; deinde deorsum<text:line-break/>quidem- transiret, quod tenue est; supra detineretur,<text:line-break/>quod crassam esu Nunc aliter res habet; quippe cavae<text:line-break/>venae renes a lateribus utrinque adhaerent. Minime<text:line-break/>igitur, illa mittente, celaturi<text:span text:style-name="Default_20_Paragraph_20_Font"><text:span text:style-name="T1">s</text:span></text:span> more percolant, nullam<text:line-break/>scilicet ipsi opem conserentes , sed trahunt videlicet ; hoc<text:line-break/>enim superest. Quanam igitur ratione trahunt? Si,<text:line-break/>quemadmodum Epicureis omnem tractum obiri autumat<text:line-break/>per resilientes amplectentesque atomos, satius re vera<text:line-break/>fit ne trahere quidem eos omnino dicere; quum, si sic<text:line-break/>trahant, longe magis ridicula sutura fit ratio, si exami-<text:line-break/>nata sit, quam quae paulo supra de magnete est mento-</text:p>
      <text:p text:style-name="P2">rata. Non. igitur sic trahunt, imo quemadmodum Hippo-<text:line-break/>crates voluit. Dicetur autem id clarius in disputatio-<text:line-break/>uls progressu; nunc enim id docere non institui, <text:span text:style-name="Default_20_Paragraph_20_Font"><text:span text:style-name="T1">t</text:span></text:span>est :<text:line-break/>illud potius, quod nec aliam- separationis urinae praeter<text:line-break/>renum tractum causam assignare licet, nec tamen ita<text:line-break/>tractum fieri, quemadmodum ii putant,. qui nullam na-<text:line-break/>turae propriam facultatem concedunt. Quippe hoc con-<text:line-break/>cesso , quod lu iis , quae natura^ gubernantur, omnino<text:line-break/>quaedam attractrix facultas fit, meras nugas dixerit,<text:line-break/>quisquis de distributione in corpus aliud dicere conatur.</text:p>
      <text:h text:style-name="Heading_20_2" text:outline-level="2">Cap. XVI. </text:h>
      <text:p text:style-name="P11">Porro Erafistratus, nescio quo modo,<text:line-break/>contra alias- quasdam opiniones receptissim<text:span text:style-name="Default_20_Paragraph_20_Font"><text:span text:style-name="T1">u</text:span></text:span>s longa ora-<text:line-break/>tione disseruit: Hippocraticam vero omnino sic praeter-<text:line-break/>iic, ut ne vel sola mentione dignam putaret Quod ta-<text:line-break/>men fecit in iis,. quae de deglutitione prodidit. In iis<text:line-break/>enim hactenus meminit, ut vocabulum tractionis dun-<text:line-break/>taxatnominaret , ad hunc modum scribens: <text:span text:style-name="Default_20_Paragraph_20_Font"><text:span text:style-name="T1">Tractio ven-<text:line-break/></text:span></text:span><text:span text:style-name="Default_20_Paragraph_20_Font"><text:span text:style-name="T2">triouli </text:span></text:span><text:span text:style-name="Default_20_Paragraph_20_Font"><text:span text:style-name="T1">nulla esse videtur. </text:span></text:span>De- distributione vero verba</text:p>
      <text:p text:style-name="P2">faciens ne vel syIlaba tenus Hippocraticae . opnrionis me-<text:line-break/>minit. Quanquam, si vel hoc tantum scripsisset, quod<text:line-break/>Hippocrates, quum dixit: <text:span text:style-name="Default_20_Paragraph_20_Font"><text:span text:style-name="T1">Carne</text:span></text:span>s <text:span text:style-name="Default_20_Paragraph_20_Font"><text:span text:style-name="T1">e ventre intro</text:span></text:span>rsus <text:span text:style-name="Default_20_Paragraph_20_Font"><text:span text:style-name="T1">ex.<text:line-break/>t</text:span></text:span>r<text:span text:style-name="Default_20_Paragraph_20_Font"><text:span text:style-name="T1">orsusoue</text:span></text:span> .f<text:span text:style-name="Default_20_Paragraph_20_Font"><text:span text:style-name="T1">actrices. sunt</text:span></text:span> , sallitur, neque enim ex ven-<text:line-break/>triculo., neque introrsus, neque extrorsus trahere queunt,.<text:line-break/>utique nobis satis fecisset Si vero et quod illud male<text:line-break/>dixit, quum oris uteri imbecillitatem culpans inquit;<text:line-break/><text:span text:style-name="Default_20_Paragraph_20_Font"><text:span text:style-name="T1">Non enim valet eju</text:span></text:span>s <text:span text:style-name="Default_20_Paragraph_20_Font"><text:span text:style-name="T1">o</text:span></text:span>s <text:span text:style-name="Default_20_Paragraph_20_Font"><text:span text:style-name="T1">semen attraher</text:span></text:span>e ; aut si aliud ejus-<text:line-break/>tnodi fcribere Erafistratus lignum censuisset, tum certe.<text:line-break/>et nos illi respondentes, diceremus: Quid ita nos rhe-<text:line-break/>rorice sine demonstratione, o nobilissime, transcurris? dic<text:line-break/>aliquod dogmatis vitium, quo vel tibi veterem opinio-<text:line-break/>nem jure refellenti credamus, vel te hunc minime intel-<text:line-break/>figentem ab errore revocemus. Quanquam quid rhetori-<text:line-break/>ce dixi? non enim quum rhetorum aliqui, quae maxime<text:line-break/>folvere non valent, his ri<text:span text:style-name="Default_20_Paragraph_20_Font"><text:span text:style-name="T1">t</text:span></text:span>u elusis, <text:span text:style-name="Default_20_Paragraph_20_Font"><text:span text:style-name="T1">n</text:span></text:span>e contradicere qui-.<text:line-break/>dem tentant., hoc nos jam rhetorice dicere esse puta-.<text:line-break/>mus.;. quippe. probabili quapiam ratione agere, id est</text:p>
      <text:p text:style-name="P2">rhetorice, fine ratione autem scurrile, haudquaquam<text:line-break/>rhetoricum. Neque igitur rhetorice neque dialectice<text:line-break/>Erafistratus, ubi ipse de deglutitione egit, Hippocratem re-<text:line-break/>tutavit. Quid igitur ait? Nullus - igitur ventriculi tra-<text:line-break/>otus ridetur esse. Invicem igitur a nobis eandem ratio-<text:line-break/>nem testium loco audiat. Contractio igitur stomachi nulla<text:line-break/>ridetur. At quo modo non videtur? dicat fortasse fe-<text:line-break/>oratorum ejus quispiam. Quum namque, supernis ejus<text:line-break/>partibus contractis , laxentur semper ejus partes infernae,<text:line-break/>quomodo non est contractionis indicium? Rutilum igi-<text:line-break/>tur nos , Et quomodo , inquiemus , non apparet ventri- .<text:line-break/>culi tractus? quod enim, infernis ejus partibus laxatis,.<text:line-break/>supernae contrahuntur, quomodo non est tractus indi-<text:line-break/>ciunr? Quod si aliquando resipiscat, atque evidentem<text:line-break/>hanc apparentiam intelligat nihilo magis alterius opini-<text:line-break/>onum esse argumentum, sed ambarum commune; ita jam<text:line-break/>ostendemus illi <text:span text:style-name="Default_20_Paragraph_20_Font"><text:span text:style-name="T1">r</text:span></text:span>ectam inveniendae veritatis viam. Cae-<text:line-break/>torum de ventriculo mox. Sane nutrimenti distributio</text:p>
      <text:p text:style-name="P2">consecutionem ad id, quod vacuatur, nihil desiderat,<text:line-break/>modo concessa semel sit attractrix facultas m renibus;<text:line-break/>quam tametsi re vera. esse liquido constat Erasistratum non<text:line-break/>ignorasse, nec meminit tamen .ejus, nec contra eam<text:line-break/>dixit, nec omnino indicarit, quam haberet de urinae<text:line-break/>secretione <text:span text:style-name="Default_20_Paragraph_20_Font"><text:span text:style-name="T1">s</text:span></text:span>ententiam. Alioqui quid ita, cum statim in<text:line-break/>initio fermonum universalium praefatus fuisset, de natu-<text:line-break/>ratibus functionibus fe dicturum, primum, quaenam hae<text:line-break/>sint, quemadmodumqne fiant, et quibus locis, de urinae<text:line-break/>quidem sepa<text:span text:style-name="Default_20_Paragraph_20_Font"><text:span text:style-name="T1">r</text:span></text:span>atione, quod ea per renes .fieret,. assirma-<text:line-break/>vit; quemadmodum autem fiat, omisit? Frustra itaque<text:line-break/>nos tum de concoctione docuit, quemadmodum fiat; tum<text:line-break/>de biliofi excrementi fecretione tempus nostruur conte-<text:line-break/>rit; fiatis enim fuisset hic quoque partes,, per quas fiat,<text:line-break/>dicere; quemadmodum autem fiat, omittere. Verum po-<text:line-break/>fuit de illis, non solum per quae lustr<text:span text:style-name="Default_20_Paragraph_20_Font"><text:span text:style-name="T1">a</text:span></text:span>menta, sed<text:line-break/>etiam ad quem modum fiant, dicere, aeque (reor) ac de<text:line-break/>nutrimenti distributione. Non enim id modo licere fa-<text:line-break/>tis habuit, quod ea per venas fiat, sed etiam, qua ra-</text:p>
      <text:p text:style-name="P2">tione fiat, narravit, nempe consecutione ad id, quod<text:line-break/>vacuatur. De urinae vero separatione, quod utique per<text:line-break/>renes fiat, id quidem scribit; qua vero ratione, non do-<text:line-break/>cet; neque enim (arbitror) dicere licuit per eam, quae<text:line-break/>est ad id, quod vacuatur, consecutionem. Quippe eo<text:line-break/>pacto nemo unquam ex suppressa urina moreretur, ne-<text:line-break/>queunte scilicet unquam majore copia influere, quam<text:line-break/>esset vacuatum; fi erum praeter unam ad id, quod va-<text:line-break/>cuatur, consequentiam, quae continuitatem confluxus<text:line-break/>moderetur, alia nulla caula sit adjecta, nunquam fiet,<text:line-break/>ut plus confluat, quam fit vacuatum. Sed nec aliam ul-<text:line-break/>lanr probabilem adlicere causam potuit, sicuti in nutri-<text:line-break/>menti distributione adjecit expressionem ventriculi. Ve-<text:line-break/>ruta ea causa in sanguine, qui ru cava continetur, appa-<text:line-break/>ret vana, magna non solum distantia remissa; sed. etiam<text:line-break/>quod nor ipsum, quod illi superjacet, quotiescunque di-<text:line-break/>latatur vehementer, ex ea non parum sanguinis rapiat.<text:line-break/>Ergo sola et omni commentorum ope destituta relinqur-<text:line-break/>tur in partibus venae cavae rrrferioribus ad id, quod va-</text:p>
      <text:p text:style-name="P2">erratur, consecutio, amissa scilicet ejus probabilitate;<text:line-break/>tum propter eos, qui ex suppressa urina intereunt, tum<text:line-break/>nihilo minus propter renum situm. Si namque . omnis<text:line-break/>ad eos ferretur fanguis, merito quis omnem eum purga-<text:line-break/>ri diceret ; nunc vero , quin non totus ad eos feratur,<text:line-break/>sed tanta ejus po<text:span text:style-name="Default_20_Paragraph_20_Font"><text:span text:style-name="T1">r</text:span></text:span>tio, quantam eae venae recipiunt, quae<text:line-break/>ad renes pertingunt, is solus expurgabitur ; ac, quod<text:line-break/>scro<text:span text:style-name="Default_20_Paragraph_20_Font"><text:span text:style-name="T1">t</text:span></text:span>um ejus et tenue est, id per renes, ceu per colato-<text:line-break/>ria quaedam, transibit; quod sanguineum et crassam est,<text:line-break/>lu venis remanens impedimento erit ei, quod a tergo<text:line-break/>confluit. Quare recurrat is prius ad cavam ve<text:span text:style-name="Default_20_Paragraph_20_Font"><text:span text:style-name="T1">n</text:span></text:span>am, est<text:line-break/>necesse, atque ita vacuae fiant venae, quae ad renes ten-<text:line-break/>duut; quae fecundo etiam non asserent ad eos impurum<text:line-break/>sanguinem, quippe, occupante eas priore, aditus nullus<text:line-break/>relinquitur. Qua<text:span text:style-name="Default_20_Paragraph_20_Font"><text:span text:style-name="T1">e</text:span></text:span>nam igitur -nobis vis erit, quae retro<text:line-break/>a renibus purum sanguinem abducet? quae r tutus facul-<text:line-break/>tas exceptum hunc ad iusernam cavae partem descen-<text:line-break/>dere jubebit? quae alteri, qui superne advenit, prius</text:p>
      <text:p text:style-name="P2">quam ad <text:span text:style-name="Default_20_Paragraph_20_Font"><text:span text:style-name="T1">r</text:span></text:span>enes abeat, ne deorsum feratu<text:span text:style-name="Default_20_Paragraph_20_Font"><text:span text:style-name="T1">r</text:span></text:span> , imperabit?<text:line-break/>Haec- igitur omnia quum Erafistratus videret dubitatio-<text:line-break/>nun<text:span text:style-name="Default_20_Paragraph_20_Font"><text:span text:style-name="T1">e</text:span></text:span> plena, atque unam fotam. quae in omnibus fatis-<text:line-break/>faceret; opinionem inveniret, quae tractum profitetur,<text:line-break/>.nec dubitare volens, nec ea dicere, quae ab Hippocrate<text:line-break/>sunt dicta, satius esse duxit de modo secretionis sibi fi-<text:line-break/>lendum lesse. Caeterum, si sile dissimulavit, at nos mi-<text:line-break/>-nime dissimulabimus; scimus enim, fieri non posse, ut,<text:line-break/>qui Hippocratis opinionem praeterit, deinde aliud quip-<text:line-break/>pium de. renum actione dicit, non omnino sit ridendus..<text:line-break/>Itaque Erafistratus quidem dissimulavit; Asclepiades men-<text:line-break/>fitus est; haud alitus profecto , quam fervi <text:span text:style-name="Default_20_Paragraph_20_Font"><text:span text:style-name="T1">j</text:span></text:span> qui-, priore,<text:line-break/>vita garruli, saepe multa crimina sua insigni versutia<text:line-break/>declina<text:span text:style-name="Default_20_Paragraph_20_Font"><text:span text:style-name="T1">r</text:span></text:span>unt, tandem in furto ipsi, deprehensi omnique<text:line-break/>excusatione destituti; alter eorum,- cui -plus est veremur- .<text:line-break/>diae, velut attonitus tacet, alter, cui impudentiae plus<text:line-break/>est, fub pallio, quor quaeritur, condit qur atque fe nun-.<text:line-break/>quam id vidisse. Sic namque Asclepiades, versutiae com-</text:p>
      <text:p text:style-name="P4">mentis destitutus, nec illud de abitione in tenuem ad-<text:line-break/>rem . garrire . hoc loco habens, sest nec, quo a renibus<text:line-break/>ipsis gignatur id. excrementum, quemadmodum a mea-<text:line-break/>tibus in jecinore ipsa bilis, quum fieri no<text:span text:style-name="Default_20_Paragraph_20_Font"><text:span text:style-name="T1">n</text:span></text:span> possit, si<text:line-break/>haec diceret, quin maximum moveret risum, et jurat,<text:line-break/>. et. mentitur aperte, negans, urinam ad renes venire, fed<text:line-break/>halitus vice statim ex cavae ve<text:span text:style-name="Default_20_Paragraph_20_Font"><text:span text:style-name="T1">n</text:span></text:span>ae partibus in vesicam<text:line-break/>colligi. Atque hi quidem attoniti fervorum ritu, qui<text:line-break/>in ipsis furto fiunt deprehensi, alter eorum silet, -alter<text:line-break/>impudenter mentitur.</text:p>
      <text:h text:style-name="Heading_20_2" text:outline-level="2">Cap. XVII. </text:h>
      <text:p text:style-name="P11"><text:span text:style-name="T12">J</text:span>uniorum vere quicunque nominibus<text:line-break/>horum fe venditant,. Erafistrateos et Asclepiadeus fe<text:line-break/>appellantes, hi non f<text:span text:style-name="Default_20_Paragraph_20_Font"><text:span text:style-name="T10">o</text:span></text:span>cus, ac inducti lu comoediis ab<text:line-break/>optimo Menandro fervi , Dari quidam Getaeque, qui nui-<text:line-break/>lum operae pretium <text:span text:style-name="Default_20_Paragraph_20_Font"><text:span text:style-name="T11">te</text:span></text:span> fecisse putant, nisi ter herum<text:line-break/>fefellerint, sic per multum .otium impudentia meditati<text:line-break/>funt commenta, alii, quo Asclepiades nusquam arguatur</text:p>
      <text:p text:style-name="P2">mentitus, alii, quo male enuncient, quae Era sist ratus<text:line-break/>probe tacuit. Sed de Asclepiadis sequacibus satis. Era-<text:line-break/>sistratei vero, dum conantur ulcere, quemadmodum renes<text:line-break/>urinam percolunt, omnia faciunt, omnia patiuntur, om-<text:line-break/>nimodique fiunt, quaerentes cau<text:span text:style-name="Default_20_Paragraph_20_Font"><text:span text:style-name="T1">t</text:span></text:span>am aliquam probabilem<text:line-break/>invenire, quae tractum non desideret. Ergo, qui ab<text:line-break/>Erafistrati aetate <text:span text:style-name="Default_20_Paragraph_20_Font"><text:span text:style-name="T1">n</text:span></text:span>on procul fuere, partes, quae supra<text:line-break/>renes sunt, purum accipere sanguinem alunt; aquosum<text:line-break/>vero, eo excrementum quod grave sit, deprime<text:span text:style-name="Default_20_Paragraph_20_Font"><text:span text:style-name="T1">r</text:span></text:span>e ac<text:line-break/>deorsum fluere ; hunc autem in renibus ipsis percole-<text:line-break/>tum, sicque utilem factum omnibus, quae inf<text:span text:style-name="Default_20_Paragraph_20_Font"><text:span text:style-name="T1">r</text:span></text:span>a <text:span text:style-name="Default_20_Paragraph_20_Font"><text:span text:style-name="T1">r</text:span></text:span>enes<text:line-break/>sunt partes, immitti sanguinem. Et ad tempus quidem<text:line-break/>placebat haec opinio ac florebat, veraque existimatu est;<text:line-break/>procedente autem tempo<text:span text:style-name="Default_20_Paragraph_20_Font"><text:span text:style-name="T1">r</text:span></text:span>e, ipsis quoque Erafistrateis su-<text:line-break/>fpecta vi<text:span text:style-name="Default_20_Paragraph_20_Font"><text:span text:style-name="T1">t</text:span></text:span>a est, demumque ab ea desciverunt. Siquidem<text:line-break/>duo haec, quae nec ulli sunt concessa, nec demonstrari<text:line-break/>possunt, postulare ridebantur. Unum, quod g<text:span text:style-name="Default_20_Paragraph_20_Font"><text:span text:style-name="T1">r</text:span></text:span>avitas se- -<text:line-break/>rosi humoris primum facta sit in vena cava, ceu vero</text:p>
      <text:p text:style-name="P2">ab initio non fuerit, quando a ventriculo lu jecur fere-<text:line-break/>hatur; cur igitur non statim lu illis locis infra defluxit?<text:line-break/>quo modo autem recte ab aliquo dici posse. videbitur,<text:line-break/>aquosum humorem ad alimenti in corpus distributionem<text:line-break/>conferre, si modo ita est granis? Alterum absurdum est,<text:line-break/>quod, licet totus . deorsum fe<text:span text:style-name="Default_20_Paragraph_20_Font"><text:span text:style-name="T1">r</text:span></text:span>ri concedatur, nec adhuc<text:line-break/>esse in alio loco;quam lu cava vena, diffinde dictu est,<text:line-break/>aut potius impossibile, quemadmodum in renes decidat,<text:line-break/>quum nec in . infernis venae partibus hi sint positi, feti<text:line-break/>a lateribus, nec inferta in eos cava sit, fed fotum.pro-<text:line-break/>cessum quendam in utrumque emittat, quemadmodum in<text:line-break/>alias omnes - partes. Quaenam igitur huic damnatae fue- .<text:line-break/>cessit opinio? Iane, ut mihi quidem ridetur, multo sto li-<text:line-break/>dior p<text:span text:style-name="Default_20_Paragraph_20_Font"><text:span text:style-name="T1">r</text:span></text:span>iore; viguit tamen aliquandiu et ipsa. Ajunt<text:line-break/>enim, si effundatur lu terram oleum aquae mixtum, di-<text:line-break/>versis utrumque via iturum fluxurumque, hanc isse, 11-<text:line-break/>lud altera; minime igitur mirum esse, si aquosus humor</text:p>
      <text:p text:style-name="P2">in renes fluat, sangui<text:span text:style-name="Default_20_Paragraph_20_Font"><text:span text:style-name="T1">n</text:span></text:span>eus per cavam deorsum seratur.<text:line-break/>Ergo damnata quoque et haec opinio jam est. Cur<text:line-break/>enim, quum ex. cava. innumerae oriantur venae, in<text:span text:style-name="Default_20_Paragraph_20_Font"><text:span text:style-name="T1">t</text:span></text:span>ret:<text:line-break/>liquas quidem omnes fanguis, humor autem sucosus .in<text:line-break/>eas, quae ad renes tendunt, convertitur? Hoc- scilicet<text:line-break/>ipsum, quod lu quaestione est, non dixerunt; fed,. ubi<text:line-break/>rem factam narrarunt, putant, se causam reddidisse.<text:line-break/>Rursus -igitur (tertium servatori) omnium pessimam jam<text:line-break/>dicamus, et quae a Lyco Macedone inventa est, viguit<text:line-break/>autem propter novitatis gratiam. Ergo Lycus hic., velu-<text:line-break/>ti oraculum quoddam ex adyto loquens, renum nutri-<text:line-break/>tionis excrementum esse urinam inquit. At quod totum<text:line-break/>id, quod bibimus, urina fit, nisi siquid cum alvo exiit.,<text:line-break/>aut in sudorem, aut per invisibilem perfpiratum abiit,<text:line-break/>ostendit plane ejus, quodquotidie mejimus, copia. Hye-<text:line-break/>nle autem maxime id intelligere licet in iis, qui in otio<text:line-break/>degunt, et vino liberalius indulgent, potissimum fi vi-<text:line-break/>num tenue sit, <text:span text:style-name="T12">e</text:span>t. quod facile perme<text:span text:style-name="Default_20_Paragraph_20_Font"><text:span text:style-name="T1">e</text:span></text:span>t; mejunt enim hi</text:p>
      <text:p text:style-name="P2">celeriter paulo minus, quam bibunt. Quod vero et<text:line-break/>Erasistratus idem. senfit, facile intelligunt, . qui primum<text:line-break/>ejus universalium praeceptorum librum perlegunt. Qua-<text:line-break/>re , quod Lycus ait, nec videtur verum, uec Erasistrati<text:line-break/>opinioni consentiens; patet autem, quod nec Asclepiadis,<text:line-break/>multoque etiam magis, nec Hippocratis. Albo igitur, juxta<text:line-break/>proverbium, corve est similis; qui nec cum corvis ver-<text:line-break/>sari potest propter colorem, nec cuti columbis propter<text:line-break/>magnitudinem. Verum non idcirco est praetereundus,<text:line-break/>fortasse enim dicit mirum aliquid, quod .nec majorum<text:line-break/>quisquam norit. Ergo quod omnes,. quae nutriantur,<text:line-break/>partes excrementum aliquod creent, utique concedimus:<text:line-break/>quod autem foli renes, tantilla corpora, quatuor interim<text:line-break/>totus vel etiam plures habeant excrementi congios , id<text:line-break/>nec confessum est,; nec rationi consentiens. Quippe cu-<text:line-break/>j usque majorum viscerum - plus quidem esse excrementi<text:line-break/>est necesse. Verbi gratia pulmonum, si modo visceris<text:line-break/>magnitudini ad proportionem respondebit,. fune multiplex</text:p>
      <text:p text:style-name="P2">erit respectu ejus, quod in renibus fit; quare tutum<text:line-break/>quidem pectus. implebitur, animal autem illico exstin-<text:line-break/>guetur. Quod si etiam aequale quis dicat in singulis<text:line-break/>aliarum partium gigni excrementum, per quas quaeso<text:line-break/>vesicas excernitur? Si namque renes in iis, qui rino<text:line-break/>liberalius indulgent, tres interim quatuorre excrementi<text:line-break/>congios faciunt, certe aliorum viscerum multo plures<text:line-break/>erunt, dolioque maximo opus erit, quod munium ex-<text:line-break/>crementa capiat. Quanquam saepenumero, quantum po-<text:line-break/>tavit quis, totum id paulo mulus minxit, tanquam,<text:line-break/>quod bibitur, id totum ad renes feratur. Apparet igi-<text:line-break/>tur tertius eorum, qui nobis imponere pararunt, mini-<text:line-break/>me, quod vult, efficere, fed statim deprehendi; ac,<text:line-break/>quod in dubio inter initia fuit, id tum Erafistratu, tum<text:line-break/>caeteris omnibus , praeterquam Hippocrati , adhuc in du-<text:line-break/>bio manere. Diutius- hoc loco mea sponte tum moratus,<text:line-break/>certo sciens , nemluem esse alium , qui de renum opere<text:line-break/>quicquam habeat, quod. dicat, fed vel coquis necessario<text:line-break/>imperitiores esse , qur per renes celari urinam non saten-</text:p>
      <text:p text:style-name="P2">tur, vel, qui fatentur quidem hoc, nullam posse aliam<text:line-break/>secretionis cau<text:span text:style-name="Default_20_Paragraph_20_Font"><text:span text:style-name="T1">t</text:span></text:span>am praeter tractum reddere. At vero si<text:line-break/>urinarum motus ad consecutionem, quae est ad id, quod<text:line-break/>vacuatur; non fit, clarum est, quod nec sanguinis, nec<text:line-break/>bilis: aut si illarum, etiam hujus; omnia enim, ipfo<text:line-break/>quoque Erasistratu auctore, necesse est eodem modo ferri.<text:line-break/>Sane dicetur de illis fusius lu loquenti libro.</text:p>
      <text:h text:style-name="P8" text:outline-level="1"><text:bookmark-start text:name="bookmark2"/>CALENI DE NATURALIBUS FACVLTATI-<text:line-break/>BVS LIBER SECVNDVS.<text:bookmark-end text:name="bookmark2"/></text:h>
      <text:h text:style-name="Heading_20_2" text:outline-level="2">Cap. I. </text:h>
      <text:p text:style-name="P11">Et. quod necesse quidem sit non Erasi-<text:line-break/>strato modo , fed etiam omnibus , qui de urinae sacre-<text:line-break/>tione dicturi aliquid stant, quod ad rem pertineat, fateri,<text:line-break/>facultatem quampiam in renibus esse, ejusmodi qualitatem,<text:line-break/>qualis in urina percipitur, ad fe trahentem , id superio-<text:line-break/>ri monstravimus libro ; illud quoque commouefacientes,<text:line-break/>non esse diver<text:span text:style-name="Default_20_Paragraph_20_Font"><text:span text:style-name="T1">t</text:span></text:span>am rationem, qua urinae per renes fe-<text:line-break/>rantur in vesicam, et qua sanguis in omnes animalis<text:line-break/>partes, nec etiam qua flava secernatur bilis. Quippe, si</text:p>
      <text:p text:style-name="P5">monstratum sit, iu- imo aliquo o<text:span text:style-name="Default_20_Paragraph_20_Font"><text:span text:style-name="T1">r</text:span></text:span>gano attractricem et at-<text:line-break/>trahentem appellatam facultatem esse, nullum negotium est<text:line-break/>eam ad reliqua transferre. Neque enim renibus natura<text:line-break/>talein facultatem contulit ; vasis autem- iis , quae bilio-<text:line-break/>funr humorem trahu<text:span text:style-name="Default_20_Paragraph_20_Font"><text:span text:style-name="T1">n</text:span></text:span>t, eandem negavit. Nec rursus his<text:line-break/>quidem tribuit; reliquis autem omnibus ademit. Quo<text:line-break/>magis mirandum ridetur, si id verum est, Erasistratum<text:line-break/>tam falsa de digerendo alimento protulisse, ut ne Ascle-<text:line-break/>psallent quidem latuerit; quamquam illud verissimum<text:line-break/>putat, si quid ex venis effluat, duorum alterum sequi,<text:line-break/>aut vacuum locum illico fore, aut, quod continuum est,<text:line-break/>affiuxurum esse, abeuntisque locum impleturum. Ascle-<text:line-break/>piades vero non e duobus altorum, sed e tribus unum<text:line-break/>fequiin vacuandis vasis asserit, vel vacuum locum fimus<text:line-break/>universum fore, vel, quod continuum est, secuturum,<text:line-break/>vel vas ipsum esse contrahendum; in calamis enim et<text:line-break/>fistulis iis , quae in aquam demittuntur, recte vereque<text:line-break/>did, quod, aere, qui in horum caris continetur, alieno-</text:p>
      <text:p text:style-name="P2">te, aut vacuus locus confestim universus sit futurus, aut,<text:line-break/>quod continens est, secuturum; lu venis non ita, quum<text:line-break/>possit earum tunica ru su ipsum considere, ac propterea<text:line-break/>in capacitatem suam internam se recipere. Atque ita<text:line-break/>quidem falsa ess de successione ad id, quod vacuatur,<text:line-break/>Erasistrati non mehercule demonstratio, sed hypothesis;<text:line-break/>alio autem modo , etsi vera esset, etiam supervacua esset,<text:line-break/>quum et venter a se exprimere in venas possit, veluti<text:line-break/>ipfemet proponit, et venae id, quod continent, amplexu<text:line-break/>ruo constringere ac propellere. Nam praeter alia in-<text:line-break/>commoda ne sanguinis quidem redundantia lu corpore<text:line-break/>colligi ulla posset, si una successione ad id, quod vacua-<text:line-break/>tur, distributio perficeretur. Ac, fi ventris quidem ex-<text:line-break/>pressio resoluta languensque in progressu redditur, nec<text:line-break/>potest ad tutum pertingere corpus, ac propterea alio<text:line-break/>opus suerit artificio, quo sanguis in omnem usque par-<text:line-break/>tem feratur : necessaria quidem ea , quae est ad - id , quod<text:line-break/>vacuatur, successio adinventa est; redundantia tamen m<text:line-break/>his, quae post lrepar sunt, partibus nulla erit, aut certe,</text:p>
      <text:p text:style-name="P2">si qua erit, circa cor et pulmonem erit. Unicum enim<text:line-break/>id ex iis, quae post jecnr habentur, in dextrum sinum<text:line-break/>suum alimentum trahit, deinde per arterialem venam<text:line-break/>ad pulmonem transmittit; reliquorum enim nullum nec<text:line-break/>Erafiftrato ipsi nutriri ex corde placet propter eas, quae<text:line-break/>super vasis crescu<text:span text:style-name="Default_20_Paragraph_20_Font"><text:span text:style-name="T1">n</text:span></text:span>t , membranas. Sin autem , ut fiat<text:line-break/>plenitudo, expressionis, quae a ventre fit, tenorem usque<text:line-break/>in omnem partem servabimus , nusquam etiamnum fue-<text:line-break/>cessionem ad id, quod vacuatur, requirimus; potissimum<text:line-break/>si venarum ejus, quod continent, amplexum etiam ap-<text:line-break/>probamus; quod utique Erafistrato quoque ipsi placet.</text:p>
      <text:h text:style-name="Heading_20_2" text:outline-level="2">Cap. II. </text:h>
      <text:p text:style-name="P11">Ergo rursus, quamvis nolit, admonendus<text:line-break/>de renibus est, dicendumque, reprehensionem hanc om-<text:line-break/>nium , qui tractum partium repudiant , esse maniscstissi-<text:line-break/>manu Nemo enim aut probabile aliquid dixit, aut, sic-<text:line-break/>ut prius monstravimus, ullo pacto aliam secretionis uri-<text:line-break/>nae canfam invenire potuit; sed necesse est, vel insanos<text:line-break/>videri, si halitus vice urinam ferri in vesicam dixerimus,</text:p>
      <text:p text:style-name="P2">vel impudentes, si successionis ad id, quod vacuatur;<text:line-break/>meminerimus, ut quae lu sanguine plane sit ratio ridi-<text:line-break/>cula, in urina et talis, quae esse non possit, et protius<text:line-break/>insulsa. Ac unus quidem e<text:span text:style-name="Default_20_Paragraph_20_Font"><text:span text:style-name="T1">o</text:span></text:span>rum, qui tractum aversam-<text:line-break/>tur, error hic est. Alter , qui in flavae bilis semotione<text:line-break/>committitur; neque enim illic, transeunte .sanguine. per<text:line-break/>meatuum choledoch<text:span text:style-name="Default_20_Paragraph_20_Font"><text:span text:style-name="T1">o</text:span></text:span>rum ora, fiet exquisita secretio biliosi<text:line-break/>excremento At nec secernatur, inquiunt, fed una cum<text:line-break/>ianguine per totum corpus feratur. Atqui, o viri fapien-<text:line-break/>tissimi, Erafistratus ipsie naturam animalibus p<text:span text:style-name="Default_20_Paragraph_20_Font"><text:span text:style-name="T1">r</text:span></text:span>ospicere<text:line-break/>artificiofamqne esse proposuit. Idem etiam, biliosum hu-<text:line-break/>morem inutilem animalibus omnino esse, asseruit: non eo-<text:line-break/>haerent. autem ambo haec inter fe. Nam quomodo, quae-.<text:line-break/>su, videatur animali prospicere, fi tam noxium succum<text:line-break/>una cum sanguine ascendere in .corpus permittat? Ve-<text:line-break/>rum haec parva sunt; in quo autem maxime hic clarissi-<text:line-break/>meque peccent, id nunc dicam. Si enim pr<text:span text:style-name="Default_20_Paragraph_20_Font"><text:span text:style-name="T1">o</text:span></text:span>pter aliud<text:line-break/>nihil, quam quod sanguis crassior est, bilis autem flava</text:p>
      <text:p text:style-name="P2">tenuior, ac venarum ora latiora, meatuum choledocho-<text:line-break/>rum angustiora sunt, nec aliam ob causam bilis augustio-<text:line-break/>ribus valis osculisque se inserit, sanguis latioribus, mani-<text:line-break/>festum est, aquosum. hoc serosumque excrementum tanto<text:line-break/>prius influx<text:span text:style-name="Default_20_Paragraph_20_Font"><text:span text:style-name="T1">a</text:span></text:span>rum in bilis vasa quam bilem, quanto id<text:line-break/>bile est tenuius. Quo pacto igitur non influit ? nempe<text:line-break/>quod ficilicet crassior est urina, quam bilis. Quippe id<text:line-break/>affirmare ausus est quidam nostri temporis Erasistrati se-<text:line-break/>ctator: videlicet a sensuum ipsorum evidentia recedens,<text:line-break/>quibus in bile et sanguine fidem adhibuit. Sive enim,<text:line-break/>quod bilis , quam sanguis, magis fluat, idcirco tenuior est<text:line-break/>censenda; sive, quod pannum, linteumve , aut aliud,<text:line-break/>quod percolat, ea facilius pertransit, sicut hac rursus .<text:line-break/>excrementum scro<text:span text:style-name="Default_20_Paragraph_20_Font"><text:span text:style-name="T1">t</text:span></text:span>um; his utique indiciis bilis crassior,<text:line-break/>quam scrotum excrementum, fuerit. Rursus e<text:span text:style-name="Default_20_Paragraph_20_Font"><text:span text:style-name="T1">n</text:span></text:span>im ne hic<text:line-break/>quidem ratio apparet ulla, quae bilem demonstret fero-<text:line-break/>fo excremento esse tenuiorem. Verum , ubi quis impu-<text:line-break/>dens est, dejectusque concertatorem complectitur, ac de-</text:p>
      <text:p text:style-name="P2">jecturn se negat, is luctae imperitis similis erit, qui,<text:line-break/>cum a luctae peritis sunt prostrati, supinique jacent, tan-<text:line-break/>tum absunt, ut se dejectos fateantur, ut etiam a cervici-<text:line-break/>bus eorum pendeant, a quibus Eunt prostrati, nec eos<text:line-break/>expediri sinant , vincere fe interim autumantes.</text:p>
      <text:h text:style-name="Heading_20_2" text:outline-level="2">Cap. .HI.</text:h>
      <text:p text:style-name="P11"><text:s/>Ergo nugae maximae sunt omnis exi-<text:line-break/>guorum meatuum ad naturales functiones hypothesis.<text:line-break/>Nisi enim a natura facultas quaedam naturalis unicuique<text:line-break/>instrumento statim ab initio sit tributa, durare animalia<text:line-break/>non poterunt non modo tantum annorum, fed nec pau-<text:line-break/>cissimorum dierum numerum. Quippe si nullius ea cu-<text:line-break/>rae mandemus, arteque et providentia destituemus, ac<text:line-break/>folius materiae momentis gubernari velimus, nulla us-<text:line-break/>quam facultate vel trahente, quod sibi est commodum,<text:line-break/>vel amoliente, quod est alienum, vel allerante aggluti-<text:line-break/>nanteque, quod est nutrituram , nescio, quo pacto non<text:line-break/>ridiculi futuri simus, si de naturalibus actionibus dispu-<text:line-break/>temus, multoque magis, si de actionibus a<text:span text:style-name="Default_20_Paragraph_20_Font"><text:span text:style-name="T1">n</text:span></text:span>imalibus to-</text:p>
      <text:p text:style-name="P2">taque vita. Siquidem neque vivere neque durare ulli .<text:line-break/>animalium vel brevissimo tempore fas erit, si tot in se<text:line-break/>partes, tamque disside<text:span text:style-name="Default_20_Paragraph_20_Font"><text:span text:style-name="T1">n</text:span></text:span>tes sortitum, nulla facultate uta-<text:line-break/>tur, aut qua co<text:span text:style-name="Default_20_Paragraph_20_Font"><text:span text:style-name="T1">n</text:span></text:span>veniens trahat; aut qua alienum secer-<text:line-break/>nat; aut qua id, quod nutriat, alterati Atqui, si prae-<text:line-break/>diti his fumus, utique exiguis magnisve, qui ex hypo-<text:line-break/>thesi minime demonstrata sint accepti, meatibus, praeter-<text:line-break/>ea idoneo quodam situ ad bilis et urinae separationem.<text:line-break/>haudquaquam indigemus. In quo uno sapere Erafistratus<text:line-break/>videtur, quod omnes corporis partes bene dispositas for-<text:line-break/>matasque a natura putat. Verum si sibi ipsi constare ar-<text:line-break/>tificiosam appellanti naturam volet, ut quae ab initio sta-<text:line-break/>tim omnes animalis partes probe disposuerit ac finxerit;<text:line-break/>post f d vero .opus, quo nihili deesset, . etiam in lucem<text:line-break/>cum facultatibus quibusdam protulerit, sine quibus vive-<text:line-break/>re non possit; tum vero paulatim etiam ad justam .usque<text:line-break/>magnitudinem auxerit: haud scio, .quo pacto naturales</text:p>
      <text:p text:style-name="P2">actiones meatuum magnitudini aut parvitati ullisve<text:line-break/>tum ridiculis hypothesibus possit permittere. Quippe na-<text:line-break/>tura illa, quae partes effingit et sensim adauget, omni-<text:line-break/>no per eas totas est extunsa, ut quae totas eas per to-<text:line-break/>tas , . non tantum extrinsecus , fingat , nutriat atque au-<text:line-break/>geat. Praxiteles namque, aut Phidias, aut alius quis—<text:line-break/>piam statuarius foris tantum materiam ornabant, qua<text:line-break/>scilicet, parte licebat eam attingere; internam ejus par-<text:line-break/>tem illaboratam , otiosam artisque immunem ac negle-<text:line-break/>etam reliquerunt, ut quibus in eam descendere ingredi-<text:line-break/>que, ac omnes materiae partes tangere minime licuerit.<text:line-break/>Natura non ita, sed ossis partem quamlibet os efficit, et<text:line-break/>carnis carnem, et adipis adipem, et in aliorum singulis<text:line-break/>ad proportionem facit: nulla enim pars est, quae ab illa<text:line-break/>non tangatur, aut operam ejus cultumve effugiat. Imo<text:line-break/>Phidias ex cera efficere ebur - aurumve. non potuit, sed<text:line-break/>nec ex auro ceram; siquidem .horum quodque manens<text:line-break/>id, quod a principio erat, foris tantum speciem figu--</text:p>
      <text:p text:style-name="P2">namque artis adeptum, perfecta fit statua. Natura nui-<text:line-break/>lius materiae veterem formam fervat; quippe ita Ian-<text:line-break/>guis essent cunctae a<text:span text:style-name="Default_20_Paragraph_20_Font"><text:span text:style-name="T1">n</text:span></text:span>imalis partes, is scilicet, qui a<text:line-break/>matre confluit ad maris femen, una uuiusque formae<text:line-break/>materia cerae vice artifici fubjecta. Nulla vero anima-<text:line-break/>lis partium pro ea ratione ex hac rubra humidave effi-<text:line-break/>cicur; siquidem os, cartilago, arteria, vena, nervus;<text:line-break/>adeps, glandula, membrana, medulla, exanguia quidem<text:line-break/>sunt, ex sanguine tamen facta. Quo autem alterante,<text:line-break/>quove coagulante, aut quo formante, rogarem mihi re-<text:line-break/>sponderet ipse Erasistratus; prosus enim vel naturam<text:line-break/>diceret, vel semen, utroque nimirum idem dicens, sed<text:line-break/>diversis notionibus interpretans. Quod namque femen<text:line-break/>prius erat , id quum primum e<text:span text:style-name="Default_20_Paragraph_20_Font"><text:span text:style-name="T1">i</text:span></text:span> gignit et format arti-<text:line-break/>mal, natura quaedam fit; tanquam enim Phidias ante ha-<text:line-break/>huit facultates artis, quam materiam attigit, usus autem<text:line-break/>ipsis est in materia (omnis e<text:span text:style-name="Default_20_Paragraph_20_Font"><text:span text:style-name="T1">n</text:span></text:span>im facultas, si conveniens<text:line-break/>desit materia, otiosa est), ita femen facultates quidem in</text:p>
      <text:p text:style-name="P2">fe ipso possedit; actionem vero non didicit a materia,<text:line-break/>sed circa hanc obivit. Iam, si copioso semen obruatur<text:line-break/>sanguine, corrumpetur; sin sanguinem omnino desideret,<text:line-break/>qumn otiosum sit, natura esse non poterit Itaque, quo<text:line-break/>nec corrumpatur, et natura pro semine fiat, exiguum ad<text:line-break/>illud sanguinis confluat, necesse est; imo vero id exi-<text:line-break/>gunm dicendum non est, sed quod copiae commensura-<text:line-break/>tum. Quis igitur est, qui affiuentis sanguinis copiam<text:line-break/>moderatur? quis vetat, quo minus jusio plus confluat?<text:line-break/>quis facit, ne minus, quam satis sit, affluat? quem hic<text:line-break/>tertium, qui animalis generationi praefit, quaeremus,<text:line-break/>quique convenientem iemini sanguinem subministret?<text:line-break/>Quid dixisset Erasist ratus, si vivens talia rogatus fuisset?<text:line-break/>nempe femen ipsum; id enim est artifex, Phidiae pro-<text:line-break/>portione.respondens ; sanguis vero cerae rationem habet.<text:line-break/>Non igitur convenit, ut cera sibi ipsi mensuram rnve-<text:line-break/>niat, fed Phidias ; trahet porro artifex tantum ad fe<text:line-break/>sanguinis, quanti indiget. Verum hic . advertere delie-</text:p>
      <text:p text:style-name="P2">mus ac videre, ne femini imprudentes rationem quan-<text:line-break/>dam intellectumque tribuamus; quippe hac ratione nec<text:line-break/>femen id, neo etiam naturam fecerimus, sed jam animal.<text:line-break/>Atqui, si tueri utrumque debebimus, et mediocre trahit,<text:line-break/>et sine ratione, utique quemadmodum magneti lapidi<text:line-break/>trahendi ferri , sic femi<text:span text:style-name="Default_20_Paragraph_20_Font"><text:span text:style-name="T1">n</text:span></text:span>i trahendi sanguinis facultatem<text:line-break/>quandam inesse dicemus. Atque hic rursus , quemadmo-<text:line-break/>dum suepe ante, coacti fumus in femine trahendi vim<text:line-break/>quandam inesse faleri. At quid erat femen? principium<text:line-break/>animalis efficiens: materiale namque menstruus est fan-<text:line-break/>gula. An igitur, quum ipsum principium, quo scilicet<text:line-break/>faciat aliquid eorum , quae molitur , prima hac utatur<text:line-break/>functione, expers esse convenientis ad eam facultatis<text:line-break/>potest? Qui igitur factum est, quod eam Erasistratus<text:line-break/>non norit, si scilicet ea prima est feminis actio, ut con-<text:line-break/>venientem sibi sanguinem trahat? - Conveniens vero fue-<text:line-break/>rit, qui tenuis adeo halituosusque est, ut, quum lu om-<text:line-break/>nem somniis pa<text:span text:style-name="Default_20_Paragraph_20_Font"><text:span text:style-name="T1">n</text:span></text:span>em veluti ros sit attractus, nusquam</text:p>
      <text:p text:style-name="P2">fui speciem repraesentet; sic namque fiet, ut et facile<text:line-break/>eum vincat femen, et celeriter assimilet, et sibi nutri-<text:line-break/>mentum faciat: mox (arbitror) fecundo attrahet. et ter-<text:line-break/>tio, quo scilicet molem sibi magnitudinemque jusiam ex<text:line-break/>nutritione adliciat. Atqui jam alteratrix iuventa vis est,<text:line-break/>quae nec ipsa prodita Erafistrato est. Tertia vero con-<text:line-break/>formatrix apparebit, cujus ope femen primum, veluti con-<text:line-break/>cretum quiddam tenue, membranam illam sibi induit,<text:line-break/>quam Hippocrates sexta die cum foetu canitiei mulieri<text:line-break/>ovorum- tunicae similem excidisse ait; post hanc vero<text:line-break/>-reliqua etiam, quaecunque scilicet ru libello de irrfantis<text:line-break/><text:span text:style-name="Default_20_Paragraph_20_Font"><text:span text:style-name="T1">n</text:span></text:span>atura ab eo sunt scripta, fingit. Verum fi, qnae for-<text:line-break/>urantur omnia, ea parvitate manerent, qua sunt a prin-<text:line-break/>cipio condita, quid utique majus esset? Augeri igitur<text:line-break/>ilia conveniet. At quomodo augebuntur? certe tum in<text:line-break/>omnem partem extensa, tum vero nutrita. Quod si eo-<text:line-break/>ram, quae superiore libro de vesica dixi, quam pueri<text:line-break/>restantes commeabant, memineris, facilius, quae nunc</text:p>
      <text:p text:style-name="P2">dicentur, intelliges. Cor igitur ab initio ita mihi par-<text:line-break/>vunr esse,- ut <text:span text:style-name="Default_20_Paragraph_20_Font"><text:span text:style-name="T1">n</text:span></text:span>ihil a milli semine distet, aut, si maris,<text:line-break/>faba, intellige. Tum illud investiga, num aliter id essr-<text:line-break/>ci possit magnum,- quam si et in omnem partem exten-<text:line-break/>datur, et per totum fe nutriatur, sicuti femen supra<text:line-break/>paulo nutriri indicavimus. At nec id norit Erasistratus.,<text:line-break/>qui natu<text:span text:style-name="Default_20_Paragraph_20_Font"><text:span text:style-name="T1">r</text:span></text:span>ae artem praedicat , imo ad eum modum auge-<text:line-break/>ri animalia putat, quo aut creferam, aut catenam,<text:line-break/>aut saccum , aut calathum ; quorum cuique applicatis<text:line-break/>ad finem ejus aliis, quae similia sunt iis, ex quibus ab<text:line-break/>initio est conditum, fit appositio. At hoc, vir sapientis-<text:line-break/>sime, non auctio ejus est, sed generatio; fiunt enim<text:line-break/>tamdiu capsa, et saccus, et vestis, et domus. et <text:span text:style-name="Default_20_Paragraph_20_Font"><text:span text:style-name="T1">n</text:span></text:span>avi-<text:line-break/>gium , et reliqua id genus omnia , dum convenientem<text:line-break/>speciem, cujus causa ab artifice sunt .incepta, consumma-<text:line-break/>tam habeant. Quando igitur augeantur? nempe cum<text:line-break/>calathus jam perlectus, et fundum, et os, et veluti ven-<text:line-break/>trem, et quae i<text:span text:style-name="Default_20_Paragraph_20_Font"><text:span text:style-name="T1">n</text:span></text:span> medio horum sunt, habens, omnibus his</text:p>
      <text:p text:style-name="P2">redditur amplior. At qua ratione id fiet? inquiet ali-<text:line-break/>quis. Qua quaesto alia, quam st calathus subito nobis ani-<text:line-break/>mal planta<text:span text:style-name="Default_20_Paragraph_20_Font"><text:span text:style-name="T1">r</text:span></text:span>e fit effecta? auge<text:span text:style-name="Default_20_Paragraph_20_Font"><text:span text:style-name="T1">n</text:span></text:span>tur. enim ea tantum, quae<text:line-break/>vivum. Tu vero fortasse putas, domum, quae exaedifica-<text:line-break/>tur, et calathum, et vestem, quae texuntur, augeri; feti<text:line-break/>minime ita est: augetur enim id, cujus perfecta jam for-<text:line-break/>ma est; ejus autem, quod fit, processus ille, qui est<text:line-break/>ad formam, non utique auctio, fied generatio nomina-<text:line-break/>turi. quippe augetur id, quod est; gignitur id, quod.<text:line-break/>non ast.</text:p>
      <text:h text:style-name="Heading_20_2" text:outline-level="2">Cap. IU </text:h>
      <text:p text:style-name="P11"><text:span text:style-name="T12">J</text:span>am haec parum novit Erafistratus, quem<text:line-break/>nihil latet; si vera omnino sunt, quae sectatores ejus<text:line-break/>affirmant, inter Peripateticos philosophos versatum eum<text:line-break/>dicentes. At quod naturam quidem ut artificem praedi-<text:line-break/>eat, hactenus ego quoque Peripateticorum agnosco dog-<text:line-break/>ma, reliquorum nullum, ne proximum. Si quis enim. in<text:line-break/>Aristotelis et Theophrasti scriptis sit versatus, ceu com-<text:line-break/>mentarios ea physiologiae Hippocratis conscripta putabit,<text:line-break/>agere scilicet luter fe parique calidum, frigidum; humi-</text:p>
      <text:p text:style-name="P2">dum et siccum : tum horum maxime activum calidum<text:line-break/>esse, fecundum vero potestate frigidum, primo Hippocrate<text:line-break/>dicente, post eum vero Aristotele. .Iam quae <text:span text:style-name="Default_20_Paragraph_20_Font"><text:span text:style-name="T1">n</text:span></text:span>utriuntur<text:line-break/>omnia, quod per tota se nutriantur; et quae miscentur<text:line-break/>omnia, quod per tota se misceantur; peri modo, quae<text:line-break/>atterantur omnia, quod per tota se atterentur, Hippo-<text:line-break/>cratica simul Aristotelicaque sunt; et concoctionem alte-<text:line-break/>rationem quandam esse, ac nutrientis in propriam qua—<text:line-break/>Etatem ejus, quod nutritur, mutationem; sanguificatio-<text:line-break/>nem vero alterationem esse; similiter nutritionem et au-<text:line-break/>ctionem ex eo, quod corpus lu omnem partem extent<text:line-break/>datur nutriaturque, fieri; alterationem vero ipfam a ca-<text:line-break/>lido potissimum persici; atque idcirco tum nutritionem,<text:line-break/>tum concoctionem, tum omnem humoris generationem;<text:line-break/>jam vero et in excrementis ipsis qualitates a calore in-<text:line-break/>nato provenire. Haec - omnia atque etiam alia quam<text:line-break/>plurima, tum de praedictis facultatibus. tum de .morbo-</text:p>
      <text:p text:style-name="P2">ruat generatione, tum remediorum inventione Hippocra-<text:line-break/>tes omnium post hominuui memoriam primus recte dixit;<text:line-break/>Aristoteles post eum recte est interpretatus. Atqui si<text:line-break/>haec omnia Peripateticis placent, sicuti plane placent,<text:line-break/>nihil vero eorum placet Erasistrato, quid sibi vult Era-<text:line-break/>sistrati sectatoribus auctoris sui cum philosophis illis<text:line-break/>consuetudo? suspiciunt namque eum tanquam deum,<text:line-break/>omnisque ab eo dicta vera esse putant. At si. haec ita<text:line-break/>sint, longe prosectu a veritate aberrare putandi Peripa-<text:line-break/>tetici philosophi sunt; quibus nihil omnino eorum, quae<text:line-break/>Erafistratus est opinatus , placet. Atqui ei consuetudinem<text:line-break/>eum viris illis veluti generositatem quandam physiclogiae<text:line-break/>tribuunt. Rursum igitur sermonem aliter, quam modo<text:line-break/>reclusus, in eum convertemus. Si enim . Peripatetici recte<text:line-break/>sint de physiologia locuti, nemo erit Erasistrato magis<text:line-break/>ridiculus: ipfisque ejus sectatoribus optionem do, quip-<text:line-break/>pe aut priorem sententiam propugnaverint , aut hanc.</text:p>
      <text:p text:style-name="P2">Asserit prior sententia, nihil recte de natura sensisse Peri-<text:line-break/>pateticos; -posterior, Erasistratum. Ac meae quidem par-<text:line-break/>tes erunt pugnam duarum sententiarum apponere ;. illo-<text:line-break/>rum, utram placeat, elige<text:span text:style-name="Default_20_Paragraph_20_Font"><text:span text:style-name="T1">r</text:span></text:span>e. Ve<text:span text:style-name="Default_20_Paragraph_20_Font"><text:span text:style-name="T1">r</text:span></text:span>um illud -nunquam com-<text:line-break/><text:span text:style-name="T12">m</text:span>ittent, ut ab Erasistrato laudando fe retrahant: ergo<text:line-break/>de Peripateticis philosophis sileant. Quum enim de ani-<text:line-break/>malium ortu interituque permulta placita naturalia sint,<text:line-break/>itemque de sanitate et morbis, horumque curatione,<text:line-break/>unum modo invenietur, lu quo viris illis cum Erasistra-<text:line-break/>to. conveniat, naturam alienius gratia moliri omnia, ni-<text:line-break/>liilque sine causa. Quanquam etiam hoc ipsum verbis<text:line-break/>duntaxat tenus commune est, re enim Erasistratus milli-<text:line-break/>es id destruit; quippe frustra splen, frustra omentum,<text:line-break/>frustra arteriae, quae inseruntur in renes, quanquam hae<text:line-break/>omnium, quae a magna a<text:span text:style-name="Default_20_Paragraph_20_Font"><text:span text:style-name="T1">r</text:span></text:span>teria oriuntur, sint prope ma-<text:line-break/>ximae, frustra mille alia, Erasistrati saltem sententia,<text:line-break/>sunt condita. Quae quidem si prorsus ignorat, coquo<text:line-break/>paulo est in dissectionibus peritior; sin Iniens non dicit</text:p>
      <text:p text:style-name="P2">eorum usum, putat, plane frustra ea lienis exemplo esse<text:line-break/>facta. Quanquam quid haec persequor, quae operis de<text:line-break/>partium usu, quod opus sieorsum scripturi firmus, magis<text:line-break/>sint propria ? Ergo rursus eundem resumamus sermonem ,<text:line-break/>paucisque in Eralistrati aemulos appositis, ea, quae reli-<text:line-break/>qua sunt, prosequamur. Videntur hi mihi nullum ex<text:line-break/>Aristotelis scriptis legisse, sied ex aliis audivisse, eum lu<text:line-break/>naturae contemplatione magnum virum fuisse; tum Stoi-<text:line-break/>cos vestigiis physiologiae ejus insistere; deinde unum ex<text:line-break/>vulgatis placitis invenientes illi eum Erasistrato commu-<text:line-break/>ne, fingere, fuisse quandam Erasistrato cum illis viris<text:line-break/>consuetudinem. Caeterum quod Erasistratus expers om-<text:line-break/>pino sit Aristotelicae phyfiologiae ,. declarat praedictorum<text:line-break/>jam dogmatum catalogus; quae scilicet primum Hippocrates<text:line-break/>fuere, fecundo Aristotelis, tertio Stoicorum, uno tantum<text:line-break/>mutato, quod qualitates fin t corpora. Fortasse autem lo-<text:line-break/>gicae speculationis gratia versatum esse cum Peripateti- .<text:line-break/>cis Erasistratum dicent ; parum intelligentes, <text:span text:style-name="Default_20_Paragraph_20_Font"><text:span text:style-name="T1">s</text:span></text:span>ermones sal-</text:p>
      <text:p text:style-name="P7">sus et parum conclude<text:span text:style-name="Default_20_Paragraph_20_Font"><text:span text:style-name="T1">n</text:span></text:span>tes ab iis minime esse confcri-<text:line-break/>ptos, quum Erafistrati volumina ejusmodi <text:span text:style-name="Default_20_Paragraph_20_Font"><text:span text:style-name="T1">s</text:span></text:span>ermonibus fca-<text:line-break/>tea<text:span text:style-name="Default_20_Paragraph_20_Font"><text:span text:style-name="T1">n</text:span></text:span>t. Ergo miretur fortasse aliquis ac dubitet, quam-<text:line-break/>obrem Erasistratus ta<text:span text:style-name="Default_20_Paragraph_20_Font"><text:span text:style-name="T1">n</text:span></text:span>topere ab Hippocratis dogmate ab-<text:line-break/>hor<text:span text:style-name="Default_20_Paragraph_20_Font"><text:span text:style-name="T1">r</text:span></text:span>uerit ac cur meatus in jecinore, qui bilem excipi-<text:line-break/>unt (de renibus enim abunde hactenus] tractoria vi pri-<text:line-break/>vans, convenientem situm et osculorum causetur angu-<text:line-break/>ftism, ac locum quendam communem , in quem dedu-<text:line-break/>eant venae, quae a porta veniunt, sanguinem impurum,<text:line-break/>accipiant autem priores quidem ipsi meatus bilem, post-<text:line-break/>ea venae, quae ad cavam pertinent, purum jam sanguis<text:line-break/>nem. Quippe quum, fi tractum dixisset, praeterquam<text:line-break/>quod nihil accidisset incommodi, ab aliis sexcentis dubita-<text:line-break/>tionibus fuisset liber.</text:p>
      <text:h text:style-name="Heading_20_2" text:outline-level="2">Cap. V. </text:h>
      <text:p text:style-name="P11">Quum nunc pugna fit Erafistrati fectatori-<text:line-break/>bus non parva, neque id cum aliis modo, verum etiam<text:line-break/>ipsis inter fe, nequeuntibus scilicet interpretari verba illa<text:line-break/>lu pruno universalium sermonum, quibus ait; <text:span text:style-name="Default_20_Paragraph_20_Font"><text:span text:style-name="T1">Adapert</text:span></text:span>i<text:span text:style-name="Default_20_Paragraph_20_Font"><text:span text:style-name="T1">s</text:span></text:span></text:p>
      <text:p text:style-name="P2"><text:span text:style-name="Default_20_Paragraph_20_Font"><text:span text:style-name="T1">autem in idem aliis duobus vasis, tum choledachis, tum<text:line-break/>iis, quae ad cavam venam tendunt, accidit, subeuntis ex<text:line-break/>ventriculo alimenti partes eas, quae utrisque osculi</text:span></text:span>s <text:span text:style-name="Default_20_Paragraph_20_Font"><text:span text:style-name="T1">sunt<text:line-break/>accommodae, in utraque tran</text:span></text:span>s<text:span text:style-name="Default_20_Paragraph_20_Font"><text:span text:style-name="T1">ferri vaso, atque alias ad<text:line-break/>choledochum farri, alias ad venam cavam transmitt</text:span></text:span>i. II-<text:line-break/>lud enim <text:span text:style-name="Default_20_Paragraph_20_Font"><text:span text:style-name="T1">adapertis in idem</text:span></text:span>, quod in principio dictionis<text:line-break/>est positum, quo pacto fit intelligendum, difficile dictu<text:line-break/>est. Aut enim ita <text:span text:style-name="Default_20_Paragraph_20_Font"><text:span text:style-name="T1">in idem, </text:span></text:span>ut venae ejus, quae in ca-<text:line-break/>vo jecinoris est, fini copulentur alii duo fines, tum ejus,<text:line-break/>quae est in gibbo, tum bilis ipsius meatus; aut, si non<text:line-break/>ita, locum quempiam communem intelligere oportet, qui<text:line-break/>a tribus vasis sit diversus, et velut receptaculum quod-<text:line-break/>dam, quod impleatur quidem ab inseriore vena, vacue-<text:line-break/>tur autem in bilis meatus et in eas, quae a cava diffissae.<text:line-break/>funt, venulas. In utraque vero expositione multa, funt<text:line-break/>incommoda; quae li omnia dicam, videbor propositi mi-<text:line-break/>hi ab initio oblitus in Erafistratum scribere enarratio-<text:line-break/>nem. Caeterum commune ambabus interpretationibus in-</text:p>
      <text:p text:style-name="P2">commodum est, quod totus fanguis non purgatur. opor- .<text:line-break/>ter enim in ipsum , quod bilem recipit, vas , ubi videli-<text:line-break/>cet percolaretur, eum incidere, non transire ac prae-<text:line-break/>teriluere celeriter in os majus, distributiouis scilicet im-<text:line-break/>petu latum. An igitur his fotis difficultatibus implica-<text:line-break/>tus haeret Erasistrati sermo, dum attractrice facultate ad<text:line-break/>quiduis uti recusat? an vehementissime quidem in his,<text:line-break/>liquicloque adeo, ut nec puerum lateat?</text:p>
      <text:h text:style-name="Heading_20_2" text:outline-level="2">Cap. VI. </text:h>
      <text:p text:style-name="P11">Verum, siquis attente consideret, nec<text:line-break/>ejus de alimento sermo, quem in secundo universa—<text:line-break/>lium sermonum scribit, easdem difficultates effugit. Si-<text:line-break/>quidem, mio illo lemmate successionis ad id, quod vacua- .<text:line-break/>tur, concesso (ceu prius .ostendimus j, conclusit quiddam<text:line-break/>de venis solum , et qui in iis habetur sanguine. Effiu-<text:line-break/>ente enim per ora earum ac distributo sanguine, quum<text:line-break/>nec simul universus esse vacuus locus possit, nec vena-<text:line-break/>rum quicquam concidere (id namque erat omissum), ne-<text:line-break/>cesse erat, ut, quod continuum fuit, sequeretur ac va-</text:p>
      <text:p text:style-name="P2">enati locum impleret. Atque venae quidem nobis ita,<text:line-break/>nutrientur , sanguine scilicet , quem in se habent , fruen-<text:line-break/>tes. At nervi quomodo nutrientur? neque enim in his<text:line-break/>sanguis habetur. Nobis namque lu promptu est respuo-<text:line-break/>dere, quod trahendo a venis; sed hoc illi non placet-<text:line-break/>Quidnam igitur hic comminiscitur ? nempe nervum venas<text:line-break/>in su arteriasque habere, veluti catenam ex tribus diver-<text:line-break/>sis natura loris contextam. Ex hac etenim ad dis-<text:line-break/>putationem sumpta hypothesi putarit se tractum posse<text:line-break/>declinare; neque enim amplius nervum, cum sanguinis<text:line-break/>lu se vas habeat, sanguinis alterius, qui extrinsecus ex<text:line-break/>vicina vera vena confluat, indigere, sed satis illi ad nu-<text:line-break/>trimentunr esse vas illud confictum , quod ratio compre-<text:line-break/>hendat. .At hic .rursus alia difficultas hominem excipit.<text:line-break/>Hoc namque ipsum exiguum vasculum seipsum quidem<text:line-break/>nutriet; simplicem vero illum, qui ipsi adjunctus est,<text:line-break/>nervum vel arteriam, fieri nequit, ut nutriat, nisi iis<text:line-break/>insita quaedam trahendi nutrimenti vis subesse concedatur.</text:p>
      <text:p text:style-name="P2">Nam successione ad id, quod vacuatur, quo pacto at-<text:line-break/>trahere alimentum queat simplex ille ne<text:span text:style-name="Default_20_Paragraph_20_Font"><text:span text:style-name="T1">r</text:span></text:span>vus ad eum<text:line-break/>modum, quo compositae venae?. nempe quia caritas<text:line-break/>quaedam in illo est, ipso auctore. At ea caritas spiritu<text:line-break/>animali plena est, non sanguine. Est autem nobis non<text:line-break/>in hanc cavitatem ratione inducendum alimentum , sed<text:line-break/>in vas, quod eam contineat, sive id tantummodo nutri,.<text:line-break/>ri, sive etiam augeri est opus. Ergo qua <text:span text:style-name="Default_20_Paragraph_20_Font"><text:span text:style-name="T1">r</text:span></text:span>atione indu-<text:line-break/>cenula? est enim adeo exiguum simplex illud vas, prae-<text:line-break/>terea reliquorum utrumque, -ut, fi minima acu partem<text:line-break/>ejus aliquam pupugeris, tria simul diviseris. Itaque fen-<text:line-break/>sibilis in eo locus vacuus fieri simul unive<text:span text:style-name="Default_20_Paragraph_20_Font"><text:span text:style-name="T1">r</text:span></text:span>sus non po-.<text:line-break/>test; qui vero ratione spectatur, non cogit, quum vacua-<text:line-break/>tur, ut, quod continuum est, necessario sequatur. Velim<text:line-break/>porro rursus hoc loco respondeat mihi Erasistratus ipse<text:line-break/>de elementari illo exiguo nervo , sitne unus .et prorsus<text:line-break/>continuus, an ex multis et exiguis corpusculis illis, quae<text:line-break/>Epicurus, Leucippus et Democritus proposuerunt., com-</text:p>
      <text:p text:style-name="P1">positus. Nam de hoc quoque Erasistrati aemulos diffide-<text:line-break/>ne animadverto; alii namque unum eum esse continuum-.<text:line-break/>que putant, alioqui nec simplicem eum nominan-<text:line-break/>dum ab eo fuisse dicunt; alii hunc quoque audent in<text:line-break/>alia elementaria dividere. Verum si unum quiddam con-<text:line-break/>tinuumque est, quod ex eo per insensibilem a medi-<text:line-break/>cis dictum perfpiratum vacuatur, nullum relinquet in<text:line-break/>eo locum vacuum quum ita nuuni non fuerit, sed plu-<text:line-break/>ra; vacuis scilicet locis inter su divisa. Sui ex multis<text:line-break/>est conditum, per horti posticum (ut in- proverbio est)<text:line-break/>ad Asclepiadem discessimus, . quae cohaerere inter sese<text:line-break/>non possunt elementa statuentes. Ergo , rursus a<text:span text:style-name="Default_20_Paragraph_20_Font"><text:span text:style-name="T1">r</text:span></text:span>tis ex-<text:line-break/>pertem esse naturam dicamus ; quum ejusmodi elementa<text:line-break/>necessario hoc sequatur. Quare parum erudite mihi vi-<text:line-break/>dentur Erasistrati aemulorum.. quidam ad ejusmodi ele-<text:line-break/>menta simplicium vasorum solutionem redigere; mea<text:line-break/>enim nihil referti Secundum utrosque enim absurda erit<text:line-break/>nutritionis ratio, quum in simplicibus illis exiguis vasis,<text:line-break/>quae magnos ac sensibiles nervos conficiunt, non possit</text:p>
      <text:p text:style-name="P2">sententia eorum , qui continua ea de<text:span text:style-name="Default_20_Paragraph_20_Font"><text:span text:style-name="T1">t</text:span></text:span>endunt , fieri ad id,<text:line-break/>quod vacuatur, successio; quod et in continuo nihil sit<text:line-break/>vacuum, ac siquid effluat, partes, quae relinquuntur, velo-<text:line-break/>ti lu aqua cernitur, inter se coeant, rurfumque unum<text:line-break/>fiant , ipsae digesti locum occupantes : secundum alios<text:line-break/>vero, propterea quod successione ad id, quod vacuatur,<text:line-break/>illorum elementorum nullum eget. Habet enim ea<text:line-break/>successio in sensibilibus tantum, non etiam in iis, quae<text:line-break/>ratione spectantur, vim; sicuti ipse Erasistratus manife-<text:line-break/>ste fatetur, ubique non de vacuo id genus, quod minu-<text:line-break/>tim corporibus accidit, se agere testificans, sed de mani-<text:line-break/>festo, et sensibili, et multo simul collecto, et magno, et<text:line-break/>evidente, vel quomodocunque aliter nominare libuerit.<text:line-break/>Quippe Erafistratus ipse vacuum sensibile, quod simul to-<text:line-break/>tum fit , ait esse non posse. Ego vero , quum nominibus<text:line-break/>abundarem , . quae idem in proposito sermone valerent,<text:line-break/>etiam reliqua adjeci. Non .alienum vero videtur, si ipse</text:p>
      <text:p text:style-name="P2">quoque aliquid (quando huc veni) Erafistrati sectatoribus<text:line-break/>conseram, horterque, ut, quum primum illud et fimplex<text:line-break/>ab Erafistrato vocatum vas in alia sclvunt elementaria<text:line-break/>corpora, ab ea opinione desissent, quum praeter id,<text:line-break/>quod nihil promovent, etiam ab Erafistrato dissideant.<text:line-break/>Ac quod <text:span text:style-name="Default_20_Paragraph_20_Font"><text:span text:style-name="T10">n</text:span></text:span>ihil quidem promoveant, liquido est monstra-<text:line-break/>tum , neque enim effugere dubitationem , quae de nutrr-<text:line-break/>tione est proposita, opinio ea potuit. Quod autem nec<text:line-break/>cum Erafistrato sit consentiens, quum id, quod ille. pri-<text:line-break/>mum et simplex nominat, compositum faciat, -ac naturae<text:line-break/>artem destruat, manifestum id quoque mihi videtur. Si<text:line-break/>enim in simplicibus his unitionem quandam substantiae<text:line-break/>non .relinquemus, fed ad elementa, quae nec. coalescere<text:line-break/>possunt, nec in partes dividi, descendemus, om<text:span text:style-name="Default_20_Paragraph_20_Font"><text:span text:style-name="T1">n</text:span></text:span>ino na-<text:line-break/>ttme artem periuremus; quod utique omnes faciunt, qui<text:line-break/>hanc hypothetici pro principio habent, tum medici tum<text:line-break/>philosophi. Quippe secunda et posterior animalis parti-<text:line-break/>bus secundum hanc hypothesin natura est, non prior; at</text:p>
      <text:p text:style-name="P2">formare et condere <text:span text:style-name="Default_20_Paragraph_20_Font"><text:span text:style-name="T1">n</text:span></text:span>on- ejus est, quod fecundo fit, feri<text:line-break/>ejus, quod fuit prius. Quare necesse esit statim ex ipfo<text:line-break/>fentine naturae facultates, quibus cousormat, auget nu-<text:line-break/>tritque animal, esse praesumere. At corporum, quae<text:line-break/>nec una committi, nec dividi possunt, nullum in fe<text:line-break/>conibrmatricem , auctricem, nutricem, aut lu <text:span text:style-name="Default_20_Paragraph_20_Font"><text:span text:style-name="T1">t</text:span></text:span>um-.<text:line-break/>ma artificem facultatem habet , quippe - quod im-<text:line-break/>patibile esse immutabileque praesumitur. Praedictorum<text:line-break/>vero sine mutatione et alteratione et ea, quae per tota<text:line-break/>fit, mixtione, veluti supra iudicavimus , nullum censi-<text:line-break/>stiti Atque ob hanc necessitatem omnes ejusmodi opini-<text:line-break/>onum sectatores , quo consentanea elementis iis , quae<text:line-break/>proposuerunt, dicerent, naturam Vel nolentes coacti sunt<text:line-break/>artificem esse negare. Verum haec non a nobis Erasi.-<text:line-break/>strati sequaces, fed a philosophis discere par erat, qui-<text:line-break/>bus- fcllicet illud maxime placet, omnium rerum elemeu-<text:line-break/>ta primum esse consideranda. Non recte igitur putan-<text:line-break/>dus est Erafistratus eo ignorantiae progressus, ut. ne<text:line-break/>hanc quidem dignoscere possit consequentiam;- fed ut si-</text:p>
      <text:p text:style-name="Normal">ror</text:p>
      <text:p text:style-name="P2">mul naturam artificiosam esse proponeret , simul<text:line-break/>in impatibilia, et -quae nec una coni ungi . nec mu-<text:line-break/>tari possint elementa, substantiam dirimeret. Atqui si<text:line-break/>in elementis alterationem aliquam, et mutationem, et<text:line-break/>unionem, et continuitatem dederit, unum ei minime<text:line-break/>compositum vas illud, quod simplex vocat, erit; verum<text:line-break/>simplex vena a se ipsa nutrietur, nervus vero et arteria<text:line-break/>a vena. Sed qualiter quaero et quemadmodum? hoc<text:line-break/>enim disceptationis nostrae loco dissensus Erasistrateo-<text:line-break/>rum superius meminimus, monstra vimusque, neutrorum<text:line-break/>sententia, quemadmodum simplicium illorum valorum<text:line-break/>nutritio fiat, constare. Sed nec indicare pugnam eorum<text:line-break/>fumus gravati t praeterea Erasistrato honoris aliquid de-<text:line-break/>frrre, translato scilicet in meliorem sectam. Rursum<text:line-break/>igitur ad eam, quae elementarem illum nervum unum,<text:line-break/>simplicem et sibi undique unitum proponit, disputatio<text:line-break/>conversa, quemadmodum nutriendus fit, consideret; quod<text:line-break/>namque hic inventum erit, commune id liippocratis quo-<text:line-break/>que fectae fuerit. Aptius autem misti, quod quaeritur,</text:p>
      <text:p text:style-name="P2">disquirendum esse ridetur in iis, qui aegrota verunt et<text:line-break/>vehementer sunt extenuati; omnes enim bis corporis par-<text:line-break/>tes et contabuerunt, et graciles factae sunt, tum pluri-<text:line-break/>ma additione refectioueque ludigere videntur; ergo. etiam<text:line-break/>nervus hic sensibilis, cujus cau<text:span text:style-name="Default_20_Paragraph_20_Font"><text:span text:style-name="T1">t</text:span></text:span>a inceptus sermo est, in<text:line-break/>his gracilis admodum est redditus ac nutritione eget.<text:line-break/>Habet vero in <text:span text:style-name="Default_20_Paragraph_20_Font"><text:span text:style-name="T1">t</text:span></text:span>e partes plurimas, tum primos illos et<text:line-break/>invisibiles nervos, tum paucas quasdam simplices arteri-<text:line-break/>as, itemque venas; omnes igitur ejus quoque elementa-<text:line-break/>res nervi extenuati funt, aut, si non. illi, utique nec to- .<text:line-break/>tus. Itaque etiam, sicut totus, ipsi quoque nutriri postu-<text:line-break/>lenti Atqui si nutriri postulant, nec potest illis quic-<text:line-break/>quam conducere ad id, quod vacuatur, successio, non<text:line-break/>propter jam dictas modo dubitationes, fed etiam pro-<text:line-break/>pter recens contractam (ut indicabo) gracilitatem, quae—<text:line-break/>renda nobis alia nutritionis est . causa. At quid igitur<text:line-break/>caustte est, cur fieri nequeat, ut successio ad id, quod<text:line-break/>vacuatur, ecm , qui sic sit affectus, nutriat? nempe quod</text:p>
      <text:p text:style-name="P2">tantum succedere continui necessarium est, quantum<text:line-break/>effluit. Hoc vero iis, qui bono fiunt corporis habitu,<text:line-break/>fatis ad nutritionem est, quibus ea, quae apponuntur,<text:line-break/>iis, quae effluunt, paria esse oportet; at in iis, qui ad<text:line-break/>ultimum sunt graciles ac liberaliter refici postulant, nisi<text:line-break/>multo plus sit, quod apponitur, quam id, quod va-<text:line-break/>cuatur , pristinum restituere habitum nunquam po-<text:line-break/>terit. Liquet igitur, quod tanto plus debent attrahere,<text:line-break/>quanto etiam pluribus egent. Porro Erasistratus hic quo.<text:line-break/>que su prius facere id, quod fecundum est, nescio, quo<text:line-break/>pactu non advertat. Propterea enim, inquit, quod<text:line-break/>multa appositio iis, qui aegrotarunt, quo reficiantur, fit,<text:line-break/>idcirco multum etiam ad hanc succedit. At quomodo<text:line-break/>multa fiat appositio, ubi copiosa non praecessit diatriba-<text:line-break/>tio ? Quod si alimenti per venas transitum distributio-<text:line-break/>nem appellat, translationem autem, quae in singula<text:line-break/>simplicium illorum et invisibilium nervorum arteriarum-<text:line-break/>que fit, non distributionem, sed perfusionem dicas, vel-<text:line-break/>uti nonnulli nominandam censuerunt; postea, qui per ve-</text:p>
      <text:p text:style-name="P2">nas .agitur, transitum sola fieri successione ad id; quod<text:line-break/>vacuatur, dicant; translationem, quae fit in illa; quae<text:line-break/>Eunt ratione spectabilia, nobis interpretentur. Quando- -<text:line-break/>quidem , quod nec m his successio ad id , quod vacua-<text:line-break/>tur, dici possit; ac potissimum in corporibus, quae ad ul-<text:line-break/>timunr sunt extenuata, demonstratum jam est. Quae<text:line-break/>vero de iis verba in secundo universalium sermonum<text:line-break/>Erasiftratus dicat, operae pretium est audisse: <text:span text:style-name="Default_20_Paragraph_20_Font"><text:span text:style-name="T1">Ullimis et<text:line-break/>simplicibus , tenuibus et angustis , appetitio ex vicinis con-<text:line-break/>tingit vasis, in vacua spatia e</text:span></text:span>o<text:span text:style-name="Default_20_Paragraph_20_Font"><text:span text:style-name="T1">rum, quae abierunt, nu-<text:line-break/>trimento a lateribus vasorum attract</text:span></text:span>o <text:span text:style-name="Default_20_Paragraph_20_Font"><text:span text:style-name="T1">ac tran</text:span></text:span>s<text:span text:style-name="Default_20_Paragraph_20_Font"><text:span text:style-name="T1">lat</text:span></text:span>o. Ex<text:line-break/>hac dictione primum illud <text:span text:style-name="Default_20_Paragraph_20_Font"><text:span text:style-name="T1">a lateribus</text:span></text:span> admitto plane ac<text:line-break/>recipio; neque enim possit simplex nervus, si per os nu-<text:line-break/>trimentum acciperet,. id i<text:span text:style-name="Default_20_Paragraph_20_Font"><text:span text:style-name="T1">n</text:span></text:span> se totum distribuere, ut qui<text:line-break/>dicatus animali spiritui sit; at a latere licet a simplici,<text:line-break/>quae juxta sita est, vena alimentum recipiat. Secundo<text:line-break/>loco recipio ex Erafistrati verbis, quod deinceps subjici-</text:p>
      <text:p text:style-name="P2">tur illi <text:span text:style-name="Default_20_Paragraph_20_Font"><text:span text:style-name="T1">a lateribus. </text:span></text:span>Quid igitur ait ? <text:span text:style-name="Default_20_Paragraph_20_Font"><text:span text:style-name="T1">a lateribu</text:span></text:span>s <text:span text:style-name="Default_20_Paragraph_20_Font"><text:span text:style-name="T1">vasoru</text:span></text:span>m<text:line-break/><text:span text:style-name="Default_20_Paragraph_20_Font"><text:span text:style-name="T1">nutriment</text:span></text:span>o <text:span text:style-name="Default_20_Paragraph_20_Font"><text:span text:style-name="T1">attracto</text:span></text:span>.. Ergo quod t<text:span text:style-name="Default_20_Paragraph_20_Font"><text:span text:style-name="T1">r</text:span></text:span>ahatur quidem ; nos<text:line-break/>quoque fatemur; quod autem successione ad id, quod va-<text:line-break/>cuatur, non trahatur, prius est- monstratum.</text:p>
      <text:h text:style-name="Heading_20_2" text:outline-level="2">Cap. Vli.</text:h>
      <text:p text:style-name="P11"><text:s/>Ergo ad quem modum trahatur, in<text:line-break/>commune investigemus. Quo porro alio , quam sicut a<text:line-break/>magnete lapide ferrum, qui scilicet talis qualitatis tra-<text:line-break/>fiendae vim habet? At vero, si distributionis principi-<text:line-break/>um expressio ventriculi. praestat; reliquum vero ejus<text:line-break/>progressum omnem tum venae ipsae contractae ac pro-<text:line-break/>pellentes, tum singula, quae nutriuntur, ad fe trahentia:<text:line-break/>successionem ad id, quod vacuatur, repudiantes, quippe .<text:line-break/>quae hominem , qui artisiciosanr naturam statuit , parum<text:line-break/>deceat, jam Asclepiadis objectionem declinaverimus,<text:line-break/>quam scilicet solvere non possumus. Lemma enim, quod<text:line-break/>ad demonstrationem disjunctum sumitur , non utique ex<text:line-break/>duobus, sed ex tribus re vera est disjunctum. At si<text:line-break/>quidem veluti ex duobus eo -utemur, falsum erit aliquid</text:p>
      <text:p text:style-name="P2">eorum, quae ad demonstrationem sumuntur; sin veluti<text:line-break/>ex duobus, minime claudens ratio erit. Atque haec mi-<text:line-break/>nime ignorasset Erafistratus, si vel per somnium aliqnan-<text:line-break/>do cum Peripateticis fuisset versatus.</text:p>
      <text:h text:style-name="Heading_20_2" text:outline-level="2">Cap. VIII. </text:h>
      <text:p text:style-name="P11">Quemadmodum de humorum generatio-<text:line-break/>ne, .de quibus nihil ne mediocriter quidem probabile<text:line-break/>habens quod dicat, falli putat eum, qui agit, quasi<text:line-break/>prorsus inutilis sit eorum contemplatio. Sed numquid,<text:line-break/>quaeso, quemadmodum quidem cibi concoquantur in ven-<text:line-break/>tre, scivisse est utile, quemadmodum autem in venis<text:line-break/>bilis fiat, est supervacuum? ac solius vacuationis ejus ha-<text:line-break/>benda est ratio, generationis ejus nulla rura? ceu non<text:line-break/>longe satius sit prohibere ab initio, ne multa gignatur,<text:line-break/>quam folle itus et occupatos esse de vacuanda. Mirum<text:line-break/>vero est, et illud dubitare hominem, in corpore<text:span text:style-name="Default_20_Paragraph_20_Font"><text:span text:style-name="T1">a</text:span></text:span>e sta-<text:line-break/>tuenda generatio ejus sit, au protinus in ipsis cibis extrin-<text:line-break/>secus contineri dicenda. Nam si id commode dubitatur.<text:line-break/>cur etiam de sanguine non. quaeremus, habeatue is in.</text:p>
      <text:p text:style-name="P2">corpore generationem, an in cibis sit diffusus, veluti<text:line-break/>alunt, qui-. opinionis de partibus similaribus sunt au-<text:line-break/>olores? Atqui multo magis ad rem pertinebat illud quae-<text:line-break/>ri, quinam cibi sanguini faciendo maxime conveniant,<text:line-break/>qui non conveniant, quam qui ventriculi operi facile<text:line-break/>cedant, qur adversentur et pugnent; quippe horum de-<text:line-break/>lectus ad solam concoctionem, illorum ad sanguinis boni<text:line-break/>generationem interest; non enim paris momenti est, vel<text:line-break/>sanguinem bonum non gigni, vel alimentum in ventre<text:line-break/>probe lu chylum non verti. Quo pacto autem non em-<text:line-break/>Refert, quum concoctionis frustrationes dividat, ceu mus-<text:line-break/>tae sint multisque ex occasionibus incidant , de sangui-<text:line-break/>nis vitiis nec verbo tenus, imo ne syllaba quidem te-<text:line-break/>nus, mentionem facere? Atqui in venis reperitur et<text:line-break/>crassius et tenuis , sanguis ; item aliis magis ruber, aliis<text:line-break/>flavior,- aliis magis ater, aliis pituitofior. Quod si quis<text:line-break/>graveolentem eum, idque non uno tantum genere, fed<text:line-break/>multis plane differentiis , quae , ut sermone explicari <text:span text:style-name="Default_20_Paragraph_20_Font"><text:span text:style-name="T1">n</text:span></text:span>on</text:p>
      <text:p text:style-name="P2">possunt, ita sensu liquido apparent, intelligat, non me-<text:line-break/>diocriter, ut arbitror, Erasistratum negligentiae damna-<text:line-break/>bit , qui tam necessariam artis contemplationem praeter-<text:line-break/>miseriti Manifestum enim est, ea, quae de hydrope pra-<text:line-break/>ve fentit, hanc negligentiam fuisse <text:span text:style-name="Default_20_Paragraph_20_Font"><text:span text:style-name="T1">t</text:span></text:span>ecum. Nam quod<text:line-break/>viarum angustia prohibe<text:span text:style-name="Default_20_Paragraph_20_Font"><text:span text:style-name="T1">r</text:span></text:span>i sanguinem ultra per jecur pro-<text:line-break/>cedere putat, nec alia ratione ulla hydropem posse fie<text:span text:style-name="Default_20_Paragraph_20_Font"><text:span text:style-name="T1">r</text:span></text:span>i,<text:line-break/>quomodo non extremam p<text:span text:style-name="Default_20_Paragraph_20_Font"><text:span text:style-name="T1">r</text:span></text:span>odit ejus ignaviam? dant<text:line-break/>quod nec vitio lienis, nec alterius cuj usquam partis, fed<text:line-break/>perpetuo ex jecinoris scirrho gigni hydropem existimat,<text:line-break/>pro<text:span text:style-name="Default_20_Paragraph_20_Font"><text:span text:style-name="T1">r</text:span></text:span>sus socordis est hominis, nec quicquam eorum, quae<text:line-break/>quotidie fiunt, intelligentis. Siquidem ex diuturnis hae-<text:line-break/>morrhuidibus vel suppressis vel immodica p<text:span text:style-name="Default_20_Paragraph_20_Font"><text:span text:style-name="T1">r</text:span></text:span>ofusione<text:line-break/>hominem ad extremam frigiditatem ducentibus <text:span text:style-name="Default_20_Paragraph_20_Font"><text:span text:style-name="T1">n</text:span></text:span>on fe-<text:line-break/>mel , aut bis , Ied saepe . jam factum hydropem nidi ; sic-<text:line-break/>ut mulieribus quoque tum menstruae purgationis omni—.<text:line-break/>moda cessatio, tum immodica vacuatio, quum scilicet<text:line-break/>uteri nimio sanguinis p<text:span text:style-name="Default_20_Paragraph_20_Font"><text:span text:style-name="T1">r</text:span></text:span>ofluvio laborarunt, strepo hydro- .</text:p>
      <text:p text:style-name="P2">pem accersiverunt , nonnullis vero earum et qui .mullo-<text:line-break/>bris vocatur fluxus, in hunc terminatus est morbum: ut,<text:line-break/>qui ab ilibus incipiunt aiiove quopiam opportunorum<text:line-break/>ad id . membrorum , bydropas praetermittam ; qui ipsi<text:line-break/>quoque Erasistrati opinionem <text:span text:style-name="Default_20_Paragraph_20_Font"><text:span text:style-name="T1">t</text:span></text:span> dare refellunt, verum non<text:line-break/>adeo luculenter, ut qui ex toto corporis habitu i<text:span text:style-name="Default_20_Paragraph_20_Font"><text:span text:style-name="T1">t</text:span></text:span>nmo-<text:line-break/>dice refrigerato oriuntur. Est emim ea prima generandi<text:line-break/>hydropis causa, ex sanguisicationis defectu proveniens,<text:line-break/>simili genere atque ea, quae ex ciborum concoctionis<text:line-break/>defectu fit, diarrhoea. Atqui in tali hydropis genere<text:line-break/>nec aliud viscus ullum, .nec jecur scirrho est affectum.<text:line-break/>Caeterum vir sapiens Erasistratus, negligens atque defpici-<text:line-break/>ens, quae nec Hippocrates, nec Diocles, nec Praxagoras,<text:line-break/>nec Puilistion, sed nec quae optimorum philosophorum<text:line-break/>ullus contempsit, non Plato, non Aristoteles, non Theo-<text:line-break/>phrastus , totas actiones praeterit , veluti exigua quadam<text:line-break/>et momentana artis omissa parte, ne quidem vel contra-<text:line-break/>dicendum censens, sive recte, sive non recte omnes.hi</text:p>
      <text:p text:style-name="P2">calido, frigido, sicco, irumido, aliis veluti agentibus;<text:line-break/>aliis veluti patientibus, .quae in corpore animalis sunt,<text:line-break/>omnia gubernari dicant, quodque calidum in iis tum. ad<text:line-break/>alias actiones, tum vero praecipue ad succorum genera-<text:line-break/>tionem plurimum valeat.. Verum tot tantisque non assen-<text:line-break/>tiri viris, sed plus se sapere quam illos putare, fine in-<text:line-break/>vidia esto; at nec resolutione, nec mentione tam celebre<text:line-break/>dogma dignari, id vero immensam quandam ejus prodit<text:line-break/>superbiam. Tametfi maxime pusillo abjectoque animo<text:line-break/>est,.ubicunque aliquid refutat; in disceptatione quidem<text:line-break/>de concoctione eos, qui putrefieri cibos autumant, re-<text:line-break/>futandi occasionem ambitiosa captans; in ea vero, quae<text:line-break/>de distributione agit, eos, qui propter appofitionem ar-<text:line-break/>teriarum distribui venarum sanguinem existimant; in ea<text:line-break/>rurfus, quae de respiratione instituitur, eos, qui circum-^<text:line-break/>trudi aerem dicunt. Sed nec gravatus est contra eos,<text:line-break/>qui halitus modo urinas meare in vesicam contendunt,<text:line-break/>disputare; nec etiam contra eos., qui in pulmonem ferri</text:p>
      <text:p text:style-name="P2">potionem ajunt. Ita, cum pessimas quasque opiniones de-<text:line-break/>legerit , delectatur prolixe in refutationibus immorari;<text:line-break/>de sanguinis vero generatione, quae tamen ciborum in<text:line-break/>chylum conversione nihilo est inferior, nec contra vete-<text:line-break/>rum quenquam disputare censuit, nec ipfe aliam inducere<text:line-break/>opinionem est ausus, qui in principio universalium scr-<text:line-break/>monum de omni naturali functione, et quemadmodum,<text:line-break/>et quibus animalis partibus quaeque flet, pollicitus est<text:line-break/>disserere. An, concoquendi cibi facultate imbecilla, cru-<text:line-break/>ditate laborabit animans, ejus vero, quae jam concocta<text:line-break/>in sanguinem vertit , nullus omnino erit assectus , sed<text:line-break/>haec sola nobis adamantina est et impatibilis? an alia<text:line-break/>quaepiam imbecillitatis ejus suboles erit, quam hydrops?<text:line-break/>Patet igitur liquido, Erasistratum, quum in aliis ne in<text:line-break/>levissimas quidem opiniones invehi sit gravatus, hac ve-<text:line-break/>ro in re nec refellere priores , nec ipfe novum aliquid<text:line-break/>lu medium afferre sit ausus, dogmatis fui errorem agno-<text:line-break/>xisse. Nam quid quaelo dicere de sanguine potuit homo,</text:p>
      <text:p text:style-name="P2">qui naturali calore ad nullum effectum fit usus ? quid<text:line-break/>vero de bili flava nigra ve aut pituita? nempe quod fieri<text:line-break/>potest, ut bilis mixta cibis statim forinsecus adveniat.<text:line-break/>Ait namque ad hunc modum ipsis verbis; <text:span text:style-name="Default_20_Paragraph_20_Font"><text:span text:style-name="T1">Utrum vero<text:line-break/>inter c</text:span></text:span>o<text:span text:style-name="Default_20_Paragraph_20_Font"><text:span text:style-name="T1">ncoquendum in ventre Alimentum -udis gignatur<text:line-break/>humor, an mixtu</text:span></text:span>s <text:span text:style-name="Default_20_Paragraph_20_Font"><text:span text:style-name="T1">in exhibitis extrinsecus accedat; id<text:line-break/>considerasse ad nullum pertinet medici</text:span></text:span>n<text:span text:style-name="Default_20_Paragraph_20_Font"><text:span text:style-name="T1">ae asum. </text:span></text:span>Atqui,<text:line-break/>vir egregie, tum vacuari opo<text:span text:style-name="Default_20_Paragraph_20_Font"><text:span text:style-name="T1">r</text:span></text:span>te<text:span text:style-name="Default_20_Paragraph_20_Font"><text:span text:style-name="T1">r</text:span></text:span>e humorem hunc ex<text:line-break/>animalis corpore, tum magnope<text:span text:style-name="Default_20_Paragraph_20_Font"><text:span text:style-name="T1">r</text:span></text:span>e nocere, uifi vacuetur,<text:line-break/>ipse lateris. Quo paeto igitur, cum nihil boni ex ea fle-<text:line-break/>ri existimes, inutilem esse ad medicinam ais de generatio-<text:line-break/>ne ejus considerationem? .Fac namque in cibis contine-<text:line-break/>atu<text:span text:style-name="Default_20_Paragraph_20_Font"><text:span text:style-name="T1">r , </text:span></text:span>nec in iecinore exacta ejus sit secretio p ambo<text:line-break/>enim haec fieri posse existimas. Atqui permultum hoc<text:line-break/>loco interest, minimam plurimamve in se bilem conti-<text:line-break/>neant, qui exhibentur cibi: illi namque omni periculo<text:line-break/>vacant ; hi vero , qui plurimam insu continent, quo-</text:p>
      <text:p text:style-name="P2">niam non potest tota ea commode in jecinore expurgari,<text:line-break/>occasio -erunt tum aliorum . affectuum, quos .ipse, o Erafi-<text:line-break/>ftrate, or bilis redundantia nasci ais, tum non in pollue—<text:line-break/>mis reteri. Quo pacto igitur medico nosse maxime ne-.<text:line-break/>cessari um no<text:span text:style-name="Default_20_Paragraph_20_Font"><text:span text:style-name="T1">n</text:span></text:span> sit primum illud, quod extrlusccus in ci-<text:line-break/>his ipsis bilis contineatur; secundo, quod beta (verbi<text:line-break/>gratia) multam , panis minimam , rursus oleum plurimam,<text:line-break/>vinum minimam., reliquaque impari modo inter fe bilis<text:line-break/>portionem lingula contineant ? Quomodo enim non mari-.<text:line-break/>me sit ridiculus, qui sponte sua ea, quae plus lu fe bi-<text:line-break/>Iis contineant, potius eligit, quam .contraria? Quid vero,<text:line-break/>si non. continetur bilis in cibis, sed in corpore animali-<text:line-break/>um gignitur, nonne illud quoque nosse ad rem pertinet,<text:line-break/>in quo statu. corpores amplior ejus generatio pro veniat<text:line-break/>in quo minor? Qqippe adterendi mutandique scmper in<text:line-break/>melius vitiosus corporum status facultatem habemus; ye-<text:line-break/>rum si ignoramus, quatenus vitiosus fit, et qualiter a le-<text:line-break/>gititno excesserit,. quo tandem pacto licebit nubis eum in</text:p>
      <text:p text:style-name="P2">meliorem vindicare? Non est igitur, ut Erasistratus<text:line-break/>affirmat , ad medendum inutilis ipsa de liliis generatione<text:line-break/>veritas; fed et illud nec difficile inventu est, nec ob-<text:line-break/>scurunt, quod mel non eo, quod plurimam in se bilem<text:line-break/>continet:, sed quod intra corpus est mutatum, in hanc<text:line-break/>atteratur lac vertitur; quippe amarum. gustantibus esset,<text:line-break/>si bilem in se extra corpus contineret; praete<text:span text:style-name="Default_20_Paragraph_20_Font"><text:span text:style-name="T1">r</text:span></text:span>ea omni-<text:line-break/>-bus similiter hominibus aequalis ex: eo gigneretur bilis<text:line-break/>copia, Verum id secus habet, siquidem, qui jam in flore<text:line-break/>sunt, potissimum fi calidiore natura sint ac ritam degant<text:line-break/>laboriosam, in iis totum mel vertitur in flavam bilem,<text:line-break/>senibus vero admodum est accommodum, utpote quibus<text:line-break/>non in bilem, sed in sanguinem convertatur. Erasistra-<text:line-break/>tus vero, praeterquam quod nihil horum norit, neque<text:line-break/>divisionem sermonis fui satis aptam facit, illud aestimasse<text:line-break/>inquiens, nihil ad medendum conferre, in cilisne bilis<text:line-break/>statim ab initio contineatur, an per concoctionem in ven-<text:line-break/>tre sit genita, quum adultum scilicet aliquid oportuisset</text:p>
      <text:p text:style-name="P2">de ejus et ru jecinore et in venis generatione, quando<text:line-break/>iit lis instrumentis gigni eam una cum sanguine. veteres<text:line-break/>tum medici tum philosophi prodiderunt. Sed qui ab in-<text:line-break/>itio statim errarunt, atque a recta via declinarunt, his<text:line-break/>non talia modo nugari est necesse, fed etiam eorum,<text:line-break/>quae ad artem sunt utilissima, disquisitionem omittere.<text:line-break/>Libens igitur, quum huc oratione processerim, eos rogem,<text:line-break/>qui plurimum cum Peripateticis philosophis versatum ho-<text:line-break/>murem dicunt, an omnia, quae ab Ariste tele dicta de-<text:line-break/>monstrataque sunt de corporis nostri ex calido, frigido,<text:line-break/>humido et sicco mixtione, norint; tum calidum in iis<text:line-break/>esse efficacissimum, et auimalia, quae calidio<text:span text:style-name="Default_20_Paragraph_20_Font"><text:span text:style-name="T1">r</text:span></text:span>e sunt na- .<text:line-break/>tura, ea esse omnino sanguine praedita, contra quae natu-<text:line-break/>ra admodum sunt frigida, ea prorsus esse exangnia, eo-<text:line-break/>que per hyemem delitescentia otiosa et immota mortuo-<text:line-break/>rum ritu jacere. Porro elisceptatum et de colore san-<text:line-break/>guinis est non Aristoteli modo , sed etiam Platoni. Nos<text:line-break/>autem, sicut; prius etiam testati sumus, haudquaquam,</text:p>
      <text:p text:style-name="P1">quae ab antiquis . commode funt demonstrata, ea dicere<text:line-break/>in praefentia paramus,. ut qui illos nec sentiendo nec,<text:line-break/>dicendo - superare queamus ; fed i aut quae ab illis absque<text:line-break/>demonstratione, tanquam evidentia, sunt prodita, quod<text:line-break/>scilicet aliquos fore adeo perversius sophistas, qui verita-</text:p>
      <text:p text:style-name="P6">, tem i<text:span text:style-name="Default_20_Paragraph_20_Font"><text:span text:style-name="T1">n</text:span></text:span> iis, quae ipsi tradidissent, contemnerent, suspica- .<text:line-break/>ti non sunt, vel etiam ab illis omnino .sunt praetermis-<text:line-break/>sa, haec tum investigare tum demonstrare censemus. De -<text:line-break/>succorum vero generatione haud scio an aliquis exactius<text:line-break/>quicquam afferre in medium possit iis, quae Hippocrates,<text:line-break/>Aristoteles, Praxagoras, Philotimus aliique veterum non<text:line-break/>pauci reliquerunt. Demonstratum enim est ab iis viris,<text:line-break/>alimentum, dum lu venis ah innato calore alteratus,<text:line-break/>sanguinem quidem a mediocri calore fieri, reliquos vero<text:line-break/>fuscos ab eodem immodico. Atque huic sententiae, quae<text:line-break/>evidenter sensibus apparent, omnia consentiunt. Quando<text:line-break/>et cibi, qui natura calidiore sunt, magis sunt biliosi;<text:line-break/>qui frigidiore, magis pituitusi. Simili modo ex aetatibus</text:p>
      <text:p text:style-name="P2">quae calidio<text:span text:style-name="Default_20_Paragraph_20_Font"><text:span text:style-name="T1">r</text:span></text:span>e natura sunt, has biliofiores esse constat;<text:line-break/>quae frigidio<text:span text:style-name="Default_20_Paragraph_20_Font"><text:span text:style-name="T1">r</text:span></text:span>e, pituitosiores. lam vitae rationum et re-<text:line-break/>gionum et anui temporum multoque prio<text:span text:style-name="Default_20_Paragraph_20_Font"><text:span text:style-name="T1">r</text:span></text:span>es his ipsarum.<text:line-break/>quoque naturarum, quae frigidiores sunt, eae magis cer-,<text:line-break/>nuntu<text:span text:style-name="Default_20_Paragraph_20_Font"><text:span text:style-name="T1">r</text:span></text:span> pituitosae, quae calidiores, magis biliosae.<text:span text:style-name="Default_20_Paragraph_20_Font"><text:span text:style-name="T1">r</text:span></text:span> Prae-<text:line-break/>terea ex morbis quoque qui frigidi sunt, ii a pituita<text:line-break/>oriuntur; qui calidi, a bili ortum habent. Denique ni-<text:line-break/>hili usquam invenias, quod non .huic sententiae astipule-<text:line-break/>tur. Et quomodo, quaeso, non astipuletur? Cum enim.<text:line-break/>propte<text:span text:style-name="Default_20_Paragraph_20_Font"><text:span text:style-name="T1">r</text:span></text:span> certam ex quatuor illis qualitatibus temperiem.<text:line-break/>pars quaeque certam habeat functionem, necesse omnino<text:line-break/>est, propter ejus tempe<text:span text:style-name="Default_20_Paragraph_20_Font"><text:span text:style-name="T1">r</text:span></text:span>iei vitium aut prorsus corrumpi<text:line-break/>functionem, aut impediri, ac ita vel totum vel partibus<text:line-break/>aeg<text:span text:style-name="Default_20_Paragraph_20_Font"><text:span text:style-name="T1">r</text:span></text:span>otare animal. Ac primi quidem ac principes morbi-<text:line-break/>Iunt quatuor, qui calo<text:span text:style-name="Default_20_Paragraph_20_Font"><text:span text:style-name="T1">r</text:span></text:span>e, frigo<text:span text:style-name="Default_20_Paragraph_20_Font"><text:span text:style-name="T1">r</text:span></text:span>e, siccitate et humore<text:line-break/>luter se dissident. id vero Erafistratus quoque ipse,<text:line-break/>quanquam nolens, fatetu<text:span text:style-name="Default_20_Paragraph_20_Font"><text:span text:style-name="T1">r. </text:span></text:span>Nam quum in febribus dete-<text:line-break/>riorem esse ciborum concoctionem dicat, nec tamen (sic-</text:p>
      <text:p text:style-name="P2">ut priores censuerunt] propterea , quod naturalis caloris<text:line-break/>mediocritas corrumpitur, fed quia ventriculus hos am-<text:line-break/>plecti et terere similiter non valet , quod ejus lae<text:span text:style-name="Default_20_Paragraph_20_Font"><text:span text:style-name="T1">t</text:span></text:span>a sit<text:line-break/>actio, rogari jure potest, a quo fit laesa ventris actio.<text:line-break/>Quippe fi ceciderit quis, et ex eo bubo excitetur, prius,<text:line-break/>quam homo febricitet, venter deterius non concoqnet:<text:line-break/>non- enim fatis est aut bubo aut ulcus, quod ventriculi<text:line-break/>concoctionem labefactet. At si febricitet, protinus con-<text:line-break/>coctio redditur deterior; proti<text:span text:style-name="Default_20_Paragraph_20_Font"><text:span text:style-name="T1">n</text:span></text:span>us etiam ventriculi actio-<text:line-break/>nenr deteriorem redditam dicimus, atque id recte. Cae-<text:line-break/>terunt a quo sit laesa, adliciendum esse <text:span text:style-name="Default_20_Paragraph_20_Font"><text:span text:style-name="T1">s</text:span></text:span>ermoni videtur.<text:line-break/>Ulcus namque eam laedere non valebat, fed nec bubo;<text:line-break/>laesisset enim profecto et ante febrem. Quod si haec<text:line-break/>non laeferunt, liquet, quod immodica vis caloris; quippe<text:line-break/>duo haec buboni accessere, motus ejus, qui in arteriis<text:line-break/>et corde habetur, alteratio et naturalis caloris exuperant.<text:line-break/>tia. Verum motus alteratio non modo ventris actionem</text:p>
      <text:p text:style-name="P2">non laedet, sed etiam illi conferet in animalibus, in<text:line-break/>quibus supponitur plurimum ad concoctionem valere spi-<text:line-break/>ritum illum, qui per arterias in ventrem incidit. Er-<text:line-break/>go a reliquo eoque solo immodico: calore laeditur ven-<text:line-break/>tris actio; etenim spiritus non solum vehementior, sed<text:line-break/>etiam magis assiduus et abundantior nunc incidit, quam<text:line-break/>prius. Quare quod ad hunc attinet, magis ooncoquent<text:line-break/>ea, quae spiritus gratia bene concoquunt animalia; ob<text:line-break/>reliquum vero, qui etiam praeter naturam est, calorem<text:line-break/>male concoquens. Dicere namque, proprietatem quandam<text:line-break/>in spiritu esse, qua concoquunt, deinde, quum febricitant,<text:line-break/>hanc destrui, est alio modo incommodum ipsum fateri.<text:line-break/>.Quippe denuo interrogati, a quo sit alteratus spiritus,<text:line-break/>solum habent, quem respondeant, eum, qui praeter na-<text:line-break/>turam est, calorem, maxime de eo, qui in ventre est, spi-<text:line-break/>ritu; neque enim appropinquat omnino is buboni Et<text:line-break/>quid quaesto animalia -ea, in quibus spiritus proprietas<text:line-break/>plurimam vim habeat, commemoro, quum liceat demo-<text:line-break/>muribus, in quibus vel nihil vel omnino leve aliquid</text:p>
      <text:p text:style-name="P2">et exiguum confert, verba facere? At quod in febribus<text:line-break/>male concoquunt hi quoque, fatetur etiam ipse : tum cau-<text:line-break/>sum rei adliciens, laesam esse ait ventris actionem; non<text:line-break/>tamen aliam habet, quam asserat, laesionis occasionem<text:line-break/>quam eum, qui praeter naturam est, calorem. At si no-<text:line-break/>cet actioni calor, qui praeter naturam est, nec id facit<text:line-break/>ex accidenti, sed ipse sua substantia ac potestate, utique<text:line-break/>ex primorum morborum sit numero ; atqui de numero<text:line-break/>primorum morborum esse nequit immoderatus calor, nisi<text:line-break/>actio ex proba nuscatur temperie. Neque enim alia de<text:line-break/>caula potest intemperies primorum morborum esse capsa,<text:line-break/>nssi quod proba temperies est vitiata; quum enim ab hac<text:line-break/>manent actiones, necesse est primas earum laesiones ex<text:line-break/>hac manere vitiata. At quod, ipfo quoque Erasistrato au-<text:line-break/>ctore, proba caloris temperies actionis sit causa, iis, qui<text:line-break/>assequi, quod consequens est, valent, satis esse demonstra-<text:line-break/>tum puto. Hoc vero nobis concesso, non amplius dictu</text:p>
      <text:p text:style-name="P2">difficile est, in omni actione id, quod melius est, probo<text:line-break/>temperamento referendum esse acceptum; quae deteriora<text:line-break/>Eunt, vitioso. Atqui si haec ita se habent, sanguinem a<text:line-break/>mediocri, bilem ab immodico calore nasci,. quidni pu-<text:line-break/>fandum? ita namque tum in calida aetate, tum calida<text:line-break/>regione , tum anni tempore calido et tempestate calida,<text:line-break/>praeterea naturis hominum calidis et vitae conditionibus,<text:line-break/>et victus rationibus, et morbis calidis, merito nobis plu-<text:line-break/>rima fieri flava bilia apparet. Dubitare vero, an lu ani-<text:line-break/>mantiunr corporibus is humor gignatur, an in cibis con-<text:line-break/>lineatur, utique hominis est, qui nec illud advertat, quern-<text:line-break/>admodum etiam iis, qui fani citra vitium sunt, ubi aliqua<text:line-break/>coacti occasione, contra consuetudinem cibo abstinuerunt,<text:line-break/>os quidem amarum, lotium vero Liliorum reddatur, ac<text:line-break/>venter mordeatur; fed qui quasi subito nunc in hunc<text:line-break/>mundum sit ingressus, nec dum, quae in eo sunt, nove-<text:line-break/>rit. Quis namque ignorat, eorum, quae immodice eo-<text:line-break/><text:span text:style-name="Default_20_Paragraph_20_Font"><text:span text:style-name="T1">e</text:span></text:span>luuntur, singula fieri primum quidem salsiora, pustea</text:p>
      <text:p text:style-name="P2">vero amariora, quum, si mel ipsum, quod omnium est<text:line-break/>dulcissimum, plurimum percoquere velis, id quoque red-<text:line-break/>dideris amarissimum? Quippe quod caeteris, quae uti-<text:line-break/>quc ex natura <text:span text:style-name="Default_20_Paragraph_20_Font"><text:span text:style-name="T1">t</text:span></text:span>ua calida non sunt, per coctionem ac-i<text:line-break/>queritur, id melli ex sua natura praesto est; atque id<text:line-break/>causae est, cur coctum non efficiatur dulcius; quod nam-<text:line-break/>que ad dulcedinem generandam caloris ei accedere de-<text:line-break/>bebat, id totum prensus intra se obtinet. Itaque quod<text:line-break/>extrinsecus iis, quae minus calida sunt, conducit., id<text:line-break/>illi noxa fit et ametria; atque eam ob rem coquendo<text:line-break/>citius, quam alia, fit amarum. Eadem vero de causa in<text:line-break/>iis, qui calida natura <text:span text:style-name="Default_20_Paragraph_20_Font"><text:span text:style-name="T1">t</text:span></text:span>uus, et aetate florentibus promp-<text:line-break/>te in bilem vertitur; quippe calidum quum sit, ubi calli-<text:line-break/>do adjungitur, ad immoderationem temperamenti facile ,<text:line-break/>labitur statimque fit bilis, non fanguis. Postulat igitur, quo<text:line-break/>in sanguinis naturam mutetur, naturam hominis frigidam<text:line-break/>aetatemque frigidam. Non -abs re igitur censuit Hippo-<text:line-break/>crates, mel biliosis naturis non esse ex usu, utpote qui</text:p>
      <text:p text:style-name="P2">calidiore sint temperie. Ad eundem modum morbis qu<text:span text:style-name="Default_20_Paragraph_20_Font"><text:span text:style-name="T1">o-<text:line-break/></text:span></text:span>que biliosis inimicum esse, senum vero aetati amicum<text:line-break/>id esse, non solum Hippocrates, sed etiam omnes medici<text:line-break/>affirmant, partim id ex natura ipsius, quae scilicet vim<text:line-break/>ejus docet, invenientes, partim ex sola experientia. Ne-<text:line-break/>que enim empirici alia, quam haec, fieri observarunt,<text:line-break/>quod seni sit salubre, juveni minime salubre; et biliosae<text:line-break/>naturae noxium , pituitosae utile ; similiter et morbis iis,<text:line-break/>qui ex amara bile oriantur, contra<text:span text:style-name="Default_20_Paragraph_20_Font"><text:span text:style-name="T1">r</text:span></text:span>ium-, iis, qui ex pi-<text:line-break/>turta nascantur, amicum; unoque verbo, calidis quidem<text:line-break/>corporibus, sive ea naturae ratione, sive morbi, sive<text:line-break/>aetatis, sive temporis uniri, sive regionis, sive conditio-<text:line-break/>nis ritae, talia sint, bili generandae causam praebere,<text:line-break/>iis vero, quae contrarii sunt habitus, sanguini Atqui<text:line-break/>non potest idem cibus aliis verti in bilem, aliis lu sic-<text:line-break/>guinem, nisi intra corpus eorum generatio peragatur.<text:line-break/>Etenim fi singuli albi a se et in se bilem habentes, nec<text:line-break/>in. animalis corpore mutati bilem gignerent, ntique in</text:p>
      <text:p text:style-name="P2">omnibus eam corporibus pari modo generarent, ac quod<text:line-break/>foris auiarnm gestantibus esset, id, arbitror, bilem geuera-<text:line-break/>ret; quod autem dulce gratumque gustu esset, ejus ne<text:line-break/>vel exigua quidem portio bilis fieret. Atque non met<text:line-break/>modo, sed etiam caetera dulcis universa in supradictis<text:line-break/>corporibus, quae ex ..qualibet jam memo<text:span text:style-name="Default_20_Paragraph_20_Font"><text:span text:style-name="T1">r</text:span></text:span>atarum causa-<text:line-break/>rutu sunt calida, facile in bilem mutantur. Verum haec<text:line-break/>dixisse, quum tamen minime id mihi fuisset propositum,<text:line-break/>nescio quo pacto ex ipfa sermonis consequentia sum ad-<text:line-break/>ductus. Dictum autem latissime de his est tum Aristo-.<text:line-break/>teli , tum Praxagorae, qui Hippocratis et Platonis scnten-<text:line-break/>tiam recte sunt interpretati.</text:p>
      <text:h text:style-name="Heading_20_2" text:outline-level="2">Cap. IX. </text:h>
      <text:p text:style-name="P11">Quominus quisquam haec a nobis p<text:span text:style-name="Default_20_Paragraph_20_Font"><text:span text:style-name="T1">r</text:span></text:span>o exi-<text:line-break/>denti demonstratione dicta putet potius, quam quo indocili-<text:line-break/>tatem eorum, qui aliter sentiunt, indicarem; qui nec ea, de<text:line-break/>quibus inter omnes convenit, et quae quotidie fieri cer-<text:line-break/>nuntur, intelligunt. Porro demonstrationes eorum, quae<text:line-break/>utique scientificae .sunt, ex iis, quae supra jam retulimus,</text:p>
      <text:p text:style-name="P2">principiis sumpsisse conveniet; veluti quod actio passio-<text:line-break/>que corporum inter se ex calido, frigido, humido<text:line-break/>siccoque illis insint; tum quod, sive quis venas, sive<text:line-break/>jecur, sive arterias, sive cor, sive ventriculum, sive<text:line-break/>aliam partem ullam fungi quacunque actione dicat., in-<text:line-break/>evitabili necessitate cogetur propter- certam ex quatuor<text:line-break/>corporibus temperiem edi actionem ab illa fateri. Et-<text:line-break/>enim cur ventriculus circa cibum undique contrahatur,<text:line-break/>cur venae sanguinem gignant, rogarem ab Erafistrateis<text:line-break/>doceri; nosse namque, quod solummodo ipfe fecundum <text:span text:style-name="Default_20_Paragraph_20_Font"><text:span text:style-name="T1">t</text:span></text:span>e<text:line-break/>contrahitur, nondum utique operae pretium ullum est,<text:line-break/>nisi etiam intellecta fit cau<text:span text:style-name="Default_20_Paragraph_20_Font"><text:span text:style-name="T1">t</text:span></text:span>a; sic namque, arbitror, et<text:line-break/>errores corrigamus. <text:span text:style-name="Default_20_Paragraph_20_Font"><text:span text:style-name="T1">Non curamu</text:span></text:span>s, inquiunt, <text:span text:style-name="Default_20_Paragraph_20_Font"><text:span text:style-name="T1">nec sumu</text:span></text:span>s<text:line-break/><text:span text:style-name="Default_20_Paragraph_20_Font"><text:span text:style-name="T1">solliciti de isii</text:span></text:span>us<text:span text:style-name="Default_20_Paragraph_20_Font"><text:span text:style-name="T1">m</text:span></text:span>o<text:span text:style-name="Default_20_Paragraph_20_Font"><text:span text:style-name="T1">di causi</text:span></text:span>s, <text:span text:style-name="Default_20_Paragraph_20_Font"><text:span text:style-name="T1">ut quae supra med</text:span></text:span>i<text:span text:style-name="Default_20_Paragraph_20_Font"><text:span text:style-name="T1">cum<text:line-break/></text:span></text:span>sui<text:span text:style-name="Default_20_Paragraph_20_Font"><text:span text:style-name="T1">t atque ad phil</text:span></text:span>o<text:span text:style-name="Default_20_Paragraph_20_Font"><text:span text:style-name="T1">sophum naturalem spectent. </text:span></text:span>Utrum<text:line-break/>igitur neque ei contradicitis, qui probam, et quae se-<text:line-break/>cuudum naturam est, temperiem actionis causam in<text:line-break/>singulis instrumentis dicit; contra quod intemperiem jam</text:p>
      <text:p text:style-name="P2">morbum vocari, atque ab hac actio<text:span text:style-name="Default_20_Paragraph_20_Font"><text:span text:style-name="T1">n</text:span></text:span>em omnino laedi?<text:line-break/>au veterum demonstrationibus assentiemini? an tertium<text:line-break/>quiddam mediumque inte<text:span text:style-name="Default_20_Paragraph_20_Font"><text:span text:style-name="T1">r</text:span></text:span> haec utraque facietis, ut nec<text:line-break/>eorum <text:span text:style-name="Default_20_Paragraph_20_Font"><text:span text:style-name="T1">r</text:span></text:span>ationibus <text:span text:style-name="Default_20_Paragraph_20_Font"><text:span text:style-name="T1">n</text:span></text:span>ecessario assentiamini, ut ve<text:span text:style-name="Default_20_Paragraph_20_Font"><text:span text:style-name="T1">r</text:span></text:span>is, .nec<text:line-break/>iisdem repugnetis, ut falsis, sed h ae litat ores - ac qui-<text:line-break/>dem subito Pyrrhonii in medium prosiliatis? Atqui, si<text:line-break/>id facietis, experientiam necesse est propugnetis. Quo<text:line-break/>enim modo etiam medicamentorum compotes eritis, si<text:line-break/>morbi cujusque substantiam ignoretis? Cur igitur non si<text:line-break/>principio empiricorum nomen vobis vindicastis ? Quid<text:line-break/>nobis negotium lacessitis , naturales actiones medendi<text:line-break/>causa pollicentes inquirere? Si namque ventriculus per<text:line-break/>imbecillitatem circa cibum contrahi eumque reti<text:span text:style-name="Default_20_Paragraph_20_Font"><text:span text:style-name="T1">n</text:span></text:span>ere<text:line-break/>non valet, qua ratione eum in naturalem statium repo-<text:line-break/>nemus, . ignorantes scilicet imbecillitatis causam? Ego<text:line-break/>namque eum, qui supra modum calefactus est, ventrem<text:line-break/>refrigerandum esse aio; sicut eum, qui perfrige<text:span text:style-name="Default_20_Paragraph_20_Font"><text:span text:style-name="T1">r</text:span></text:span>atus est,<text:line-break/>calefaciendum ; ad eundem modum, et qui exiccatus<text:line-break/>est, humectandum ; qui praehumidus est, siccandum ; sed</text:p>
      <text:p text:style-name="P2">et conjunctim, si calidior una sicciorque justo fit reddi-<text:line-break/>tus, caput esse sanationis, ut refrigeretur simul et hu-<text:line-break/>mectetur; sin frigidior simul et humidior .sit effectus,<text:line-break/>ut siccetur et excalefiat; similique modo in aliis. At<text:line-break/>Erafistrati sectatores quid tandem facient, quum actionis<text:line-break/>causas omnino n<text:span text:style-name="Default_20_Paragraph_20_Font"><text:span text:style-name="T1">o</text:span></text:span>n esse inquirendas contendant? Quippe<text:line-break/>inquirendarum causarum fructus hic est, ut, qui ruteni-<text:line-break/>periti causas <text:span text:style-name="Default_20_Paragraph_20_Font"><text:span text:style-name="T1">n</text:span></text:span>orit, is ad naturam suam eam reducat;<text:line-break/>siquidem unum id novisse, quaenam sit cujusque instru-<text:line-break/>menti functio, nullum adhuc praestat ad medendum<text:line-break/>usum. Porro Erafistratum id quoque latere mihi vide-<text:line-break/>tur, quod affectus in corpore, qui non ex accidenti,<text:line-break/>sed primum et per se actionem labefactat, is ipse fit<text:line-break/>morbus. Ergo qua demum ratione vel agnoscere, vel<text:line-break/>sanare morbos poterit, quum hos, qui quotque sint et<text:line-break/>quales, prorsus ignoret ? Ac in ventriculo quidem<text:line-break/>hactenus saltem Evasissemus inquirendum censuit , ut,<text:line-break/>quemadmodum scilicet cibi concoquantur, investigaret;</text:p>
      <text:p text:style-name="P2">quae tamen sit ejusmodi rationis prima et princeps causa,<text:line-break/>cu<text:span text:style-name="Default_20_Paragraph_20_Font"><text:span text:style-name="T1">r</text:span></text:span> non quaesivit? in venis autem et sanguine etiam<text:line-break/>ipsam rationem modumque inquirere cur omisit? At non<text:line-break/>Hippocrates, aliusve extis, quos supra paulo memoravi,<text:line-break/>philosophorum vel medicorum quisquam id omittendum<text:line-break/>censuit: sed eum, qui in animalibus est, temperatum ca-<text:line-break/>Iorem, et qui modice est humidus, sanguinis generandi<text:line-break/>causam affirmant. Eadem de caula sanguinem ipsum ca-<text:line-break/>Iidum et humidum potestate humorem dicunt: aeque<text:line-break/>ut flavam bilem calidam siccamque, quantumvis sit ab<text:line-break/>aspectu humida , quippe dissidet illis viris id , quod sc-<text:line-break/>cundum apparentiam humidum est, ab eo, quod viribus<text:line-break/>tale est. Alioqui quod muria et aqua marina carnes et<text:line-break/>siccant, et incorruptas servant, reliquae omnes potabiles<text:line-break/>prompte corrumpunt ac putres faciunt; quis ignorat?<text:line-break/>Quis porro non intelligit, quod, ubi plurima in ventri-<text:line-break/>culo flava bilis continetur, perpetua siti urgemus f quod-<text:line-break/>que, quum eam evomuimus, protinus a siti magis vlu-<text:line-break/>dicamur,quam si plurimam hausissemus potionem</text:p>
      <text:p text:style-name="P2">Itaque fnccus hic calidus potestate hocusque merito. est<text:line-break/>dictus, aeque ut pituita frigida humidaque; quippe de hoc<text:line-break/>quoque evidentes ab Hippocrate caeterisque veteribus<text:line-break/>probationes fiant traditae. Sane Prodiens in opere de ho-<text:line-break/>rninis natura id , quod ustum et veluti supra modum in<text:line-break/>fuccis coctum est, phlegma nominat, a verbo <text:span text:style-name="Default_20_Paragraph_20_Font"><text:span text:style-name="T7">πεφλἑγθαι</text:span></text:span><text:span text:style-name="Default_20_Paragraph_20_Font"><text:span text:style-name="T5">,<text:line-break/></text:span></text:span><text:span text:style-name="Default_20_Paragraph_20_Font"><text:span text:style-name="T1">quod ustum esse significat:</text:span></text:span> caeterum dictione aliter uti-<text:line-break/>fur, quam caeteri; de re tamen idem fontis cum caete-<text:line-break/>ris. Sed de hominis hujus n<text:span text:style-name="Default_20_Paragraph_20_Font"><text:span text:style-name="T1">o</text:span></text:span>minum novati<text:span text:style-name="Default_20_Paragraph_20_Font"><text:span text:style-name="T1">o</text:span></text:span>ne Plat<text:span text:style-name="Default_20_Paragraph_20_Font"><text:span text:style-name="T1">o</text:span></text:span> ab-<text:line-break/>unde indicat. Caeterum hoc albi coloris, qu<text:span text:style-name="Default_20_Paragraph_20_Font"><text:span text:style-name="T1">o</text:span></text:span>d omnes<text:line-break/>homines pituitam vocant, Prodiens mucum appellati<text:line-break/>Frigidus ille fuscus et humidus est; qui tum in feni-<text:line-break/>bus , tum iis , qui rati<text:span text:style-name="Default_20_Paragraph_20_Font"><text:span text:style-name="T1">o</text:span></text:span>ne quavis sunt perfrigerati , plu-<text:line-break/>rimus acervatur; quem nemo mentis compos aliud esse<text:line-break/>quippiam quam frigidum et humidum dicat. Nunquid<text:line-break/>igitur succus aliquis calidus humidusque est; aliquis ca-<text:line-break/>lidus et siccus; aliquis frigidus humidusque; <text:span text:style-name="Default_20_Paragraph_20_Font"><text:span text:style-name="T1">n</text:span></text:span>ullus au-<text:line-break/>tem est, qui potestate frigidus sit et siccus, sed quarta</text:p>
      <text:p text:style-name="P2">temperamentorum coniugatio , quum in reliquis omni-<text:line-break/>bus habeatur, in. solis deficit succis? Atqui atra bilis<text:line-break/>ejusmodi succus est, quam sapientes medici ac philosu-<text:line-break/>phi abundare censuerunt, ex anni quidem temporibus in<text:line-break/>autumno potissimum, ex aetatibus in ea, quae vigori<text:line-break/>succedit. Ad eundem modum et victus rationes, et<text:line-break/>regiones, et tempestates, et morbos quosdam frigidos<text:line-break/>siccosque esse memorant; neque enim in hac una con-<text:line-break/>jugatione claudica<text:span text:style-name="Default_20_Paragraph_20_Font"><text:span text:style-name="T1">r</text:span></text:span>e naturam .putant, fed, tanquam alias<text:line-break/>tres, itidem hanc quoque per omnia, quae memoravi-<text:line-break/>mus , extendi. Utinam etiam et hoc loco interrogare<text:line-break/>liceret Erasistratum , num artifex natura instrumentum,<text:line-break/>quo ejusmodi succus expurgetur, nullum condiderit; sed.<text:line-break/>quibus lotium expurgetur, instrumenta duo; quo flava<text:line-break/>bitis, unum neque id exiguum; qui. vero iis malignior<text:line-break/>succus est , sanguini permixtus in venis per totum va-<text:line-break/>getur. Quanquam dysenteria, si a nigra incipiat bile,<text:line-break/>mortifera est, inquit Hippocrates; non tamen, quae .a</text:p>
      <text:p text:style-name="P2">flava incipit bile, omnino mortifera est, sed plerique ex<text:line-break/>ea servantur: tanto scilicet nimirum malignior acrior-<text:line-break/>que viribus nigra bilis, quam flava. An igitur nec re-<text:line-break/>liquorum Hipp<text:span text:style-name="Default_20_Paragraph_20_Font"><text:span text:style-name="T1">o</text:span></text:span>cratis operum ullum legit Erafistratus,<text:line-break/>nec id, quod de hominis natura est inscriptum, quo fle<text:line-break/>oscitantur inquisicionem de. succis praetereat? an novit<text:line-break/>quidem, .sed sua sponte pulcherrimam artis speculatio-<text:line-break/>nem praeteriit? oportuerat igitur eum <text:span text:style-name="Default_20_Paragraph_20_Font"><text:span text:style-name="T8">nec.de </text:span></text:span>liene ali-<text:line-break/>quid dixisse, nec impudenter tam magnum instrumen-<text:line-break/>tum existimasse ab artificiosa natura frustra conditum.<text:line-break/>Atqui non solum Hippocrates vel Plato , nihilo in spe-<text:line-break/>culatione naturae inseriores .quam Erafistratus viri,<text:line-break/>aurum -esse id viscus ex iis, quae sanguinem purgent,<text:line-break/>affirmant: sed etiam cum iis veterum tum medicorum<text:line-break/>tum philosophorum innumeri; quibus omnibus sapien-<text:line-break/>florem se simulans generosus- Erafistratus eis nec adver-<text:line-break/>satus est,- nec opinlouis eorum omnino meminit. At vero;<text:line-break/>quibus corpus floret, sus (inquit .Hippocrates) lien mi-</text:p>
      <text:p text:style-name="P2">nititur : idem omnes, qui experientiam sequuntur; me.<text:line-break/>dici fatentur. Praeterea quibus viscus id magnum et<text:line-break/>tumens augescit, his corpus minuit et cacocbymum<text:line-break/>reddit, quod ipsum quoque <text:span text:style-name="Default_20_Paragraph_20_Font"><text:span text:style-name="T1">n</text:span></text:span>on Hippocrates modo, sesi<text:line-break/>etiam Plato, multique alii, ac praeterea empirici co<text:span text:style-name="Default_20_Paragraph_20_Font"><text:span text:style-name="T1">n-<text:line-break/></text:span></text:span>cedunt. Iam regii morbi, qui a liene aegrotante ortum<text:line-break/>habent, nigriores sunt, itemque ulcerum cicatrices ni-<text:line-break/>grae. Perpetuo enim, ubi minus, quam justum fit, me-<text:line-break/>lancholicum ad se humorem trahit, ut sanguis impurior,<text:line-break/>sic totum corpus redditur pravi coloris. .At. quando mi-<text:line-break/>nos, quam justum est, trahit? Nimirum quum male est<text:line-break/>affectus. Tanquam igitur in renibus . facultas ea, qua<text:line-break/>urinam trahunt, ubi laborant, male trahit, itidem lienis<text:line-break/>si insita vis illa, qua melancholicam qualitatem attrahe-<text:line-break/>re potest, aliquando fit imbecilla, male hanc trahat, est<text:line-break/>necesse, atque interim crassior et nigrior reddatur san-<text:line-break/>guis. Haec igitur omnia, quum. non modo ad cognoscen--<text:line-break/>dos, sed etiam ad sanandos morbos maximum praesint</text:p>
      <text:p text:style-name="P2">usum, Erasistratus omnino praete<text:span text:style-name="Default_20_Paragraph_20_Font"><text:span text:style-name="T1">r</text:span></text:span>iit, ac tantos viros pro<text:line-break/><text:span text:style-name="Default_20_Paragraph_20_Font"><text:span text:style-name="T8">nullis.se </text:span></text:span>habere simulavit,. is scilicet, - qui nec levissima<text:line-break/>omittit, sed ubique insulsissimus opiniones ambitiose op-<text:line-break/>pugnat. Quo manifestum est, eum, quum nihil haberet;<text:line-break/>quod contra veteres diceret in iis, quae de splenia usu<text:line-break/>actioneque pronunciatum, nec ipse novum aliquid inye-<text:line-break/>niret, huc confugisse, ut omnino de iis taceret. At nos<text:line-break/>primum quidem ex iis causis, quibus omnia in natu<text:span text:style-name="Default_20_Paragraph_20_Font"><text:span text:style-name="T1">r</text:span></text:span>ali-<text:line-break/>bus administrantur, calido (dico] et frigido et. humido<text:line-break/>et sicco, deinde ex iis, quae evidente<text:span text:style-name="Default_20_Paragraph_20_Font"><text:span text:style-name="T1">r</text:span></text:span> in corpore ap-<text:line-break/>parent, frigidum .quendam siccumque succum debere esse<text:line-break/>monstravimus. Ubi vero et quam brevissime fieri licuit,<text:line-break/>quae veteribus demonstrata sunt, tum quod is succus me-<text:line-break/>lancholicus fit, tum quod lien id viscus sit, quod eum <text:span text:style-name="Default_20_Paragraph_20_Font"><text:span text:style-name="T9">a<text:line-break/></text:span></text:span>sanguine expurget, recensuerimus , deinceps ad ea, quae<text:line-break/>propositae disputationis sunt reliqua, veniamus. Resi-<text:line-break/>quum autem quidnam sit aliud, quam cla<text:span text:style-name="Default_20_Paragraph_20_Font"><text:span text:style-name="T1">r</text:span></text:span>e exponere,<text:line-break/>quid tandem velint demonstreutque vete<text:span text:style-name="Default_20_Paragraph_20_Font"><text:span text:style-name="T1">r</text:span></text:span>es de humo-</text:p>
      <text:p text:style-name="P2">rum generatione accidere? Po<text:span text:style-name="Default_20_Paragraph_20_Font"><text:span text:style-name="T1">r</text:span></text:span>ro id luculentius intuli-.<text:line-break/>getur exemplo. Ergo vinum mihi dulce, quod non du-.<text:line-break/>dum ab uvis sit expressum, fervens et alteralcens. ex eo,<text:line-break/>quem in <text:span text:style-name="Default_20_Paragraph_20_Font"><text:span text:style-name="T1">t</text:span></text:span>e habet, calo<text:span text:style-name="Default_20_Paragraph_20_Font"><text:span text:style-name="T1">r</text:span></text:span>e intellige; postea ex ejus ur usa-<text:line-break/>tione duo provenire excrementa, alterum levius magis-<text:line-break/>que aereum, alterum gravius ac magis terreum; quotum<text:line-break/>illud florem, hoc faecem, arbitror, vocant. <text:span text:style-name="Default_20_Paragraph_20_Font"><text:span text:style-name="T8">Horum.fi<text:line-break/></text:span></text:span>alteri flavam bilem, alteri nigram assimiles, minime pec-<text:line-break/>ces; quando non eandem habent hi succi speciem, quunr<text:line-break/>animans naturae opera regitur; qualem, cum praete<text:span text:style-name="Default_20_Paragraph_20_Font"><text:span text:style-name="T1">r</text:span></text:span> na-.<text:line-break/>turam <text:span text:style-name="Default_20_Paragraph_20_Font"><text:span text:style-name="T1">t</text:span></text:span>e habet , saepe exhibent. Quippe quae flava est,.<text:line-break/>essicitur vitellina; .ita enim nominant, quoniam ovorum<text:line-break/>vitellis tum colore, tum crassitudine sit. assimilis. Rur-<text:line-break/>frts nigra longe quoque malignior ea, quae naturalis est,<text:line-break/>redditur; nomen tamen tali succo nullunr est inditum, nisi<text:line-break/>quod aliqui vel radentem eum vel acidum appella<text:span text:style-name="Default_20_Paragraph_20_Font"><text:span text:style-name="T1">r</text:span></text:span>unt,<text:line-break/>quoniam acris in .morem aceti fit, .et corpus animalis</text:p>
      <text:p text:style-name="P2">radit, et etiam terram , si supra eam sit effusus , quan-<text:line-break/>damque cum bullis veluti fermentationem ebullitionemque<text:line-break/>excitat, ubi scilicet adscititia putredo nigro illi succo<text:line-break/>naturaliter fe habenti- accessit. Mihique ridentur vete-<text:line-break/>rtun medicorum plerique id , quod e tali succo natu-<text:line-break/>raliter fe habet, quod et infra delinitur, et. saepe supra<text:line-break/>fluitat, atrum vocare succum, non atram bilem; quod<text:line-break/>vero ex ustione quapiam ac putredine lu acidam migra-<text:line-break/>vit qualitatem , id atram nuncupare bilem. caeterum<text:line-break/>de nominibus habenda controversia non est, sed verita-<text:line-break/>tum sic se habere intelligendum. In sanguine generando<text:line-break/>quicquid abunde crassam ac terreum ex ciborum natura<text:line-break/>in nutrimento fertur , nec commode a <text:span text:style-name="Default_20_Paragraph_20_Font"><text:span text:style-name="T1">n</text:span></text:span>aturali calore<text:line-break/>asseratur, id lien ad fe trahit; quod vero assum (ut sic<text:line-break/>dicam) ustumque nutrimenti est (fuerit sane hoc calidis-<text:line-break/>situum in eo ac dulcissimum., qualia sunt tum mel, tum<text:line-break/>adeps) id dum flava bilis factum est, per loliis vocata</text:p>
      <text:p text:style-name="P2">vasa expurgatur. Est autem h<text:span text:style-name="Default_20_Paragraph_20_Font"><text:span text:style-name="T1">o</text:span></text:span>c tenue humidum que et<text:line-break/>fluidum, non quale, quum ad ultimum est excoctum,<text:line-break/>flavum, igneum et crassem, vitellis ovo<text:span text:style-name="Default_20_Paragraph_20_Font"><text:span text:style-name="T1">r</text:span></text:span>um simile; hoc<text:line-break/>namque jam praete<text:span text:style-name="Default_20_Paragraph_20_Font"><text:span text:style-name="T1">r</text:span></text:span> naturam est, alterum vero, quod<text:line-break/>primus memoravimus, est secundum naturam. Pari modo<text:line-break/>et id nigri succi, quod nondum illam velut ebullitionem<text:line-break/>fermentationemque terrae efficit, est naturale; quod au-<text:line-break/>tem in talem mutatum est vim ac speciem, id jam prae-<text:line-break/>ter naturam est, ceu quod ex ustione non naturalis ca-.<text:line-break/>loris acrimoniam asciverit, ac veluti cinis quidam sit<text:line-break/>redditum. Sic quodammodo et faex usta a non usta dis-<text:line-break/>sidet; illa namque fatis calida est, ut ca<text:span text:style-name="Default_20_Paragraph_20_Font"><text:span text:style-name="T1">r</text:span></text:span>nem urat, li-<text:line-break/>quet ac corrumpat; altera, quae nondum. est usta, ad<text:line-break/>omnia medicos uti deprehendas, ad quae terra figulari<text:line-break/>aliisque, quae simul siccandi ac refrigerandi facultatem<text:line-break/>habent. Sane in atrae bilis sic ustae speciem etiam vi-<text:line-break/>tellina illa subinde vertitur, quoties ipsa quoque igneo</text:p>
      <text:p text:style-name="P2">percocta est calore. Reliqua bilis genera partim- ex jam<text:line-break/>dicturum mixtione constant universa, partim tanquam<text:line-break/>riae quaedam sunt ad .harum tunr. generationem , tum in-<text:line-break/>ter se mutationem. Distant autem inter se, quod altae<text:line-break/>meracae sunt ac solae, aliae veluti sero quodam imbu-<text:line-break/>tae. Verum seri genera omnia , quae in succis habentur,<text:line-break/>sunt excrementa, purumque ab iis esse postulat anima-<text:line-break/>lis corpus; ea vero, quae praedicta sunt, usum aliquem<text:line-break/>naturae conferunt, et quod massum est, et quod tenue.<text:line-break/>Purgaturque abdis fanguis tum per lienem, tum per<text:line-break/>eam, quae jecinori subest, vesicam, ac scponitur utrius-<text:line-break/>que partis tanta talisque portio, quanta qualisque, si in<text:line-break/>totum ferretur animalis corpus, noxam aliquam inferret.<text:line-break/>Quod enim admodum .est crassam et terreum , ac protius<text:line-break/>eam, quae in jecinore fit, mutationem subterfugit, lien<text:line-break/>ad fe trahit; reliquum, quod mediocri est crassitudine,<text:line-break/>id et ab<text:span text:style-name="Default_20_Paragraph_20_Font"><text:span text:style-name="T1">s</text:span></text:span>olutum jam est, et in omnem partem fertur.<text:line-break/>Requirit enim fanguis in non paucis animalis partibus<text:line-break/>crassitudinem quandam, aeque (arbitror) ut, quae lu ipsi,</text:p>
      <text:p text:style-name="P2">feruntur, fibras. Ac dictum quidem de usu earum etiam<text:line-break/>a Platone est; dicetur autem de iis et a nobis in illis<text:line-break/>voluminibus, quibus usum partium persequimur. Postn-<text:line-break/>lat non in postremis fanguis et flavum succum, qui ta-<text:line-break/>men adhuc igneus ad ultimum effectus non est; ac, quis<text:line-break/>illi accedat ab hoc usus, in illis voluminibus docebitur.<text:line-break/>Sane, quod pituitam expurget, natura nullum instrumen-<text:line-break/>tum condidit, propterea quod frigida humidaque est,. ac<text:line-break/>veluti ex dimidio coctum nutrimentum. Desiderat igitur<text:line-break/>talis succus non utique vacuari, fed in corpore manens<text:line-break/>alterari. Excrementum vero, ..quod a cerebro destillat,<text:line-break/>fortasse nec pituitam . quis recte appellet, fed, fie<text:span text:style-name="Default_20_Paragraph_20_Font"><text:span text:style-name="T1">n</text:span></text:span>t et<text:line-break/>nominali folet, mucum et gravedinem. Sin aliter, quod<text:line-break/>saltem huic vacuando natura recte prospexit, id quoque<text:line-break/>in libris de usu partium tradetur; quin etiam, quemad-<text:line-break/>modum, quae in ventriculo et intestinis consistit pituita,<text:line-break/>commodissime ac celerrime vacuetur, naturae artificium</text:p>
      <text:p text:style-name="P2">lu iisdem voluminibus monstrabitur. Quod igitur in ve-<text:line-break/>nis pituitae fertur, quum sit animalibus ex usu, nulla<text:line-break/>vacuatione eget. Sane advertere hoc loco ac scire opor-<text:line-break/>tet, tanquam ex bilis generibus aliud utile naturaleque<text:line-break/>i<text:span text:style-name="Default_20_Paragraph_20_Font"><text:span text:style-name="T1">n</text:span></text:span> animalibus est, aliud inutile ac praeter naturam, sic<text:line-break/>pituitae, quod dulce est, id salutare esse animanti et na-<text:line-break/>turale , quod acidum falsumque est , acidum quidem om-<text:line-break/>nino crudum esse, salsum computruisse. Porro abfoluta<text:line-break/>cruditas pituitae intelligenda est i<text:span text:style-name="Default_20_Paragraph_20_Font"><text:span text:style-name="T1">n</text:span></text:span> concoctione fecunda,<text:line-break/>quae videlicet in venis agitur; non autem in prima,<text:line-break/>quae in ventriculo perficitur, quum, si hanc effugiat, ne<text:line-break/>fuscus quidem om<text:span text:style-name="Default_20_Paragraph_20_Font"><text:span text:style-name="T1">n</text:span></text:span>ino sit. His mihi satis admonuisse vide-<text:line-break/>or, quae de generatione et corruptione succorum ab Hip-<text:line-break/>pocrate, Platone, Aristotele, Praxagora, Diocle aliisque ve-<text:line-break/>ferum multis <text:span text:style-name="Default_20_Paragraph_20_Font"><text:span text:style-name="T1">t</text:span></text:span>uus dicta; neque enim omnia lu hunc li-<text:line-break/>brum tra<text:span text:style-name="Default_20_Paragraph_20_Font"><text:span text:style-name="T1">n</text:span></text:span>sferenda censui, quae ab illis ad absolutionem<text:line-break/>sunt perscripta. Ta<text:span text:style-name="Default_20_Paragraph_20_Font"><text:span text:style-name="T1">n</text:span></text:span>tum vero de singulis salum dixi,</text:p>
      <text:p text:style-name="P2">quantum legentes ad antiquorum evolvenda scripta, nisi<text:line-break/>sint omnino rudes, excitet, ac quo facilius cum iis ver—<text:line-break/>sentum auxilium praestet. Porro scripsimus et allo libro<text:line-break/>de succis sub auctore Praxagora st t carelli filio. Etsi<text:line-break/>enim is decem maxime praeter sanguinem faciat (quippe<text:line-break/>sanguis ipse undecimus fitj, tamen ab Hippocratis doctri-<text:line-break/>na non recedit ; sed qui ab. illo simul omnes cum propriis<text:line-break/>demonstrationibus primi dicti succi sunt, hos in species<text:line-break/>quasdam differentiasque diducit. Ac lauda<text:span text:style-name="Default_20_Paragraph_20_Font"><text:span text:style-name="T1">r</text:span></text:span>e quidem par<text:line-break/>est tum eos , qui explanarunt , quae recte sunt dicta ;<text:line-break/>tum vero, qui, siquid omissum est, id supplerunt; non<text:line-break/>enim fieri potest, ut idem incipiat ac perficiat; contra<text:line-break/>culpare et eos, qui adeo sunt delicati, ut nihil discere<text:line-break/>eorum, quae commode dicta sunt, sustineant; et qui adeo<text:line-break/>sunt ambitiosi, ut studio novorum dogmatum semper ali-<text:line-break/>quid astute texant et cavillentur, partim sponte aliquid<text:line-break/>praetereuntes, qualiter Erasistratus in succis fecit, partim</text:p>
      <text:p text:style-name="P2">callide oppug<text:span text:style-name="Default_20_Paragraph_20_Font"><text:span text:style-name="T1">n</text:span></text:span>antes, veluti tum lue ipse, tum alii juni-<text:line-break/>orum non pauci. Caeterum hic liber hoc Ioco receptui<text:line-break/>canat; quicquid superest, id totum in tertio adlidetur.</text:p>
      <text:h text:style-name="P9" text:outline-level="1">GALENI DE NATURALIBUS FACVLTATI-<text:line-break/>BVS LIBER TERTIVS.</text:h>
      <text:h text:style-name="Heading_20_2" text:outline-level="2">Cap. I. </text:h>
      <text:p text:style-name="P16">Ac quod quidem nutritio sit, quum id,<text:line-break/>quod nutrit, atteratur, et ei, quod nutritur, simile fit,<text:line-break/>tum quod in quaque animalis particula facultas quaedam<text:line-break/>insit, quam ab actione ipsa generaliter alteratricem, spe-<text:line-break/>ciatim vero assimilatricenr nutricemque nominamus, in<text:line-break/>proximo indicatum. est libro. Materiae. .vere copiam, ex<text:line-break/>qua sibi nutrimentum facit, quod nutritur; ex altera<text:line-break/>suppeditari facultate , . quae convenientem attrahere sibi<text:line-break/>fuccum natura sit habilis, est monstratum Sed non mi-<text:line-break/>nus, esse convenientem cuique. .partui succum, qui maxia</text:p>
      <text:p text:style-name="Normal"/>
      <text:p text:style-name="P2">me, ut assimiletur, sit conveniens; tum .quae hunc ad se<text:line-break/>trahat, attractricem appellari. <text:span text:style-name="T13">J</text:span>udicatum praeterea est,<text:line-break/>et ante assimilationem agglutinationem esse ; hanc vero<text:line-break/>praecedere. appositionem. Haec (ut sic dixerim] finis est<text:line-break/>actionis, quae ab attrahente vi perficitur. Siquidem ipsis<text:line-break/>nutrimenti ex venis in surgulas partes adductio attra-<text:line-break/>heutis facultatis est opus; adductum vero jam esse ac<text:line-break/>parti apponi ipse est linis, o<text:span text:style-name="Default_20_Paragraph_20_Font"><text:span text:style-name="T1">n</text:span></text:span>us scilicet cau<text:span text:style-name="Default_20_Paragraph_20_Font"><text:span text:style-name="T1">t</text:span></text:span>a ejusmodi<text:line-break/>actio est desiderata; quippe idcirco est attractio, ut sit<text:line-break/>appositio. Tempus tamen hic ad animalis nutritionem<text:line-break/>adhuc majus requiritur. Attrahi namque brevi tempore<text:line-break/>aliquid potest; adhaerere et alterari et prorsus ei, quod<text:line-break/>nutritur, assimilari ac pars ejus effici protinus non<text:line-break/>potest, tempore longiori commode potest. At si appoti-<text:line-break/>tus isfttccus in parte. non- quiescat, fed in alteramali-<text:line-break/>quam transferatur confluatque assidue alium atque alium</text:p>
      <text:p text:style-name="P2">mutans.locum, utique in nullo eorum nec agglutinata, nec<text:line-break/>assimilatio erit. Est igitur hic naturae alia quadam facul-<text:line-break/>tute opus, quae faciat, ut, qui appositus parti humor est,<text:line-break/>aliquamdiu maneat; atque hac non extrinsecus arcessita,<text:line-break/>sed in nutriendo ipso collocata, quam rursus ab ipsa Iun-<text:line-break/>ctione majores retentricem vocare sunt coacti. Ac ejusmodi<text:line-break/>quidem facultatis gignendae necessitatem ratio jam clare<text:line-break/>monstrarit; crelletque vel invitus ex iis, quae diximus,<text:line-break/>quisquis percipiendi intelligentiam habet, quod, quum<text:line-break/>propositum sit ac prius monstratum, naturam artificiosam<text:line-break/>esse et animantis curam habere, necesse su ejusmodi fa-<text:line-break/>cultatem illi inesse.</text:p>
      <text:h text:style-name="Heading_20_2" text:outline-level="2">Cap. II. </text:h>
      <text:p text:style-name="P16">Caeterum nos, qui non hoc tantum de-<text:line-break/>monstrationis genere soliti sumus uti, sed illi ex iis,<text:line-break/>quae manifeste apparent , necessarias ac cogentes proba-<text:line-break/>tiones adlicere,. ad istiusmodi nunc convertemur; mon-<text:line-break/>strabimusque, in quibusdam corporis partibus adeo eviden-<text:line-break/>tem esse retentricem facultatem, ut ipsis sensibus agno-</text:p>
      <text:p text:style-name="P2">rei ejus actio possit; in aliquibus vero sensui quidem mi-<text:line-break/>nus esse evidentem, ratione tamen in iis quoque facile<text:line-break/>posse deprehendi. Ergo inde, quod docere promisimus,<text:line-break/>auspicemur, nempe a sumendis primum methodo aliqua<text:line-break/>certis partibus , in quibus ad unguem examinare disqui-<text:line-break/>rereque licebit, qualisnam demum retentrix vis sit. An<text:line-break/>igitur aliunde quis melius, quam a maximis maximeque<text:line-break/>cavis instrumentis, inquisitionem incipiat? Misti sane<text:line-break/>non ridetur, siquidem evidentes in iis credibile est pro-<text:line-break/>pter amplitudinem eorum apparere actiones; quum for-.<text:line-break/>tasse in parvis, etiamsi eam vim habeant vehementem,<text:line-break/>sensu tamen agnovisse actionem ejus in promptu non sit.<text:line-break/>Porro inter animalis partes maxime cavae amplissimaeque<text:line-break/>Eunt ventriculus, et uterus, et quae secundae vocantur.<text:line-break/>Quid igitur prohibet, quominus has proponentes, actio-<text:line-break/>nes earum aestimemus ; ac. earum , quae ante dissectionem<text:line-break/>conspicuae sunt, in nobismet ipsis examen ineamus; quae<text:line-break/>vere obscuriores sunt, similia homini animalia disseco-</text:p>
      <text:p text:style-name="P2">mus? Non quo non abunde, generalem falsem , quaefi-<text:line-break/>tae facultatis notitiam etiam dissimilia ostendant, fed quo<text:line-break/>simul cum generali propriam quoque in nobis ipsis ha-<text:line-break/>fientibus ratio ad morbos tum dignoscendos tum fanan-<text:line-break/>dos facilior suppetat. Ac quoniam de ambobus insint-<text:line-break/>mentis simul dixisse non est, feorfum de utroque ferino-<text:line-break/>nem instituemus, ab eo auspicati, quod retentricem facul-<text:line-break/>tatem illustrius monstrare possit. Retinet namque et ven-<text:line-break/>ter cibum, quoad eum concoxerit; retinet porro non<text:line-break/>minus et uterus foetum, quoad hunc perfecerit; caete-<text:line-break/>rum longe diuturnius est tempus foetus perficiendi, quam<text:line-break/>cibi concoquendi.</text:p>
      <text:h text:style-name="Heading_20_2" text:outline-level="2">Cap. 111. </text:h>
      <text:p text:style-name="P16">Quare verisimile est, tanto clarius a no-<text:line-break/>his in utero retentricem facultatem conspici posse , quan-<text:line-break/>tu diutius, quam ventriculus, retinendi functionem ex-<text:line-break/>ercet; quippe novem mensibus plerisque mulieribus per-<text:line-break/>finitur in utero foetus; qui tota quidem cervice conni-<text:line-break/>vet, complectitur autem foetum undique una cum secun-</text:p>
      <text:p text:style-name="P2">dis. Estque tum oris cunni veniise., tum morae foetus in<text:line-break/>utero finis ipse actionis usus; neque enim temere aut<text:line-break/>sine ratione condidit uterum natura ad complectendum<text:line-break/>retiuendumque foetum sufficientem, sed idcirco, ut, .quod.<text:line-break/>gestatu<text:span text:style-name="Default_20_Paragraph_20_Font"><text:span text:style-name="T1">r</text:span></text:span>, ad debitam perveniret magnitudinem. Ergo, ut<text:line-break/>id completum est, cujus gratia retentrice facultate ute-<text:line-break/>rus est usus, utique hanc inhibet ac cessare facit, pro-<text:line-break/>pultrice, quae hactenus .quieverat, loco ejus assumpta.<text:line-break/>Sane erat et quietis hujus facultatis finis ipse usus;<text:line-break/>ita etiam actionis ejusdem finis similiter ipse usus ; ut-<text:line-break/>pote quo excitante agat, non excitante quiescat., Licet-<text:line-break/>que rursus hoc loco naturae artem intelligere, quae sin-<text:line-break/>gulis instrumentis non solum utilium actionum facultates<text:line-break/>inseruit, verum etiam quietis et motionis opportunitatem<text:line-break/>praevidit. Siquidem.. succedentibus rite omnibus, quae<text:line-break/>in utero fiunt, facultas expultrix, veluti nulla sit, ita<text:line-break/>omnino quiefcit; improspere autem cedentibus, veli circa<text:line-break/>fecundas, vel caeterarum quampiam membranarum, vel</text:p>
      <text:p text:style-name="P2">circa ipsum, qui gestatur, foetum, ac desperata prorsus<text:line-break/>ejusdem perfectione, .non amplius expectat uterus noveni<text:line-break/>mensium temporis moram, imo retentrix facultas statim<text:line-break/>ab opere cessat et ei, quae prius quieverat, moveri -con..<text:line-break/>cedit. Porro agit jam ac molitur salubre aliquid expul-<text:line-break/>trix et propultrix facultas; itu enim et hanc appella-<text:line-break/>runt, ab opere scilicet, sicut et aliis, illi quoque nomi—<text:line-break/>albus impositis. Vide torque disceptatio nostra de amba-<text:line-break/>bus simul demonstrationem allatura; quippe quum sibi<text:line-break/>mutuo succedant, et alle r a alteri, quum usus postulat,<text:line-break/><text:span text:style-name="Default_20_Paragraph_20_Font"><text:span text:style-name="T1">t</text:span></text:span>emperacedat; etiam communem eas doctrinam sortiri<text:line-break/>non est absurdum. At retentricis facultatis opus est,<text:line-break/>praegnantium uteros undique contrahere , ut non inune-<text:line-break/>rito contrectantibus obstetricibus os eorum connivere ri-<text:line-break/>deatur. Iam vero praegnan<text:span text:style-name="Default_20_Paragraph_20_Font"><text:span text:style-name="T1">t</text:span></text:span>es ipsae primis diebus, po- .<text:line-break/>tissimumque eo ipso, quo semen est conceptum, moveri<text:line-break/>ac in fe ipsum concurrere uterum fentiunt. Quod si</text:p>
      <text:p text:style-name="P2">ambo haec incidunt, ut et os uteri citra phlegmonen<text:line-break/>aliumve affectum connivent, et sentiatur delude succede-<text:line-break/>re uteri in se nitunt motus, jam semen a mare et cepisse<text:line-break/>sc mulieres existimant, et retinere censent. Neque nos<text:line-break/>ista modo illis confingimus; sed longo usu comprobata,<text:line-break/>ab omnibus fere, qui de iis disseruere, sunt prodita.<text:line-break/>Herophilus certe neque haec scribere est gravatus, ne spe-<text:line-break/>cilii quidem mucronem admittere uteros ante, quam mu-<text:line-break/>Her pariat; praeterea ne vel ninitnum quidem hiscere,<text:line-break/>ubi conceperint, laxius autem recludi, quum menses pro-<text:line-break/>fluunt, Huic estipulantur et reliqui omnes, qui de his<text:line-break/>tractaverunt; primusque omnium non medicorum modo,<text:line-break/>fed etiam philosophorum, Hippocrates, connivere os ute-<text:line-break/>ri tum conceptibus tum phlegmonis, pronunciavit; cae-<text:line-break/>terum in conceptibus servato naturali habitu, in phleg-<text:line-break/>monis vero in durum mutato. At sub expultrice, quae<text:line-break/>contraria jam dictae facultas est, os quidem ejus aperi-</text:p>
      <text:p text:style-name="P2">tur; fundus autem universus, quam potest proxime, ad<text:line-break/>os descendit, foetum propellens foras; una vero cum<text:line-break/>fundo etiam, quae continentes partes sunt, quae scilicet<text:line-break/>veluti latera totius instrumenti sunt, <text:span text:style-name="Default_20_Paragraph_20_Font"><text:span text:style-name="T1">s</text:span></text:span>uppetias in toto<text:line-break/>opere serentes trudunt propelluntque suetum suras uni-<text:line-break/>versum. Non paucis quoque mulierum, quae utique im-<text:line-break/>modice hujusmodi facultate sunt usae, violenti dolores<text:line-break/>totum uterum excidere subegerunt, simili quodam lu his<text:line-break/>accidente ei, quod in lucta et contentione saepe visitur,<text:line-break/>quando , qui alios evertere dejicereque nituntur , ipsi una<text:line-break/>concidunt; ita namque uterus, dum foetum extrudit, ip-<text:line-break/>se aliquando simul excidit, potissimum quum ejus ad<text:line-break/>spinam ligamenta naturaliter sunt laxa. Est porro et il-<text:line-break/>lud. miro naturae consilio provisum , quod, vivente soetu,<text:line-break/>uteri os ad unguem couniret; mo<text:span text:style-name="Default_20_Paragraph_20_Font"><text:span text:style-name="T1">r</text:span></text:span>tuo vero, tantum sta-<text:line-break/>tinr aperitur, quantum ad exitum sit ex usu. Quin et-<text:line-break/>iam obstetrices ipfae non illico parturientes surgere ju-<text:line-break/>bcut, nec lu sella collocant; imo prius os uteri, quod</text:p>
      <text:p text:style-name="P2">paulatim se aperit, tangunt; ac primum quidem sic, ut<text:line-break/>parvum digitum in id demittas, hiscere dicunt, postea<text:line-break/>vero etiam magis; parva autem interposita mora percon-<text:line-break/>tantibus nobis respondent dehiscentis ejus modum auctum;<text:line-break/>postea vero quam ad foetus transitum fatis patet, surge-<text:line-break/>re mulierem subent, et in subsellio collocant, ac ad ex-<text:line-break/>pellendum strenue suetum se paret , adhortantur. Est<text:line-break/>porro id opus, quod a se ipsis praestant parientes, non<text:line-break/>uteri, sed musculorum, qui sunt in abdomine, qui suili-<text:line-break/>cet tum ad depectionem, tum ad reddendam urinam no-<text:line-break/>bis sunt auxilio. Atque ita quidem lu utero duo jam<text:line-break/>memoratae facultates apparent.</text:p>
      <text:h text:style-name="Heading_20_2" text:outline-level="2">Cap. IV.</text:h>
      <text:p text:style-name="P16"><text:s/>ln ventre vero ad hunc modum ; primum<text:line-break/>quidem ex fluctuantis humoris sonitu, qui medicis imbe-<text:line-break/>cllli ve<text:span text:style-name="Default_20_Paragraph_20_Font"><text:span text:style-name="T1">n</text:span></text:span>tris symptoma creditur, et certe cum ratione<text:line-break/>creditur. Interim enim, quum minimum ciborum assum-<text:line-break/>psimus, non fiunt, complectente prorsus eos ventre ac<text:line-break/>undique constringente; interim plenus cibo venter est,<text:line-break/>fouitus tamen fluctuantis in eo humoris, veluti ex va-</text:p>
      <text:p text:style-name="P2">cuo, exaudiuntur. Quum enim pro sua. natura se. habet<text:line-break/>ac <text:span text:style-name="Default_20_Paragraph_20_Font"><text:span text:style-name="T1">r</text:span></text:span>etentrice vi rite utitur, quamlibet exiguum sit, quod<text:line-break/>in se continet, totum id undique complexus nullum<text:line-break/>vacuum relinquit locum ; quum imbecillus est , quacun-<text:line-break/>que pa<text:span text:style-name="Default_20_Paragraph_20_Font"><text:span text:style-name="T1">r</text:span></text:span>te exacte complecti assumpta non valet, hic laxum<text:line-break/>quoddam spatium efficiens, permittit ea, quae lu se con-<text:line-break/>tinet, humida pro figurarum varietate ex alio loco in<text:line-break/>alium transi<text:span text:style-name="Default_20_Paragraph_20_Font"><text:span text:style-name="T1">r</text:span></text:span>e ac fluctuationum sonitus edere. Rationa-<text:line-break/>bile itaque est, qui hoc symptomate laborant, ne con-<text:line-break/>coctionem quidem sufficientem sperare; neque enim po-<text:line-break/>test, qui imbecillus venter est, probe concoquere. Por-<text:line-break/>ro talibus etiam diutius in ventre manere gravitas vide-<text:line-break/>tur, ut qui etiam tardius concoquant. Iam mirari licet<text:line-break/>in his maxime diuturnam in ventriculo moram, no<text:span text:style-name="Default_20_Paragraph_20_Font"><text:span text:style-name="T1">n</text:span></text:span> ci-<text:line-break/>horum modo , verum etiam potionis. Non enim , sicut<text:line-break/>existimaverit quispiam, quum ventris os inserius angustum<text:line-break/>prorsus sit, nihil id sinere abire, quoad exacte laevige-<text:line-break/>tur, haec vera causa est. Non pauci enim offa fructuum</text:p>
      <text:p text:style-name="P2">valde magna saepe plurima devorant; jam an<text:span text:style-name="Default_20_Paragraph_20_Font"><text:span text:style-name="T1">n</text:span></text:span>ulum<text:line-break/>quidam aureum, quem ore tenebat, .imprudens deglu-<text:line-break/>tivit ; alter vero nummum ; alius aliud du<text:span text:style-name="Default_20_Paragraph_20_Font"><text:span text:style-name="T1">r</text:span></text:span>um quod-<text:line-break/>dam , et quod confici non potest ; attamen hi omnes fa-<text:line-break/>olle excreverunt ea, quae devorassent, nullo illis super-<text:line-break/>veniente symptomata. Quod fi meatus ventriculi angu-<text:line-break/>stia causa esset diutinae in eo parum comminuti cibi ruo-<text:line-break/>rae, nihil sane horum pertransisset. Quin etiam quod<text:line-break/>potio luia longo sipario illis in ventriculo moretur, fatis<text:line-break/>fuerit, quod eos a suspicione de meatus^ angustia abducat.<text:line-break/>omnino enim si causa celeris egressus esset ipsis transmu-<text:line-break/>tutio in fuccum peracta, utique et sorbitiones, et lac,<text:line-break/>et ptisanae cremor in omnibus illico transirent: verum<text:line-break/>Pecus est; nam qui imbecilli sunt, iis diutissime haec in-<text:line-break/>natant, et fluctuationes cum simitu, dum morantur, ex-<text:line-break/>citant, ventriculumque premunt pariter et gravant; qui<text:line-break/>validi <text:span text:style-name="Default_20_Paragraph_20_Font"><text:span text:style-name="T1">t</text:span></text:span>unt, fis adeo nihil horum incidit, ut etiam panis<text:line-break/>et carnis magna copia facile descendat. Sane non siclum<text:line-break/>; ex eo, quod undique tersus sit et gravatus ventriculus,</text:p>
      <text:p text:style-name="P2">ac quae in eo sunt, alias lu aliam partem cum fonitu<text:line-break/>fluctuent, morari diutius in eo, quae assumpta sunt, iis,<text:line-break/>qui ita fe habent, possis coniicere, fed etiam ex vonn-<text:line-break/>tionibus. Siquidem sunt, qui non post tres quatuorve<text:line-break/>horas, fed jam media nocte, cum multum intercessisset<text:line-break/>a cibo tempus, omnia prorsus, quae sumpsissent, vomue-<text:line-break/>runt. Quin etiam fi animans quoduis humido expleve-<text:line-break/>ris cibo, veluti ipsi in suibus subinde fumus experti, ex fa-<text:line-break/>rina atque aqua quandam velut miscellam illis obsidentes,<text:line-break/>deinde post tres quatuorve horas dissecantes, si tu quoque<text:line-break/>ita feceris, invenies adhuc in ventre ea, quae assumple-<text:line-break/>runt. Quippe conversio ciborum in cremorem non est<text:line-break/>morae istic manendi terminus, quam utique etiam, dum<text:line-break/>foris funt, efficere licet, sed concoctio, quae a conver-<text:line-break/>fio ne in cremorem res est diversa, sicut sanguisicatio et<text:line-break/>nutritio. Quemadmodum enim haec qualitatum muta-<text:line-break/>tioue fieri ostensum est, eodem modo. concoctio ciborum<text:line-break/>in ventriculo mutatio eorum est lu propriam ejus, quod</text:p>
      <text:p text:style-name="P1">nutritur, qualitatem. Ubi autem ad perfectionem cibos<text:line-break/>concoxit, tum aperit .inferius os, exciduntque per ipsum<text:line-break/>facile cibi, etiamsi lapides, ossa, acinos alia ve, quae<text:line-break/>verti in cremorem non possint, plurima sucum habeant;<text:line-break/>licetque hoc in animali contempleris, coniecto descensus<text:line-break/>ciborum tempore. Quin si quando te tempus fallat,<text:line-break/>nec quicquam deorsum feratur, ventriculo adhuc cibos<text:line-break/>coquente, ne sic quidem infrugifera tibi dissectio erit;<text:line-break/>ce<text:span text:style-name="Default_20_Paragraph_20_Font"><text:span text:style-name="T1">r</text:span></text:span>nes namque in illis ea, quae paulo supra diximus,<text:line-break/>pylorum ad unguem clausum, ventriculum autem totum<text:line-break/>cibos suo complexu prementem perinde omnino, sicut<text:line-break/>uterus foetum. Neque enim est inveni<text:span text:style-name="Default_20_Paragraph_20_Font"><text:span text:style-name="T1">r</text:span></text:span>e, nec in utero,<text:line-break/>nec veutie, nec vesica utravis, nec ea quae bilem exui-<text:line-break/>pit, nec altera, locum vacuum; sed sive parum sit, quod<text:line-break/>in bis continetur , sive multum , pleni eorum sinus ap-<text:line-break/>pa<text:span text:style-name="Default_20_Paragraph_20_Font"><text:span text:style-name="T1">r</text:span></text:span>ent, tunicis ipsis semper ea, quae continent, arcte<text:line-break/>complectentibus , modo scilicet naturaliter animal se ha-</text:p>
      <text:p text:style-name="P1">beati Erasistrato autem, nesicio quo pacto, complexunt<text:line-break/>hunc ventriculi omnium esse causam placet, tum eibo-<text:line-break/>rutu laxitatis, tum excrementorum subductionis, tum<text:line-break/>distributionis eorum, quae in ur emor enti sunt conversa.<text:line-break/>Ego tamen in viventi adhuc animali, divisio ejus perito-<text:line-break/>naeo, sexcenties deprehendi semper intestina complexu<text:line-break/>suo iis, quae continerent, applicita, ventriculum vero<text:line-break/>non perpetuo , sed post assumptos cibos superne eos in-<text:line-break/>ferneque et undique mete complexum ac immotum,<text:line-break/>adeo ut cibis uniri et iis undique adhae<text:span text:style-name="Default_20_Paragraph_20_Font"><text:span text:style-name="T1">r</text:span></text:span>ere vide<text:span text:style-name="Default_20_Paragraph_20_Font"><text:span text:style-name="T1">r</text:span></text:span>etur.<text:line-break/>Quo tempore etiam pylorum^ conniventem clausumque<text:line-break/>ad unguem inveni, non secus ac p<text:span text:style-name="Default_20_Paragraph_20_Font"><text:span text:style-name="T1">r</text:span></text:span>aegnantibus os uteri;<text:line-break/>at post concoctionem consummatam reclusus quidem erat<text:line-break/>pylo<text:span text:style-name="Default_20_Paragraph_20_Font"><text:span text:style-name="T1">ro</text:span></text:span>s, ventriculus autem complexus motu intestino-<text:line-break/>rum ritu movebatur.</text:p>
      <text:h text:style-name="Heading_20_2" text:outline-level="2">Cap. U </text:h>
      <text:p text:style-name="P16">omnia igitur haec inter se in idem con-<text:line-break/>sentiuut, quod aliquae sint in ventriculo, in ute<text:span text:style-name="Default_20_Paragraph_20_Font"><text:span text:style-name="T1">r</text:span></text:span>o, in<text:line-break/>vesicis ingenitae facultates, quae et retinere possint ea,<text:line-break/>quae qualitate convenlaut, et quae aliena sunt expelle<text:span text:style-name="Default_20_Paragraph_20_Font"><text:span text:style-name="T1">r</text:span></text:span>e.</text:p>
      <text:p text:style-name="P2">Siquidem quod bilem ad fe trahat ea quae jecinori sub-<text:line-break/><text:span text:style-name="Default_20_Paragraph_20_Font"><text:span text:style-name="T9">est </text:span></text:span>vesica, supra est monstratum ; quod autem et in. ventrem<text:line-break/>quotidie ejiciat, id quidem evidenter cernitur. Atqui si<text:line-break/>tractricis operam statim excretricis actio exciperet, nec<text:line-break/>media semper inter eas intercederet vis retentrix, opor-<text:line-break/>teret, dissectis animalibus, parem in vesica bilis inveniri<text:line-break/>modum ; at non sic invenitur; quippe alias plenissima,<text:line-break/>alias prorfus vacua, alias sub medio statu, variis <text:span text:style-name="Default_20_Paragraph_20_Font"><text:span text:style-name="T1">t</text:span></text:span>e ba-<text:line-break/>bens modis cernitur, qualiter etiam altera, quae lotium<text:line-break/>recipit. Hanc namque ante omnem dissectionem collige-<text:line-break/>re urinam sentimus, prius etiam, quam eam vel multitu-<text:line-break/>dinis pondere, vel mordentis acrimonia offendi, tan-<text:line-break/>quam hic quoque non deficiente retentrice facultate. ita<text:line-break/>nimirum et ventriculus, mordente subinde acrimonia irri-<text:line-break/>tatus, ante legitimum tempus crudum adhuc cibum ab-<text:line-break/>jicit, rursus multitudine aliquando gravatus, aut etiam<text:line-break/>ambabus coeuntibus male assectus , diarrltoeis infestatur.<text:line-break/>.Quin etiam superioris ventris , vel multitudlue gravati,</text:p>
      <text:p text:style-name="P2">vel ciborum excrementorumve qualitatem non ferentis,<text:line-break/>similis diarrhoeis quidam assectus vomitio est. Ubi enim<text:line-break/>in imis ejus partibus talis assectus incidit, ac firmae par-<text:line-break/>tus sunt, quae circa stomachum habentur, diarrhoeae ci-<text:line-break/>tantur; quum vero ejus os sic afficitur, si caeterae par-<text:line-break/>tes sunt valentes, vomitiones cientur,</text:p>
      <text:h text:style-name="Heading_20_2" text:outline-level="2">Cap. VI. </text:h>
      <text:p text:style-name="P16">Licet porro idem et in iis, qui cibum<text:line-break/>fastidiunt, intueri; quippe qui comesse coacti nec deglu-<text:line-break/>tire, quod .comederunt, valent, nec, fi id per vim faci-<text:line-break/>ant, quod deglutitum est, retinent, fed protinus evomunt.<text:line-break/>Etiam qui alias quoque cibum quemlibet aversantur, si<text:line-break/>urgeantur aliquando , ut eum fumant , celeriter evomunt ;<text:line-break/>vel, si violenter contineant, et nausea infestantur, et re-<text:line-break/>iupinari sibi ventriculum sentiunt, et quod offendit, amo-<text:line-break/>lui properare. lta nimirum ex omnibus, quae eviden-<text:line-break/>ter apparent, quod inter principia diximus, confirmatur,<text:line-break/>omnibus scilicet propemodum animalis partibus inesse de--<text:line-break/>here . desiderium .quoddam . ac veluti. appetentiam conve-</text:p>
      <text:p text:style-name="P2">mentis sibi qualitatis, aversionem autem quandam velu-<text:line-break/>tique odium alienae. At dum expetunt, attrahere eas<text:line-break/>rationabiliter existmantur; dum aversantur, a seipsis re-<text:line-break/>pellere; atque ex his rursus tum attractrix facultas<text:line-break/>in toto inesse monstratur, tum expultrix. At vero fi et<text:line-break/>appetentia quaedam est et att<text:span text:style-name="Default_20_Paragraph_20_Font"><text:span text:style-name="T1">r</text:span></text:span>actio , fuerit profecto et<text:line-break/>fruitio aliqua^, quum nihil in re<text:span text:style-name="Default_20_Paragraph_20_Font"><text:span text:style-name="T1">r</text:span></text:span>um fit natura, quod<text:line-break/>propter ipsum trahere trahat, imo ut eo, cujus per<text:line-break/>tractum fit compos, fruatur. Atqui frui eo non licet, nisi<text:line-break/>retineat. Iam hinc rursus retentrix vis necessario geni-<text:line-break/>ta esse probatur; quippe -ventriculus manifeste conveni..<text:line-break/>entes qualitates expetit, alienas respuit. Sed si et appe-<text:line-break/>tit, et trahit, et retinendo ac undique. complectendo<text:line-break/>fruitur, erit utique et finis illi quispiam fruitionis;<text:line-break/>post quem jam expultrice facultatis agendi tempus<text:line-break/>succedit.</text:p>
      <text:h text:style-name="Heading_20_2" text:outline-level="2">Cap. VII. </text:h>
      <text:p text:style-name="P16">Verum si et retinet et fruitur, etiam<text:line-break/>ad eum finem, ad quem sic retinet et fruitur, abutitur.<text:line-break/>Porro is finis est, ut ejus, quod in qualitate conveniens</text:p>
      <text:p text:style-name="P2">consentiensque est, partem aliquam capiat.. Itaque quod<text:line-break/>in cibis optimum est, id halitus specie et paulatim sibi<text:line-break/>attrahit, atque in tunicis suis reponit, iisdemque adjun-<text:line-break/>git.. Ubi abunde saturatus est, quicquid reliquum nutri-<text:line-break/>menti est, veluti onerosum aliquid rejicit ; quanquam ex<text:line-break/>eo, quod cum ventriculo habuit, commercio ipsum quo-<text:line-break/>que consecutum est salutare aliquid. Neque enim fieri<text:line-break/>potest, ut duo corpora, quae ad agendum ac patiendum<text:line-break/>sunt nata, ubi convenerunt, non vel simul patiantur<text:line-break/>agantqce, vel alterum agat, alterum patiatur Quippe,<text:line-break/>si pares iis vires sunt, ex aequo tum agent, tum pati en-<text:line-break/>tur; sin longe superet vincatque alterum, magnum quid-<text:line-break/>darn, et quod sensu percipi possit, in id, quod patitur, effici-<text:line-break/>et, ipsum vero vel exiguum aliquid, et quod sensu depre-<text:line-break/>fiendi non possit, vel omnino nihil patietur. Porro in<text:line-break/>hoc potissimum dissidet nutrimentum a medicamento ve-<text:line-break/>nenoso ; hoc namque vim corporis vincit , illud ab hac<text:line-break/>vincitur. Minime igitur potest conveniens animali nutri-<text:line-break/>mentum esse, quod ab iis, quae in animali sunt, quali-</text:p>
      <text:p text:style-name="P1">talibus non vincitur; porro vinci aliud non. est, quam<text:line-break/>. alterari. At quoniam particularum aliae viribus sunt fir-<text:line-break/>mioribus, aliae magis imbecillis, vincent quidem omnes<text:line-break/>nutrimentum id,. quod animali est conveniens, non ta-<text:line-break/>men aequali omnes modo. Ergo vincet etiam venter,<text:line-break/>ac nutrimentum alterabit, non tamen sic, ut jecur, et<text:line-break/>venae, et arteriae, et cor. Quanta igitur fit ventris al-<text:line-break/>teratio, age jam rideamus. Sane ea major est, quam<text:line-break/>quae in ore perficitur; minor vero ea, quae in jecluore<text:line-break/>et venis; horum namque alteratio nutrimentum in Ian-<text:line-break/>guinis substantiam mutat ; quae autem in ore agitur, mu-<text:line-break/>tat quidem id in alteram speciem manifeste, <text:span text:style-name="Default_20_Paragraph_20_Font"><text:span text:style-name="T1">n</text:span></text:span>on tamen<text:line-break/>ad perfectionem transformat. Discas id ex iis, quae ex<text:line-break/>cibo in dentium intervallis relicta. per totam noctem<text:line-break/>haeserunt. Neque enim panis inibi relictus prorsus est<text:line-break/>panis, neque caro prorsus caro ; sed olet quidem ejusmodi<text:line-break/>quiddam, cujusmodi olet animalis os; caeterum et dissis-<text:line-break/>lutum est, et liquatum, et carnium animalis admiscuit<text:line-break/>sibi qualitates. Licet autem contempleris, quam magna</text:p>
      <text:p text:style-name="P2">sit in ore ciborum alteratio, si mansum triticum crudis<text:line-break/>furunculis applicaveris; cernes namque, id ocyssime hos<text:line-break/>mutare et concoquere.; quum tamen, si aquae admiscea-<text:line-break/>tur, nequeat tale quicquam efficere. Nec est quod id<text:line-break/>mirere; nam pituita haec, quae lu o<text:span text:style-name="Default_20_Paragraph_20_Font"><text:span text:style-name="T1">r</text:span></text:span>e habetur, et li-<text:line-break/>ebenum remedium est, et scorpios statim necat; praeter-<text:line-break/>ea multas ex iis , quae venenum mittunt , bestias partim<text:line-break/>protinus perimit, partim spatio; omnes certe insigniter<text:line-break/>laedit. Sed qui mansi sunt cibi, primum quidem hac<text:line-break/>pituita imbuuntur, et cum ea miscentur; deinde carnem<text:line-break/>quoque oris omnes contrectarunt; itaque majorem muta-<text:line-break/>tionem sunt consecuti, quam ii, qui in vacuis dentium<text:line-break/>intervallis fuere impacti. Verum quanto ii , qui mansi<text:line-break/>sunt, his , qui inhaeserunt , magis sunt alterati , tanto et-<text:line-break/>iam illis magis hi, qui devorati sunt; siquidem incompa-<text:line-break/>rabilis erit horum alterationis excessus, si et quae in<text:line-break/>ventre est pituita, et bilis, et spiritus, et calor, et tota<text:line-break/>ventris substantia aestimentur. Quod si viscera quoque,</text:p>
      <text:p text:style-name="P2">quae illi adjacent, tanquam magno lebeti plures ignis<text:line-break/>foci , pariter aestimata sint , a dextris quidem jecur , a<text:line-break/>sinistris lien, superne cor, et cum eo transversum septum<text:line-break/>et suspensum et assidue motum, his etiam amplius<text:line-break/>omentum, quod praedicta tegit, ingentem quandam cibo-<text:line-break/>rum, qui in ventriculum sunt devorati, alterationem fle-<text:line-break/>ri credas. Quo autem pacto mutari facile in sanguinem<text:line-break/>possent, nisi tali essent mutatione praeparati? Moustra-<text:line-break/>tum namque supra est, nihil in contrariam qualitatem<text:line-break/>totum simul migrare. Ergo quomodo fiet sanguis ex pa-<text:line-break/>ne, quomodo ex beta fabave, aut reliquis id genus, nisi<text:line-break/>.haec alteram prius mutationem sint adepta? Iam quo-<text:line-break/>modo in tenuibus intestinis confestim creabitur stercus?<text:line-break/>Quid enim quaest, in his efficacius ad alterationem dicas<text:line-break/>iis, quae fuut circa ventrem? num tunicarum numerum,<text:line-break/>an circumpositorum viscerum vicinitatem, au morae Ilia-<text:line-break/>tiqm, an innatum quendam in instrumentis calorem? at-<text:line-break/>qui nullo horum superant intestina ventrem. Cur igitur,</text:p>
      <text:p text:style-name="P2">ubi panis tota saepe nocte moratus est in ventre, etiam<text:line-break/>fervari eum volunt ac pristinas suas qualitates tueri,<text:line-break/>ubi semel intestinis incidit, statim effici stercus? Quippe<text:line-break/>si tantum tempus ad alterandum satis non est, certe bre-<text:line-break/><text:span text:style-name="Default_20_Paragraph_20_Font"><text:span text:style-name="T9">ve </text:span></text:span>satis non est; sin breve adulterandum est satis, quo-<text:line-break/>modo non magis sufficiat tempus longum ? Au igitur al-<text:line-break/>teratur quidem alimentum iu ventre, caeterum diversa<text:line-break/>alteratione, et non tali, qualem ex mutantis instrumen-<text:line-break/>ti habet natura? An hac quidem. est alteratum, non. ta-<text:line-break/>men ea, quae est corpori animalis propria? Hoc longe<text:line-break/>prosectu minus fieri quovis paeto potest, quando .non ali-<text:line-break/>ud. erat concoctio , quam alteratio in propriam ejus , quod<text:line-break/>nutritur, qualitatem. Si igitur concoctio hoc est, et<text:line-break/>ostensum est, nutrimentum in ventre suscipere qualitatem,<text:line-break/>quae sit animali, quod ex ipso nutriendum est, conveni-<text:line-break/>ens, ex eo jam demonstratum est scilicet, quod in ventre<text:line-break/>nutrimentum concoquitur. Estque ridiculus sane Asclepio-<text:line-break/>des, quum dicit, nec in ructibus, nec in vomitionibus, nec<text:line-break/>dissectionibus concoct<text:span text:style-name="Default_20_Paragraph_20_Font"><text:span text:style-name="T1">a</text:span></text:span>rum cibo<text:span text:style-name="Default_20_Paragraph_20_Font"><text:span text:style-name="T1">r</text:span></text:span>um qualitatem unquam ap-</text:p>
      <text:p text:style-name="P2">pa<text:span text:style-name="Default_20_Paragraph_20_Font"><text:span text:style-name="T1">r</text:span></text:span>ere; siquidem hoc ipsum, quod corporis ventriculi<text:line-break/>odorem referunt, ex ipsa provenit concoctione. Hic ve-<text:line-break/>ro adeo est rudis, ut, quum veteres dicere audiat, cibos<text:line-break/>in ventre in probum chylum mutari, non eum, qui vi-<text:line-break/>ribus <text:span text:style-name="Default_20_Paragraph_20_Font"><text:span text:style-name="T1">spectetur</text:span></text:span>, sed cum, qui gestui <text:span text:style-name="Default_20_Paragraph_20_Font"><text:span text:style-name="T1">probetur, </text:span></text:span>quaereu-<text:line-break/>dum putet, tanquam vel pomo magis pomo (ita enim<text:line-break/>disputandum cum hoc est) in ventre reddito, vel melle<text:line-break/>magis melle. Porro multo magis rudis magisque ridicu-<text:line-break/>Ius est Erasistratus, aut non intelligens, quemadmodum a<text:line-break/>veteribus dictum sit, concoctionem esse elixationi similem,<text:line-break/>aut sponte feipsum falle<text:span text:style-name="Default_20_Paragraph_20_Font"><text:span text:style-name="T1">n</text:span></text:span>s. Atque elixationi quidem,<text:line-break/>quae tam levem habeat calorem, concoctionem assimilari<text:line-break/>posse, negat verisimile esse, tanquam aut Aetua fubjici-<text:line-break/>enda ventri sit, aut alias alterari ab eo cibi non possint,<text:line-break/>aut possint quidem alterari, non tamen per insitum illi ca-<text:line-break/>lorem, qui hunridus fit, coque elixare, non torrere dicatur.<text:line-break/>Debebat autem, si quidem contra de rebus disceptare<text:line-break/>voluit, maxime quidem ac primum illud docere, nec</text:p>
      <text:p text:style-name="P2">mutare prorsus, nec alterare in qualitate ventrem cibos;<text:line-break/>secundo loco, si id confirmare non potuisset, alteratio-<text:line-break/>nem eorum in ventre animali esse inutilem; si nec id<text:line-break/>calumniari licuisset, opinionem, quae de activis habetur<text:line-break/>principiis, refellere monstrareque, non provenire in par-<text:line-break/>tibus actionem ex certa calidi , frigidi , humidi siccique<text:line-break/>temperatura , sed alio quopiam ; quod si nec id calamus-<text:line-break/>ari est ausus, saltem illud docere, non esse calidum .lu<text:line-break/>iis, quae naturae administratione reguntur, caeteris effi-<text:line-break/>cacius; vel si nec id, nec caeterorum, quae dicta fiunt,<text:line-break/>quicquam demonstrare potuisset, minime nugari, frustra de<text:line-break/>nomine contendendo ; tanquam Aristoteles tum in aliis non<text:line-break/>paucis, tum in quarto Meteorologicon, quemadmodum con-<text:line-break/>coctio elixationi fit fimllis, quodque nec primum nec pro-<text:line-break/>prie sic notninetur, non clare prodiderit. Verum sicuti jam<text:line-break/>dictum est, unum omnium horum principium est, de cati-<text:line-break/>do , frigido , humido et sicco considerationem inivisse : sic-<text:line-break/>ut in secundo de generatione .et corruptione Aristoteles</text:p>
      <text:p text:style-name="P2">fecit, om<text:span text:style-name="Default_20_Paragraph_20_Font"><text:span text:style-name="T1">n</text:span></text:span>es, quae in corpore sunt, mutationes alteratio-<text:line-break/>nesque ab his proficisci demonstrans. Caeterum Erasi-<text:line-break/>stratus, neque his, neque alio ullo ex jam dictis refutato,<text:line-break/>ad nomen clinationis tantummodo se convertit. Atque de<text:line-break/>coctione quidem, tametsi caetera- omnia praetermisit, il-<text:line-break/>lud saltem demonstrare conatus est, differre ab externa<text:line-break/>elixatione eam ; quae in animalibus est, concoctionem.</text:p>
      <text:h text:style-name="Heading_20_2" text:outline-level="2">Cap. VIII. </text:h>
      <text:p text:style-name="P16">De deglutitione vero- ne tantum qui-<text:line-break/>dem egit; quid enim ait? Attractio quidem ventriculi<text:line-break/>nulla esse ridetur. Atqui ventriculus duas habet tunicas,<text:line-break/>quae omnino alienius gratia sunt conditae, pertinentque<text:line-break/>hae etiam usque ad ipsum os; quae quidem interior est,<text:line-break/>qualis in ipfo est ventre, talis persistens; altera in car-<text:line-break/>no<text:span text:style-name="Default_20_Paragraph_20_Font"><text:span text:style-name="T1">t</text:span></text:span>am magis i<text:span text:style-name="Default_20_Paragraph_20_Font"><text:span text:style-name="T1">n</text:span></text:span> gula conversa. Ac quod contrarias inter<text:line-break/>se fibrarum dispositiones hae tunicae habeant, ipsa rei<text:line-break/>evidentia testatu<text:span text:style-name="Default_20_Paragraph_20_Font"><text:span text:style-name="T1">r</text:span></text:span> ; cujus autem causa tales sint conditae, -<text:line-break/>Erasistratus certe ne vel conatus est dicere , nos vero<text:line-break/>nunc dicemus. Quae interna est, in directum porrectas<text:line-break/>habet fibras, ut quae trahendi caula sit instituta; exter-</text:p>
      <text:p text:style-name="P2">na transverfas, quo circulo contuitum . Quippe singulo-<text:line-break/>rum, quae moventur, instrumentorum corpora pro fibra-<text:line-break/>rum situ motus habent. Primum aut em, si placet, in<text:line-break/>musculis ipsis sermonem examina; in quibus tum fibrae<text:line-break/>ipsae , tum motus propter excellentiam evidentissime cer-<text:line-break/>nuntur. A musculis ad naturalia instrumenta te confe-<text:line-break/>ras, omnino videbis, ea per fibras moveri. Itaque etiam<text:line-break/>singulis intestinis circulares in utraque tunica fibrae<text:line-break/>Iunt; contrahuntur enim duntaxat, nec quicquam tra-<text:line-break/>hunt; at venter alias fibrarum rectas habet, quibus sui-<text:line-break/>licet trahat, alias transversas, quibus constringat. Quem-<text:line-break/>admcdum enim in musculis, dum fibra quaeque intendi-<text:line-break/>tur atque ad prlucipium retrahitur, motus eorum obitur,<text:line-break/>itidem in Ventre; dum transversae fibrae tenduntur, lati-<text:line-break/>tudinem contentae inter spias caritatis minorem fieri est<text:line-break/>necesse; rectae vero dum trahuntur ac in seipsas coguu-<text:line-break/>tur, fieri nequit, ut non minuatur longitudo. At vero</text:p>
      <text:p text:style-name="P2">deglutientibus nobis, liquido cernitur la<text:span text:style-name="Default_20_Paragraph_20_Font"><text:span text:style-name="T1">r</text:span></text:span>ynx imminutus,<text:line-break/>s<text:span text:style-name="Default_20_Paragraph_20_Font"><text:span text:style-name="T1">n</text:span></text:span>rfumque in tantum currens, quantum gula deorsum<text:line-break/>trahitur. Quumque, completa jam deglutiendi functione,<text:line-break/>laxaverit fe gula, luculenter descendere cernitur larynx;<text:line-break/>siquidem interna ventriculi tunica; quae rectas habet fi-<text:line-break/>bras, quaeque tum gulam intrinsecus vestit, tum os ip-<text:line-break/>s<text:span text:style-name="Default_20_Paragraph_20_Font"><text:span text:style-name="T1">n</text:span></text:span>nr , ea fuper internis laryngis partibus extenditur. Ita-<text:line-break/>que fieri nequit, quum ipsa a ventriculo deorsum t<text:span text:style-name="Default_20_Paragraph_20_Font"><text:span text:style-name="T1">r</text:span></text:span>ahi-<text:line-break/>tur, ut non simul et larynx attrahatur. Quod autem<text:line-break/>circulares fibrae, quibus contrahuntur tum aliae partes,<text:line-break/>tum vero ventriculus, de longitudine nihil minuant, sed<text:line-break/>latitudinem contrahant atque angustent, id quidem Era-<text:line-break/>sistratum fateri invenias; quippe cibos toto concoctionis<text:line-break/>tempore undique c.nstringere ventrem ait. At si nudi-<text:line-break/>que constringit, ,nec tamen quicquam de ventris longi-<text:line-break/>tudine aufert, non est ejus, qui constringit, motus pro-<text:line-break/>prium , ut gulam deorsum trahat. Quippe quod Erasi-<text:line-break/>stratus ipse dixit, id illi tantummodo contingit, ut, dum</text:p>
      <text:p text:style-name="P2">superiores partes contrahuntur, inferiores dilatentur; id<text:line-break/>vero quod, si in demortui quoque gulam aquam insundas,<text:line-break/>fieri cernetur, nemo ignorat; transitum namque materiae<text:line-break/>per angustum corpus id accidens consequitur ; mirum<text:line-break/>enim fit, si, transeunte per ipsum mole aliqua, non dila-<text:line-break/>tetu<text:span text:style-name="Default_20_Paragraph_20_Font"><text:span text:style-name="T1">r. </text:span></text:span>Hlud ergo, quod, supernis partibus contractis, in-<text:line-break/>fernae dilatentur, commune est tum mortuis corporibus,<text:line-break/>per quae quoquomodo aliquid transit, tum viris, idque,<text:line-break/>sive constringantur ab iis , quae transeunt , sive trahan-<text:line-break/>tur. At minuere longitudinem instrumentorum, quibus<text:line-break/>rectae sunt fibrae , quo scilicet aliquid attrahant, propri-<text:line-break/>um est munus; atqui demonstratum est, gulam attrahere,<text:line-break/>non enim alias laryngem traheret; patet igitur, ventri-<text:line-break/>culum per gulam cibos attrahere : et in vomitione eorum,<text:line-break/>quae vomuntur, usque ad os ipsum delatio, omnino si-<text:line-break/>quidem et ipsa paries eas gulae, quae a subeuntibus dilatan-<text:line-break/>tur, hiantes habet; partium vero, quae a fronte, quam-<text:line-break/>cuuque complexa fuerit undique, hanc dilatat obfequen-</text:p>
      <text:p text:style-name="P2">tem; quae vero a tergo pars est, hanc utique contra-<text:line-break/>etam relinquit; ita ut gulae affectus juxta hoc omnino<text:line-break/>deglutientium affectui similis sit. Caeterum ubi tractus<text:line-break/>nullus adest:, longitudo tota in talibus symptomatis aequa<text:line-break/>servatur. Atque idcirco deglutire facilius est, quam<text:line-break/>vomere, quia deglutitur, ambabus ventris tunicis agea-<text:line-break/>tibus, interna quidem trahente, externa fe contra-<text:line-break/>hente unaqu e- trudente; vomitur autem, altera tantum,<text:line-break/>quae foris eft, agente, nec ulla in os trahente. Non e-<text:line-break/>nim, sicuti ventris appetentia deglutiendos cibos praece-<text:line-break/>siit, sic in vomitionibus appetit oris pars ulla excitati<text:line-break/>assectus quippiam ; fed funt ambo ventris affectus inter<text:line-break/>fe contrarii, alter appetentis et suscipientis, quae utilis<text:line-break/>funt ac propria, alter abhorrentis et rejicientis, quae<text:line-break/>funt aliena. Eoque deglutitio ipfa in iis, qui conventus,<text:line-break/>tes ventri cibos immodice appetunt, ocissime fit, ventre<text:line-break/>fcilicet eos manifeste attrahente ac dentium vellente pri-<text:line-break/>us, quam sint mansi; ru iis vero, qui vel medicamentum</text:p>
      <text:p text:style-name="P2">aliquod coacti bibunt, vel cibum aliquem medicamenti<text:line-break/>loco sumunt, molesta deglutitio est aegreque perfici-<text:line-break/>fur. Ergo ex jam dictis patet, internam gulae tu<text:span text:style-name="Default_20_Paragraph_20_Font"><text:span text:style-name="T1">n</text:span></text:span>icam,<text:line-break/>cui rectae sunt fibrae, quo ab ore in se attrahat, esse<text:line-break/>institutam, eoque in deglutiendo tantum agere; exter-<text:line-break/>nam vero, cui transversae sunt fibrae, quo constringat<text:line-break/>ea, quae continet, ac protrudat, talem esse factam, eun-<text:line-break/>dem tamen non minus in vomendo , quam deglutiendo,<text:line-break/>operam suam n<text:span text:style-name="Default_20_Paragraph_20_Font"><text:span text:style-name="T1">o</text:span></text:span>vantem. Clarissime subscribit his, quae<text:line-break/>dicimus, et quod in hiatulis et voracibus accidit; horum<text:line-break/>enim venter interim in ore invenitur, veluti Aristoteles in<text:line-break/>libris de animaliunr historia prodidit, reddita etiam causa,<text:line-break/>prae ingluvie id inquiens illis contingere; ita enim scribit.<text:line-break/><text:span text:style-name="Default_20_Paragraph_20_Font"><text:span text:style-name="T1">tn vehementi</text:span></text:span>o<text:span text:style-name="Default_20_Paragraph_20_Font"><text:span text:style-name="T1">re appetentia venter omnibus animalibus<text:line-break/></text:span></text:span>sur<text:span text:style-name="Default_20_Paragraph_20_Font"><text:span text:style-name="T1">sum procurrit adeo, ut n</text:span></text:span>o<text:span text:style-name="Default_20_Paragraph_20_Font"><text:span text:style-name="T1">nnull</text:span></text:span>i<text:span text:style-name="Default_20_Paragraph_20_Font"><text:span text:style-name="T1">, quum primum inci-<text:line-break/>per</text:span></text:span>e <text:span text:style-name="Default_20_Paragraph_20_Font"><text:span text:style-name="T1">eum assec</text:span></text:span>l<text:span text:style-name="Default_20_Paragraph_20_Font"><text:span text:style-name="T1">am seatiunt , furas repere sibi ventrem<text:line-break/>dicant : aliis .vero cib</text:span></text:span>o<text:span text:style-name="Default_20_Paragraph_20_Font"><text:span text:style-name="T1">s, qu</text:span></text:span>o<text:span text:style-name="Default_20_Paragraph_20_Font"><text:span text:style-name="T1">s adhuc mandunt nec dum</text:span></text:span></text:p>
      <text:p text:style-name="P2"><text:span text:style-name="Default_20_Paragraph_20_Font"><text:span text:style-name="T1">satis ore confecerunt, er</text:span></text:span>i<text:span text:style-name="Default_20_Paragraph_20_Font"><text:span text:style-name="T1">pit plane inviti</text:span></text:span>s. <text:span text:style-name="Default_20_Paragraph_20_Font"><text:span text:style-name="T1">L</text:span></text:span>i<text:span text:style-name="Default_20_Paragraph_20_Font"><text:span text:style-name="T1">go in iis<text:line-break/>animalibus, quae natura si</text:span></text:span>i<text:span text:style-name="Default_20_Paragraph_20_Font"><text:span text:style-name="T1">nt gulosu, quibusque oris la—<text:line-break/>xi</text:span></text:span>t<text:span text:style-name="Default_20_Paragraph_20_Font"><text:span text:style-name="T1">as est ampla, ac ventris situs pr</text:span></text:span>o<text:span text:style-name="Default_20_Paragraph_20_Font"><text:span text:style-name="T1">pinquus (veluti in<text:line-break/>h</text:span></text:span>or<text:span text:style-name="Default_20_Paragraph_20_Font"><text:span text:style-name="T1">tulis et voracibus cernitur) nihil miri est, si, quum in<text:line-break/>admod</text:span></text:span>u<text:span text:style-name="Default_20_Paragraph_20_Font"><text:span text:style-name="T1">m vehementi esurie min</text:span></text:span>o<text:span text:style-name="Default_20_Paragraph_20_Font"><text:span text:style-name="T1">rum animalium aliquod<text:line-break/>persequuntur, ac jam in eo prope sunt, ut c</text:span></text:span>o<text:span text:style-name="Default_20_Paragraph_20_Font"><text:span text:style-name="T1">mpreheu-<text:line-break/>dant , aviditate perurgente venter eorum in os sursum<text:line-break/>rapitur. P</text:span></text:span>ia<text:span text:style-name="Default_20_Paragraph_20_Font"><text:span text:style-name="T1">ri autem id aliter prorsus nequit, nisi ve^.<text:line-break/>ter cibo</text:span></text:span>s <text:span text:style-name="Default_20_Paragraph_20_Font"><text:span text:style-name="T1">per gulam, veluti per manum, ad so trahat.<text:line-break/>sicuti .enim et nos prae siudio aliquand</text:span></text:span>o <text:span text:style-name="Default_20_Paragraph_20_Font"><text:span text:style-name="T1">nos t</text:span></text:span>u<text:span text:style-name="Default_20_Paragraph_20_Font"><text:span text:style-name="T1">tos u,,^<text:line-break/>c</text:span></text:span>u<text:span text:style-name="Default_20_Paragraph_20_Font"><text:span text:style-name="T1">m manu extendimus, quo promptius c</text:span></text:span>o<text:span text:style-name="Default_20_Paragraph_20_Font"><text:span text:style-name="T1">rpus, qu</text:span></text:span>o<text:span text:style-name="Default_20_Paragraph_20_Font"><text:span text:style-name="T1">d pe-<text:line-break/>timus, apprehendamu</text:span></text:span>s; <text:span text:style-name="Default_20_Paragraph_20_Font"><text:span text:style-name="T1">ita et v</text:span></text:span>e<text:span text:style-name="Default_20_Paragraph_20_Font"><text:span text:style-name="T1">nter cum gula, veluti<text:line-break/>cum manu, una extenditur. Proinde in quibus animal;<text:line-break/>bus haec tria simul incidunt, vehemens nutrimenti avi-<text:line-break/>ditas, parvus st</text:span></text:span>o<text:span text:style-name="Default_20_Paragraph_20_Font"><text:span text:style-name="T1">machus</text:span></text:span> e<text:span text:style-name="Default_20_Paragraph_20_Font"><text:span text:style-name="T1">t oris laxitas ampla, in his le-<text:line-break/>vis</text:span></text:span> e ^<text:span text:style-name="Default_20_Paragraph_20_Font"><text:span text:style-name="T1">tensi</text:span></text:span>o<text:span text:style-name="Default_20_Paragraph_20_Font"><text:span text:style-name="T1">nis motus totum ven</text:span></text:span>t<text:span text:style-name="Default_20_Paragraph_20_Font"><text:span text:style-name="T1">rem sursum in o</text:span></text:span>s <text:span text:style-name="Default_20_Paragraph_20_Font"><text:span text:style-name="T1">agit.<text:line-break/></text:span></text:span>Ac physico quidem homini fortasse sufficeret ex una ipsa</text:p>
      <text:p text:style-name="P2">instrumentorum compolitione argumentum actionis sum-<text:line-break/>pfissc; nant frustra profecto natura ex duabus tunicis, .<text:line-break/>quae contrario modo inter fe habent, oefophagum feci<text:span text:style-name="Default_20_Paragraph_20_Font"><text:span text:style-name="T3">t-<text:line-break/></text:span></text:span>fet, nisi earum unaquaeque dissimili modo agere posset.<text:line-break/>Verum quoniam omnia citius quam naturae opera di-<text:line-break/>guoscere Erafistrati sectatores possunt, agedum ex ani-<text:line-break/>mallem dissectione doceamus eos, utramque tunicam<text:line-break/>praedictis fungi actionibus. Ergo si, accepto animali quo-<text:line-break/>piam, corpora, quae circa stomachum ejus sunt, auferens,<text:line-break/>nullo eorum, quae illic habentur, nec nervo, nec arte-<text:line-break/>ria, nec vena praemia, velis a mento ad thoracem usque<text:line-break/>externam gulae tunicam, cui transversae^ sunt fibrae,<text:line-break/>recta sectione dividere , mox cibum animali objicere,<text:line-break/>videbis, id cibum deglutire, tametsi constringendi vis illi<text:line-break/>fit adempta. Rutilis fi in altero animali utramque tuus-<text:line-break/>eam transversa inrisione secueris, id quoque deglutire<text:line-break/>videbis, nullam etiam opem ferente tunica interna. Ex<text:line-break/>quo manifeste patet, quod altera earum deglutire licet,</text:p>
      <text:p text:style-name="P2">caeterum deterius quam ambabus. Etenim praeter alia<text:line-break/>illud quoque perspicere in jam dicta dissectione licet,<text:line-break/>quod inter deglutiendum spiritu, qui una cum cibis<text:line-break/>deglutitur, stomachus impletur, is autem, constringente se<text:line-break/>externa tunica, facile in ventrem cum cibis compellitur;<text:line-break/>tempore autem, quo intus est, descendentibus cibis im-<text:line-break/>pedimento fit, tum eam distendens, tum ejus actionem<text:line-break/>impediens. Sed nec horum cuiusquam Erasistratus me-<text:line-break/>miuit, nec quod obliquus stomachi situs eorum dogma<text:line-break/>clare refellit, qui putant, ea, quae deglutiuntur, a mo-<text:line-break/>mento illo , quo superne sunt impulsa , usque in ventrem<text:line-break/>promoveri. Unum modo recte dixit, multa eorum ani-<text:line-break/>mat<text:span text:style-name="Default_20_Paragraph_20_Font"><text:span text:style-name="T1">t</text:span></text:span>um, quibus longum collum est; inclinato corpore<text:line-break/>deglutire. Quo scilicet sensibili effectu planum est de-<text:line-break/>monstrare eum , non utique, quemadmodum deglutis-<text:line-break/>mus, fed quemadmodum non deglutiamus; nam quod<text:line-break/>non ex solo eo, qui superne incipit, impulsu, plane<text:line-break/>ex hoc patet: an tamen ventre trahente, an gula<text:line-break/>ea ducente, id certe adhuc non patet. Verum n<text:span text:style-name="Default_20_Paragraph_20_Font"><text:span text:style-name="T1">o</text:span></text:span>s</text:p>
      <text:p text:style-name="P2">ductile omnibus rationibus, et quae ex instrume<text:span text:style-name="Default_20_Paragraph_20_Font"><text:span text:style-name="T1">n</text:span></text:span>torum com.<text:line-break/>positione suppeditantur, et quae ex aliis symptomatis, quae-<text:line-break/>que ante nudatam gulam, quaeque post apparere paulo ante<text:line-break/>diximus, abunde indicavimus, trahendi gratia tunicam i<text:span text:style-name="Default_20_Paragraph_20_Font"><text:span text:style-name="T1">n</text:span></text:span>ter-<text:line-break/>nam, tr<text:span text:style-name="Default_20_Paragraph_20_Font"><text:span text:style-name="T1">a</text:span></text:span>dendi externam esse conditam Ac propositum nobis<text:line-break/>erat demonstrare, in singulis lustrumentis retentricem inesse<text:line-break/>vim, sicuti in superiore libro attractricem , atque etiam al-<text:line-break/>teratricem; ip<text:span text:style-name="Default_20_Paragraph_20_Font"><text:span text:style-name="T1">t</text:span></text:span>a vero sermonis consecutione ducti, quatuor<text:line-break/>esse in ventre facultates indicavimus: in deglutiendo<text:line-break/>attractricem; in concoquend<text:span text:style-name="Default_20_Paragraph_20_Font"><text:span text:style-name="T1">a</text:span></text:span> retentricem; in vomitu-<text:line-break/>one , concoctione et ciborum in tenue intestinum de-<text:line-break/>sceusu expultricem ; ipfam vero concoctionem alteratio-<text:line-break/>nem esse.</text:p>
      <text:h text:style-name="Heading_20_2" text:outline-level="2">Cap. IX. </text:h>
      <text:p text:style-name="P16">Non est ergo, quod de fplene. etiam<text:line-break/>dubitemus, an is, qnod sibi convenit, attrahat; quod alie-<text:line-break/>num est, fecemat; quod .attrahere per naturam potest,<text:line-break/>id alteres ac retineat; sied nec de jecinore, vel vena,</text:p>
      <text:p text:style-name="P2">vel arteria , vel co<text:span text:style-name="Default_20_Paragraph_20_Font"><text:span text:style-name="T1">r</text:span></text:span>de , vel caeterorum ullo ; quum qua-<text:line-break/>tuor has- facultates omni parti, quae nutriri debeat, de-<text:line-break/>mousiratum fit necessarias esse<text:span text:style-name="Default_20_Paragraph_20_Font"><text:span text:style-name="T1">t</text:span></text:span> ideoque eas ministras esse<text:line-break/>nutritionis diximus. Tanquam enim stercus hominum est<text:line-break/>canibus suavissimum, ita jecinoris excrementorum aliud<text:line-break/>lieni, aliud bilis vesicae, aliud renibus est jucundum.</text:p>
      <text:h text:style-name="Heading_20_2" text:outline-level="2">Cap. X. </text:h>
      <text:p text:style-name="P16">Dicereque de eorum generatione post<text:line-break/>Hippocratem, Platonem, Aristotelem, Dioclem, Praxa-<text:line-break/>goram et Philotimum etiam nolim; neque enim de fa-<text:line-break/>cultatibus infis dicerem, si quis priorum exacte de his<text:line-break/>disseruisset. Sed quoniam veteres quidem, quum de iis<text:line-break/>multa commode disseruissent, omi<text:span text:style-name="Default_20_Paragraph_20_Font"><text:span text:style-name="T1">s</text:span></text:span>erunt plura ratione<text:line-break/>confutare, ne quidem suspicati, ullos fore adeo impuden-<text:line-break/>tes <text:span text:style-name="Default_20_Paragraph_20_Font"><text:span text:style-name="T1">s</text:span></text:span>ophistas, qui rebus evidentibus contradicere conaren-<text:line-break/>tur; juniores vero partim sophismatis, quibus victi<text:line-break/>erant, fidem adhibue<text:span text:style-name="Default_20_Paragraph_20_Font"><text:span text:style-name="T1">r</text:span></text:span>unt, partim etiam sophismata re-<text:line-break/>fallere conati longe mihi abesse a veterum viribus sunt</text:p>
      <text:p text:style-name="P2">risi: idcirco, tanquam, si quis illorum superesset, is mihi<text:line-break/>contra eos, qui artis pulche<text:span text:style-name="Default_20_Paragraph_20_Font"><text:span text:style-name="T1">r</text:span></text:span>rima subvertunt, disputa-<text:line-break/>tu<text:span text:style-name="Default_20_Paragraph_20_Font"><text:span text:style-name="T1">s</text:span></text:span>us videretur, ipse quoque sic libros conscribe<text:span text:style-name="Default_20_Paragraph_20_Font"><text:span text:style-name="T1">r</text:span></text:span>e sum<text:line-break/>conatus. Quod autem aut nihil, aut si quid effecero,<text:line-break/>omnino exiguum id erit, haud ignoro. Multa namque<text:line-break/>invenio ab antiquis ad unguem demonstrata, .quae tamen<text:line-break/>hodie a plerisque nec propter ignorantiam intellecta<text:line-break/>sunt, nec propter socordiam intelligi tentata: adde quod<text:line-break/>nec si cui sunt c gusta, ab hoc etiam juste sunt exausi-<text:line-break/>nata. Quisquis enim nosse quid supra .vulgus debebit,<text:line-break/>statim non natura modo, verum etiam primis doctrina-<text:line-break/>rum rudimentis multum caeteris praestet oportet <text:span text:style-name="Default_20_Paragraph_20_Font"><text:span text:style-name="T1">i<text:line-break/></text:span></text:span>idem, ubi jam adoleverit, veritatis insano quodam tenea-<text:line-break/>tur amore , veluti afflatus : tum sine ulla diei noctisve<text:line-break/>intermissione properare ac contendere ea, quae a clarif--<text:line-break/>sunis veterum tradita sunt, disce<text:span text:style-name="Default_20_Paragraph_20_Font"><text:span text:style-name="T1">r</text:span></text:span>e, eademque, ubi didi-<text:line-break/>cerit, Iudicare, multoque tempore explorare ac confide-<text:line-break/>rare, quae rebus sensui patentibus consentiant, quaeque</text:p>
      <text:p text:style-name="P2">rursus iisdem dissentiant ; ac sic illa quidem suscipere;<text:line-break/>haec refpnere. Atque huic quidem admodum utiles fore<text:line-break/>libellos nostros fpero . (erunt autem hujus generis om-<text:line-break/>nino pauci] ; reliquis opus hoc perinde fore superfluum,<text:line-break/>ac si quis asino fabulam narret.</text:p>
      <text:h text:style-name="Heading_20_2" text:outline-level="2">Cap. XI. </text:h>
      <text:p text:style-name="P16">Ab<text:span text:style-name="Default_20_Paragraph_20_Font"><text:span text:style-name="T1">s</text:span></text:span>olvenda igitur nobis eorum cau<text:span text:style-name="Default_20_Paragraph_20_Font"><text:span text:style-name="T1">t</text:span></text:span>a,<text:line-break/>qui veritatis sunt cupidi , disputatio est , abicientibus<text:line-break/>scilicet, .quae in ea desiderantur. - Attrahit namque vel-<text:line-break/>Utque ad. <text:span text:style-name="Default_20_Paragraph_20_Font"><text:span text:style-name="T1">t</text:span></text:span>e ventriculus cibos manifeste iis, qui veste-<text:line-break/>menter..esuriunt, antequam sint ru ore ad unguem lae-<text:line-break/>vigati;, recusat autem ac rejicit iis, qui cibos fastidiunt,<text:line-break/>ac. qui comesse funt coacti Ad eundem modum caetu-<text:line-break/>rutum.. quoque instrumentorum singula ambas obtinent<text:line-break/>facultates , et qua conveniens : trahunt , et qua alienu<text:span text:style-name="Default_20_Paragraph_20_Font"><text:span text:style-name="T1">m<text:line-break/></text:span></text:span>repellunt. Proinde- si quod vel ex una tunica instrumen-<text:line-break/>tum constat, veluti ambae vesicae, uterus et vena,<text:line-break/>utrumque fibrarum genus obtinet, rectarum ac. transver-<text:line-break/>farum. Quin tertium quoque fibrarum genus obliqua<text:span text:style-name="Default_20_Paragraph_20_Font"><text:span text:style-name="T1">t</text:span></text:span>um</text:p>
      <text:p text:style-name="P2">est, minus mnino, quam duo praedicta ge<text:span text:style-name="Default_20_Paragraph_20_Font"><text:span text:style-name="T1">n</text:span></text:span>era, numen<text:line-break/>r<text:span text:style-name="Default_20_Paragraph_20_Font"><text:span text:style-name="T1">o</text:span></text:span>sum; inve<text:span text:style-name="Default_20_Paragraph_20_Font"><text:span text:style-name="T1">n</text:span></text:span>itur autem id in iis instrumentis, quae ex<text:line-break/>duabus tunicis construuntur, in altera Pola rectis felli-<text:line-break/>cet ipsis fibris immixtum, lu iis autem, quae ex fingu-<text:line-break/>leri c<text:span text:style-name="Default_20_Paragraph_20_Font"><text:span text:style-name="T1">o</text:span></text:span>nstant tunica, una cum aliis duobus generibus.<text:line-break/>Sane hae maxime auxilium praestant retentricis saculi.<text:line-break/>tatis actioni; postulat enim in hoc opere pars supra ea,<text:line-break/>quae continet, stringi, ac circum ea tendi; ventriculus<text:line-break/>quidem t<text:span text:style-name="Default_20_Paragraph_20_Font"><text:span text:style-name="T1">o</text:span></text:span>t<text:span text:style-name="Default_20_Paragraph_20_Font"><text:span text:style-name="T1">o</text:span></text:span> concoquendi cibi, uterus toto gestandi foe-<text:line-break/>tus tempore. Venae qu<text:span text:style-name="Default_20_Paragraph_20_Font"><text:span text:style-name="T1">o</text:span></text:span>que tmrica quum unica fit, ex<text:line-break/>multifariis fibris .est condita. Iam ex arteriae tunicis ea,<text:line-break/>quae externa est, ex circularibus, quae interna est,. ex<text:line-break/>rectis plurimis, paucis autem cum his obliquis est con:.<text:line-break/>flata. Ita venae, quod ad fibrarum situm pertinet, uteris<text:line-break/>ac veficis, quanquam crassitudine careant, sunt similes;<text:line-break/>arteriae ver<text:span text:style-name="Default_20_Paragraph_20_Font"><text:span text:style-name="T1">o</text:span></text:span> ventri. Sola autem instrument<text:span text:style-name="Default_20_Paragraph_20_Font"><text:span text:style-name="T1">o</text:span></text:span>rum onrni-<text:line-break/>um ex duabus tunicis, atque harum utraque ex trans-<text:line-break/>versu c<text:span text:style-name="Default_20_Paragraph_20_Font"><text:span text:style-name="T1">o</text:span></text:span>nstante fibris, factu fiunt intestina. Porro can-</text:p>
      <text:p text:style-name="P2">sinu -reddere , cur melius sit reliquorum cuique talem<text:line-break/>inesse naturam , qualis nunc inest , iirtestinis autem ex<text:line-break/>duabus susque similibus tunicis confici, id utique ad spe-<text:line-break/>culationem de usu panium spectat. Quo minus eripe-<text:line-break/>dandum aliquid de talibus hic est; veluti nec propter<text:line-break/>quid de tunicarum numero cujusque instrumenti inter<text:line-break/>a<text:span text:style-name="Default_20_Paragraph_20_Font"><text:span text:style-name="T1">n</text:span></text:span>atomicos parum conveniat; de -his enim abunde in iis,<text:line-break/>quae de anatomicorum dissidio prodidimus, est dictum.<text:line-break/>Cur autem instrumentum. quodque tale sit factum, in<text:line-break/>libris de usu partium dicetur.</text:p>
      <text:h text:style-name="Heading_20_2" text:outline-level="2">Cap. XII. </text:h>
      <text:p text:style-name="P16">Hic neutrum horum statutum est exe-<text:line-break/>qui, sed tantum naturales facultates quatuor esse in sin-<text:line-break/>gulis organis docere. Huc igitur denuo reversi, quae prius<text:line-break/>dicta sunt, repetamus, atque eo, quod <text:span text:style-name="Default_20_Paragraph_20_Font"><text:span text:style-name="T1">r</text:span></text:span>eliquum adhuc est,<text:line-break/>adjecto summam jam toti disputationi imponamus. Quum<text:line-break/>enim singulas animalis partes, qui conveniens fibi succus<text:line-break/>sit, hunc in. fe trahere. sit demonstratum, ac primam fer-<text:line-break/>me naturalium facultatum hanc esse, illud deluceps ferre</text:p>
      <text:p text:style-name="P2">convenit, partem non prius eam quam attraxit maturi-<text:line-break/>am,vel ipsam totam, vel aliquod ejus excrementum ab-<text:line-break/>licere, quam veI ipsa, vel eorum, quae in fe continet;<text:line-break/>pars maxima in contrarium transierit affectum. Ac ven-<text:line-break/>ter quidem, postquam abunde cibis est satiatus, et, quod<text:line-break/>utilissimum sibi in lis est, in tunicas <text:span text:style-name="Default_20_Paragraph_20_Font"><text:span text:style-name="T1">t</text:span></text:span>uas sugendo repo-<text:line-break/>fuit, tum, quod <text:span text:style-name="Default_20_Paragraph_20_Font"><text:span text:style-name="T1">r</text:span></text:span>eliquum est, tanquam alienum o<text:span text:style-name="Default_20_Paragraph_20_Font"><text:span text:style-name="T1">n</text:span></text:span>us ab-<text:line-break/>jicit. Idem et vesicae faciunt, ubi quoduis eorum, quae<text:line-break/>attraxerint, vel multitudlue distendens, vel qualitate mor-<text:line-break/>dens, redditur molestum. Peri modo et uteri: hi nam-<text:line-break/>que, ubi vel distendi amplius non ferunt, vel etiam<text:line-break/>qualitate humoris in fe effusi morderi, quod offendit,<text:line-break/>abjicere properant. Porro praedictorum utrumque ali-<text:line-break/>quandonou naturae sponte, sed violenter incidit, quo<text:line-break/>casu abortus provocatur. Fit autem- plerumque et ex<text:line-break/>naturae commodo ; quod genus non abortus , sed parius<text:line-break/>nominatur. Ac medicamenta quidem,. quae vel abortum<text:line-break/>provocarit, vel alio quopiam affectu suetum perimunt.</text:p>
      <text:p text:style-name="P2">vel aliquas membranarum ejus corrumpunt, ea nimirum<text:line-break/>fequuntur abortus; iidem incidunt, et quum uterus ex<text:line-break/>distensione male est assectus. Ipsius vero suetus vehemens<text:line-break/>tissimis motibus succedunt. partus, veluti ab Hippocrate<text:line-break/>recte est dictum. Communis autem omnibus his affecti-<text:line-break/>bus ipsa est offensio; atque hujus ipsius triplex est caula,<text:line-break/>aut moles nimia, aut pondus aliquod,. aut morsus: mo-<text:line-break/>les, ubi amplius distendi uterus no<text:span text:style-name="Default_20_Paragraph_20_Font"><text:span text:style-name="T1">n</text:span></text:span> ser t; po<text:span text:style-name="Default_20_Paragraph_20_Font"><text:span text:style-name="T1">n</text:span></text:span>dus, quum<text:line-break/>fiupra vires ejus fit, quod continet mor<text:span text:style-name="Default_20_Paragraph_20_Font"><text:span text:style-name="T1">t</text:span></text:span>us , ubi vel hu-<text:line-break/>mores, qui prius in membranis continebantur, <text:span text:style-name="Default_20_Paragraph_20_Font"><text:span text:style-name="T8">his.ru-<text:line-break/></text:span></text:span>ptis, in ap<text:span text:style-name="Default_20_Paragraph_20_Font"><text:span text:style-name="T1">t</text:span></text:span>um uterum sunt effusi , vel etiam totus partus<text:line-break/>corruptus et putris ac in noxiam saniem dissolutus ute-<text:line-break/>ri tunicam sic irritat. ac mordet. Ergo. in omnibus in-<text:line-break/>strumeutis tum opera naturalia, tum etiam affectiones<text:line-break/>morbique singuli proportione quadam fieri videntur;<text:line-break/>quaedam adeo evidenter et clare, ut nullam demonstra-<text:line-break/>tionem eorum ullum desideret; quaedam magis obscure,</text:p>
      <text:p text:style-name="P2">sed ita tamen, ut eos, qui attenti sunt, latere non p os-<text:line-break/>sint. Atque lu ventre quidem non solum morsus, qui<text:line-break/>propter ejus plurimum sensum est manifestus, sed etiam<text:line-break/>alii affectus, tum qui nauseam in eo excitant, tum qui<text:line-break/>cordis morsus vocantur , manifeste secrctricem expultri-<text:line-break/>cemque alienorum vim iudicant. Ad eundem modum in<text:line-break/>utero et ea,. quae lotium recipit, vesica: quippe haec<text:line-break/>quoque humorem excipere ac colligere hactenus cerni-<text:line-break/>fur, quoad vel multitudine ipsa distenta, vel qualitate.<text:line-break/>demorsa nequeat amplius . pati. Siquidem excrementa<text:line-break/>singula, si moram in corpore diutius trahant, putrescunt .<text:line-break/>alia spatio breviore , alia longiore ; itaque mordacia et<text:line-break/>acria atque iis, .qui. ea continent,. infesta redduntur.<text:line-break/>At non in ea vesica, quae jecinori subest, similiter fe<text:line-break/>habet, ut quae nervorum minimum habet. Debet tamen<text:line-break/>hic quoque naturae contemplator proportionem invenire.<text:line-break/>Si enim demonstratum est, convenientem eam succum at-<text:line-break/>traherc ita, ut saepe cernatur plena, eundemque hunc</text:p>
      <text:p text:style-name="P2">succum non mullo interposito spatio excernere, necesse<text:line-break/>est eam, vel multitudine succi pressum, vel ex qualitate<text:line-break/>ejus in mordacem acremque mutata offensam, expulfio-<text:line-break/>nem desiderare. Non enim prosectu cibi ipsi adeo cele-<text:line-break/>niter priorem qualitatem deponunt, ut protinus, quum<text:line-break/>in tenuia intestina descenderint, stercus fiant; bilis au-<text:line-break/>tem non multo magis, vel lotium, postquam a venis sc-<text:line-break/>mel exciderint, qualitatem mutant, celerrime immutata<text:line-break/>et putrefacta. - Atqui si tum in iis, quae in utero- sunt,<text:line-break/>tum ventriculo, tum intestinis, superque in vesica ea,<text:line-break/>quae lotium recipit, luculenter apparet vel tensio quae-<text:line-break/>piam esse, vel morsus, vel pondus, quod singula instru-<text:line-break/>menta ad expulsionem proritet, non magno negotio id<text:line-break/>in bilis quoque vesica intelligas, aeque scilicet ut in<text:line-break/>reliquis instrumentis omnibus, quorum e numero tam<text:line-break/>arteriae quam venae fanti</text:p>
      <text:h text:style-name="Heading_20_2" text:outline-level="2">Cap. XIII. </text:h>
      <text:p text:style-name="P16"><text:span text:style-name="T13">J</text:span>am nec illud difficile compertu est,<text:line-break/>et attractionem et expulsionem diversis in temporibus</text:p>
      <text:p text:style-name="P2">per eundem meatum fieri; si modo orificium ventriculi<text:line-break/>non cibos tantum potio<text:span text:style-name="Default_20_Paragraph_20_Font"><text:span text:style-name="T1">n</text:span></text:span>emque in ipsinn ducere, sed et-<text:line-break/>iam i<text:span text:style-name="Default_20_Paragraph_20_Font"><text:span text:style-name="T1">n</text:span></text:span> nauseis contrario fungi ministerio cernitur. Etiam<text:line-break/>vesicae, quae fusi jecinore est, collum quum unum sit,<text:line-break/>tamen per fe vesicam non fotum implet, fed etiam va-<text:line-break/>cuat. Uteri praeterea orificium pari modo, sicut intro<text:line-break/>feminis, ita foras partus via est; verum hic rursus ex-<text:line-break/>pultrix facultas evidens efi, attractrix aeque atque illa<text:line-break/>multis non liquet. Verum Hippocrates imbecilli uteri<text:line-break/>cervicem accusans ait: <text:span text:style-name="Default_20_Paragraph_20_Font"><text:span text:style-name="T1">Non</text:span></text:span> e<text:span text:style-name="Default_20_Paragraph_20_Font"><text:span text:style-name="T1">nim potest eju</text:span></text:span>s <text:span text:style-name="Default_20_Paragraph_20_Font"><text:span text:style-name="T1">c</text:span></text:span>o<text:span text:style-name="Default_20_Paragraph_20_Font"><text:span text:style-name="T1">llum se-<text:line-break/>men intro trahere. </text:span></text:span>Eratistratus vero Afclepiadesque eo<text:line-break/>sapientiae processere, ut non fotum uterum et ventricu-<text:line-break/>lum ejusmodi facultate privent , fed etiam ipsam , quae<text:line-break/>fub jecinore est, vesicam atque etiam renes; quanquam,<text:line-break/>non posse alsam vel urinae vel bilis secernendae cau-<text:line-break/><text:span text:style-name="Default_20_Paragraph_20_Font"><text:span text:style-name="T1">t</text:span></text:span>am reddi, lu primo libro a nobis est monstratum. Er-<text:line-break/>go quum et uterum et ventrem et eam, quae hepati<text:line-break/>fubest, vesicam non trahere modo, sed etiam a fe pel-</text:p>
      <text:p text:style-name="P2">lero per unum idemque orificium rideamus, mirari non<text:line-break/>debemus, fi etiam per venas lo ventrem natura nonnun-<text:line-break/>quam excrementa expellit. . Illud vero multo etiamnum<text:line-break/>minus est mirandum, si, per quas venas a ventre in je-<text:line-break/>cur facta est distributio, rursus ex jecinore in ipsum<text:line-break/>trahi aliquod alimentum in longiore media potest.<text:line-break/>Quippe ejusmodi effectis fidem abrogare simile profecto<text:line-break/>est ac si quis purgantia medicamenta, per quae ora. facta<text:line-break/>prius est distributio, pe<text:span text:style-name="Default_20_Paragraph_20_Font"><text:span text:style-name="T1">r</text:span></text:span> eadem neget ex toto corp<text:span text:style-name="Default_20_Paragraph_20_Font"><text:span text:style-name="T1">o</text:span></text:span>re<text:line-break/>in ventrem proprios succos trahere; sed alia distributi o-<text:line-break/>nis, alia purgationis requirat ora. Atqui, si unum idem-<text:line-break/>que os duabus, quae in contra<text:span text:style-name="Default_20_Paragraph_20_Font"><text:span text:style-name="T1">r</text:span></text:span>ias partes diversis tempe-<text:line-break/>ribus trahant, potentiis subservit; prius quidem ei,<text:line-break/>quae Imparis, purgandi vero tempore ei, quae est<text:line-break/>medicamenti; quid miri est, in his venis, quae medi-<text:line-break/>um spatium inter jeeur et partes circa ventrem <text:span text:style-name="Default_20_Paragraph_20_Font"><text:span text:style-name="T1">o</text:span></text:span>c-<text:line-break/>conant, duplex esse ministerium atque usum, ita ut,<text:line-break/>eum in his copia fuerit alimenti, per jam dictas venas</text:p>
      <text:p text:style-name="P2">sursuni feratur in jecur, eum autem vacua sunt . nutriri-.<text:line-break/>que avent, per easdem ipsas ex hepate rursus ^trahatur?<text:line-break/>Siquidem totum ex toto trahere ac tuti impertire, una-.<text:line-break/>que omnium confluxio ac conspiratio esse videtur ;. quem-<text:line-break/>admodum admirabilis Hippocrates dixit: <text:span text:style-name="Default_20_Paragraph_20_Font"><text:span text:style-name="T1">Ac trahit qui-<text:line-break/>dem id, quod est valentiu</text:span></text:span>s; <text:span text:style-name="Default_20_Paragraph_20_Font"><text:span text:style-name="T1">vacuatur</text:span></text:span> mi<text:span text:style-name="Default_20_Paragraph_20_Font"><text:span text:style-name="T1">tem</text:span></text:span> i<text:span text:style-name="Default_20_Paragraph_20_Font"><text:span text:style-name="T1">d, quod<text:line-break/>est imbecilliu</text:span></text:span>s. Porro valentior imbecilliorque una quam<text:line-break/>altera pars est, vel absoluto sermone, naturaque et coat-<text:line-break/>munitur lu omnibus, vel privatim huic cuipiam talis<text:line-break/>efficitur. Et natura quidem omnibusque tum hominibus<text:line-break/>tum animalibus communiter cor, quam jecur, et jecur,<text:line-break/>quam intestina et venter, item arteriae, quam venae,<text:line-break/>tum, quod utile est, ad fe t<text:span text:style-name="Default_20_Paragraph_20_Font"><text:span text:style-name="T1">r</text:span></text:span>ahere, tum, quod diver<text:span text:style-name="Default_20_Paragraph_20_Font"><text:span text:style-name="T1">t</text:span></text:span>un<text:span text:style-name="Default_20_Paragraph_20_Font"><text:span text:style-name="T1">t<text:line-break/></text:span></text:span>ab hoc est , a se pellere magis valent. Et privatim in<text:line-break/>uuoquoque nostrum alio tempore jecur valentius trahere<text:line-break/>potest,. alio ventriculus. Quippe, ubi in ventriculo copis<text:line-break/>alimenti est, ac jecur vehementer appetit desideratque,<text:line-break/>omnino id valentius trahit; invicemque jecinore refertu</text:p>
      <text:p text:style-name="P2">ac distento, vent<text:span text:style-name="Default_20_Paragraph_20_Font"><text:span text:style-name="T1">r</text:span></text:span>e vero appetente ac vacuo, valentior<text:line-break/>trahendi vis in hunc transfertur. Tanquam enim, si ma-<text:line-break/>nibus cibos aliquos tenentes alter ab altero eos. rapere-<text:line-break/>mus, si pari quidem modo his egeremus; superare va-<text:line-break/>lentiorem par esset ; si autem . esset hic expletus ac pro-<text:line-break/>pterea negligenter, quae. supervacua essent, teneret, aut<text:line-break/>etiam alicui impertire studeret, imbecillior autem vehe-<text:line-break/>menter appeteret, nihil obstaret, quominus ipsis cuncta<text:line-break/>caperet; itidem venter ex jecinore facile attrahit, quum<text:line-break/>hic quidem vehementer nutriri appetit, illud nutrimen-<text:line-break/>to est plenum. Estque nonnunquam, quominus animal<text:line-break/>esuriat, causa nutrimenti in jecinore abundantia; quippe<text:line-break/>venter, si melius paratiusque nutrimentum habet, exter-<text:line-break/>num non postulat; sin aliquando postulat, nec ejus copia<text:line-break/>est, exc<text:span text:style-name="Default_20_Paragraph_20_Font"><text:span text:style-name="T1">r</text:span></text:span>ementis impletur; ea sunt sanies quaedam bilis-<text:line-break/>fa, pituitosa atque sc<text:span text:style-name="Default_20_Paragraph_20_Font"><text:span text:style-name="T1">r</text:span></text:span>ofa, quam solam trahenti illi, cum<text:line-break/>fcilicet nutrimento indiget, jecur remittit Ergo sicuti<text:line-break/>inter se partes altera ab altera nutrimentum trahunt,</text:p>
      <text:p text:style-name="P2">ita altera in alteram, quod supervacuum est, a fe dep<text:span text:style-name="Default_20_Paragraph_20_Font"><text:span text:style-name="T1">o-<text:line-break/></text:span></text:span>nit; et sicut trahentium ea vicit, quae erat valentior,<text:line-break/>sic et a <text:span text:style-name="Default_20_Paragraph_20_Font"><text:span text:style-name="T1">t</text:span></text:span>e deponentium; estque haec vocatarum fluxio-<text:line-break/>num cau<text:span text:style-name="Default_20_Paragraph_20_Font"><text:span text:style-name="T1">t</text:span></text:span>a. Habet enim pars quaeque nativum quoddam<text:line-break/>robur, quo, quod supervacuum est, persequitur. Ubi igi-<text:line-break/>tur earum aliqua affectus cuiuspiam: occasione imbecillr-<text:line-break/>or est reddita, ex omnibus in illam confluere, quae fu-<text:line-break/>pervacua fiunt, est necesse; ea namque, quaecunque pars<text:line-break/>valentissima est, in ricinus omnes deponit; earum rur-<text:line-break/><text:span text:style-name="Default_20_Paragraph_20_Font"><text:span text:style-name="T1">t</text:span></text:span>us singulae lu alias, quae ipsis sint imbecilliores; dein<text:line-break/>rurlus illarum singulae in alias; idque eatenus longissi-<text:line-break/>me procedit, quoad ex omnibus fugatum superfluum<text:line-break/>in unam quampiam maxime imbecillarum procum-<text:line-break/>hat; hinc namque in aliam transfluere nequit, utpote<text:line-break/>nec valentiorum aliqua id recipiente, nec laborau-<text:line-break/>te ipsa a fe pellere valente. Caeterum alibi quum<text:line-break/>frilicet de affectuum vel generatione vel curatione<text:line-break/>agemus, abunde ex illis testimonia coepisse licebit iis,</text:p>
      <text:p text:style-name="P2">quae toto hoc libro recte funt demonstrata. Quod autem<text:line-break/>ostendere in praesenti propositum erat, denuo resuma-<text:line-break/>mus, no<text:span text:style-name="Default_20_Paragraph_20_Font"><text:span text:style-name="T1">n</text:span></text:span> esse scilicet mirum venire ex hepate in veu-<text:line-break/>Irem et intestlua nutrimentum per eas ipsas venas , per<text:line-break/>quas prius ex illis in hepar subierat ; multisque eurutn,<text:line-break/>qui valentem exercitationem subito et pro<text:span text:style-name="Default_20_Paragraph_20_Font"><text:span text:style-name="T1">t</text:span></text:span>ius dinufe-<text:line-break/>mnt, aut quibus membrum aliquod praecisum est, san-<text:line-break/>guinem per intestina certis periodis simul plurimum va-<text:line-break/>cuari, (sicuti quodam loco Hippocrates dixit,) nullo qui-<text:line-break/>dem corporis incommodo , nisi quod prae celari impetu<text:line-break/>ipsum tutum purgat, redtmdausque vacuat, per easdem<text:line-break/>ruis t venas intro latis superfluis, per quas antea in<text:line-break/>corpus fuerant deducta. Porro in morbis natura non<text:line-break/>raro totum animal per easdem venas purgat, non tamen<text:line-break/><text:span text:style-name="Default_20_Paragraph_20_Font"><text:span text:style-name="T9">est </text:span></text:span>ea vacuatis sanguinis, sed pro ratione infestantis fue-<text:line-break/>ch Ita nimirum et in choleris per venas, quae ad iute-<text:line-break/>simum et ventrem pertinent, totum vacuatur corpu<text:span text:style-name="Default_20_Paragraph_20_Font"><text:span text:style-name="T1">s.<text:line-break/></text:span></text:span>Existimare autem, unicum esse motus modum,. quo mute-<text:line-break/>riae in corpore ferantur, ignorantis omnino est naturae</text:p>
      <text:p text:style-name="P2">potentias, cum alias tum vero eam, quae attractrici ad-<text:line-break/>versa est, excretricem. Siquidem contrarias potentias<text:line-break/>necesse est contrarii sequantur motus. Singulae enim<text:line-break/>partes, ubi convenientem succum attraxerunt, deinde ex<text:line-break/>retento fructum ceperunt, totum, quod superfluum est;<text:line-break/>quam possunt celerrime commodiffimeque , quo vergit,<text:line-break/>abjicere properanti Eoque ventriculus, quod excremen-<text:line-break/>tum in eo fluitat, per vomitionem expurgat; quod sub-<text:line-break/>sidit, alui defectione. Atque id est, quod animal esse<text:line-break/>nauseabundum dicimus, ventriculum scilicet, ut per vo-<text:line-break/>mitionem vacuetur, impetum capessere. Ergo tantam rio-<text:line-break/>lentiam vehementlamque vis expultrix obtinet, ut, ubi<text:line-break/>m ileo .transitus omnino praeclusus est, vomatur stercus;<text:line-break/>quanquam, nisi trajecto tum tenui intestino toto, tum je-<text:line-break/>juno, tum pyloro ventriculoque ac gula , omnino neque-<text:line-break/>at per ullius os ejici tale ullum excrementum. Ergo<text:line-break/>quid miri est, si etiam ab ultima corporis parte, quae ad<text:line-break/>cutem est, ad ipsa usque intestina et ventriculum aliquid</text:p>
      <text:p text:style-name="P2">translatum pervenit? Quod ipfum quoque Hippocrates<text:line-break/>nos docuit ; fcilicet non spiritum modo aut exor emen-<text:line-break/>tum, verum etiam nutrimentum ipsum ab ultima et<text:line-break/>fumma corporis parte eo,. unde primum ascendit, rur-<text:line-break/><text:span text:style-name="Default_20_Paragraph_20_Font"><text:span text:style-name="T1">t</text:span></text:span>um deferri. Quippe minimae motus conversiones ex-<text:line-break/>pultricem facultatem huc vel illuc impellunt, ut quae<text:line-break/>per transversas fibras functionem suam obeat, ocyssime-<text:line-break/>que ab eo, u<text:span text:style-name="Default_20_Paragraph_20_Font"><text:span text:style-name="T1">n</text:span></text:span>de primum est m<text:span text:style-name="Default_20_Paragraph_20_Font"><text:span text:style-name="T1">o</text:span></text:span>ta, ad eum, qui contra<text:line-break/>positus est, finem traducatur. Non est ergo nec a ratio-<text:line-break/>ne alienum nec ejusmodi; quod fieri nequeat, fi pars ea,<text:line-break/>quae ad cutim est, insolito interim frigore subito stipa-<text:line-break/>ta, ubi et imbecillior est reddita, et quem prius citra<text:line-break/>offensam inspersum habuit humorem , ut onus p<text:span text:style-name="Default_20_Paragraph_20_Font"><text:span text:style-name="T1">o</text:span></text:span>tius,<text:line-break/>quam praeparatum aliquid ad nutritionem, sustinet, eoque<text:line-break/>pellere a fe studet,. simul autem, via, quae feras fert,<text:line-break/>densitate interclusit, ad alteram converti, itaque, quod<text:line-break/>offendit, in vicinam sibi partem violenter coactum amo-<text:line-break/>litur; atque illa rursus in eam, quae sibi proxima est;</text:p>
      <text:p text:style-name="P2">neque id fieri desinit, quoad translatio ad interna vena-<text:line-break/>rum ora finiatur. Ac tales quidem motus celerius ces-<text:line-break/>sunt; qui autem ab iis, qui lancinant partes interiores,<text:line-break/>veluti in medicamentorum purgatione ac choleris, ii et<text:line-break/>vehementiores fiunt et diuturniores, durantque, dum af-<text:line-break/>factus, qui- lu vastarum finibus est, qui, quod vicinum<text:line-break/>est, trahit, permanet. Hic namque continentem vacuat<text:line-break/>partem; illa rursus in eam, quae sibi proxima succedit;<text:line-break/>nec finis, quoad perventum ad ultimum est exitum, ita<text:line-break/>ut, partibus, quae deinceps fiunt positae, altera semper<text:line-break/>alteri impartientibus , primus affectus ocyssime ad ultima<text:line-break/>perveniat. Sic igitur se habet et in ileo: ipsmn enim,<text:line-break/>quod phlegmone laborat, intestinum nec pondus nec a--<text:line-break/>crimoniam tolerat excrementorum, eoque excernere ex- .<text:line-break/>peliereque eum quam longissime a se nititur; prohibitum<text:line-break/>vero deorsum persequi, quum scilicet hoc loco gravissima<text:line-break/>pars phlegmones fuerit, in proxima suprapositorum in-<text:line-break/>testatorum extrudit: itaque jam- excretricis facultatis</text:p>
      <text:p text:style-name="P2">impetu per continuum intestinum furium verso, exere-<text:line-break/>menta usque ad os ascendunt. Atque haec quidem . in<text:line-break/>tractationibus de morbis lusius prosequemur. Caeterum<text:line-break/>quod ex toto in totum aliquid transferatur mutuoque<text:line-break/>recipiatur , ac una sit omnium (sicut Hippocrates prodi-<text:line-break/>stitj c <text:span text:style-name="Default_20_Paragraph_20_Font"><text:span text:style-name="T1">a</text:span></text:span>spiratio atque confluxio , jam mihi videor clare<text:line-break/>indicasse; quodque nemo, ne si ta<text:span text:style-name="Default_20_Paragraph_20_Font"><text:span text:style-name="T1">r</text:span></text:span>dus. quidem illi. fit<text:line-break/>sensus, de talium ullo etiamnum dubitet, qualia scilicet<text:line-break/>fiunt, qua ratione venter intesti<text:span text:style-name="Default_20_Paragraph_20_Font"><text:span text:style-name="T1">n</text:span></text:span>aque nutriantur, et quo-<text:line-break/>nam mod<text:span text:style-name="Default_20_Paragraph_20_Font"><text:span text:style-name="T1">o</text:span></text:span> ab ultima corporis summa parte intro ali-<text:line-break/>quid perveniat. Siquidem cum universae corporis par-<text:line-break/>tes attrahendi, quod conve<text:span text:style-name="Default_20_Paragraph_20_Font"><text:span text:style-name="T1">n</text:span></text:span>iens amicumque est, repet-<text:line-break/>laudi, quod gravat mordetve, potentiam habeant, .miti-<text:line-break/>me mirandum est, contrarios assidue motus in iis fieri:<text:line-break/>veluti tum in corde liquido cernitur , tum arteriis . em-<text:line-break/>rubus, thoraceque. et pulmone. ln his enim omnibus<text:line-break/>ta<text:span text:style-name="Default_20_Paragraph_20_Font"><text:span text:style-name="T1">n</text:span></text:span>tum non omni temporis momento simul instrumeu-<text:line-break/>torum, .simul materiarum contrarios motus evidenter</text:p>
      <text:p text:style-name="P2">fieri videas. An igitur de aspera arteria vicissim alias<text:line-break/>intro in pulmonem, alias foras . spiritum transmittente.<text:line-break/>non dubitas; pari modo nec de nasi meatibus et ore to-<text:line-break/>to; nec mirum etiamnum aut incredibile tibi ridetur, si,<text:line-break/>per quod spiritus paulo ante recipiebatur intro, per id<text:line-break/>nunc emittitur; de his, inquam, non dubitas, de venis,<text:line-break/>quae a jecinore in intestina et ventrem pertinent, dubi—<text:line-break/>tas? mirumque .tibi esse videtur, si per easdem simul<text:line-break/>et distribuitur nutrimentum in jecur, et rursus ab eo in -<text:line-break/>ventriculum trahitur? Sane distingui oportet illud si-<text:line-break/><text:span text:style-name="Default_20_Paragraph_20_Font"><text:span text:style-name="T1">mul</text:span></text:span>, utro id modo dicas. Nam fi eodem tempore intel--<text:line-break/>ligis, ne nos quidem id concedimus; quippe, sicut alio<text:line-break/>in tempore spiritum recipimus , alio rursus foras mitti—<text:line-break/>mus, ita alio tempore jecur ex ventre, alio venter ex^<text:line-break/>jecore trahit. Sin, quod in uno eodemque animali unum<text:line-break/>instrumentum contrariis materiarum motibus fubferrit,<text:line-break/>hoc tibi <text:span text:style-name="Default_20_Paragraph_20_Font"><text:span text:style-name="T1">simul</text:span></text:span> illud significat, adque te perturbat, age-</text:p>
      <text:p text:style-name="P2">spiritus immissionem emissionemque considera: omnin<text:span text:style-name="Default_20_Paragraph_20_Font"><text:span text:style-name="T1">o<text:line-break/></text:span></text:span>enim hae per eadem instrumenta fiunt, dissident autem<text:line-break/>motus ac ferendae per instrumenta materiae modo.<text:line-break/>Pulmo igitur, et thorax, et arteriae tum aspera tum le-<text:line-break/>nrs, et cor, et os, et nares brevissimis temporum mo-<text:line-break/>mentis tum ipsa contrarios sortiuntur motus , tum mate-<text:line-break/>rias mutant; quae autem ex jecluore in intesti<text:span text:style-name="Default_20_Paragraph_20_Font"><text:span text:style-name="T1">n</text:span></text:span>a et ven-<text:line-break/>irem pertinent venae, non aeque brevibus temporum<text:line-break/>spatiis, fed in multis diebus semel aliquando contrario<text:line-break/>funguntur motu. Sic enim res tota <text:span text:style-name="Default_20_Paragraph_20_Font"><text:span text:style-name="T1">t</text:span></text:span>e habet. Quoduis<text:line-break/>instrumentum, quod juxta <text:span text:style-name="Default_20_Paragraph_20_Font"><text:span text:style-name="T1">t</text:span></text:span>e est nutrimentum, in se tra-<text:line-break/>hit, quicquid utilis est humoris, hactenus ex eo depa-<text:line-break/>frens, quoad abunde sit expletum; atque id, sicuti antea<text:line-break/>diximus, lu se recondit; postea vero id tum sibi agglu-<text:line-break/>Linat, tum assimilat, id est, nutritur. Desurrtum enim<text:line-break/>abunde supra est, aliud quoddam a nutritione opus,<text:line-break/>quod apiam necessario praecedat, ag glutinatione m -esse,<text:line-break/>sicut etiam illa priorem appositionem, Ergo , sicut ani-</text:p>
      <text:p text:style-name="P2">malleus ipsis edendi finis fit ipsa ventris impletio, sic<text:line-break/>partium quaeque apponendi sibi finem facit, cum conve-<text:line-break/>urente humore est repleta. Quum itaque pars quaeque<text:line-break/>similiter ventri appetat , utique et nutritur , et nutrimen-<text:line-break/>tum amplectitur , ad eundemque , quo venter , modum id<text:line-break/>undique co<text:span text:style-name="Default_20_Paragraph_20_Font"><text:span text:style-name="T1">n</text:span></text:span>stringit. Consequitur autem necessario hoc<text:line-break/>opus, ut cibi quidem, ceu prius est dictum, concoquan-<text:line-break/>tur, ve<text:span text:style-name="Default_20_Paragraph_20_Font"><text:span text:style-name="T1">n</text:span></text:span>tre scilicet non idcirco circa illos fe contraham-<text:line-break/>te, quo reliquis partibus eos reddat accommodos sic<text:line-break/>enim non tam. naturale esset organum, quam animal,<text:line-break/>quod ratione menteque praeditum, quod melius est, eli-<text:line-break/>geretj, verum ipse idolico circa cibos se constringit, quod<text:line-break/>totum ejus corpus et attrahendae propriae sibi qualita-<text:line-break/>tis, et eadem fruendi, sicut ante monstratum est, vim ob-<text:line-break/>lineat; accidit vero interim, ut cibos atteret. . Iam vero,<text:line-break/>ubi impletus fatratusque eorum humore est, pro onere<text:line-break/>eos de caetero habet ; ergo , quod redundans est , statim<text:line-break/>abiicit ac deorsum trudit, ipsis scilicet ad aliud opus,</text:p>
      <text:p text:style-name="P2">nempe ut agglutines ,. converfus. Hoc in tempore nutri-<text:line-break/>mentum, quum per tota intestina permeet, - per vasa,<text:line-break/>quae ad ea pertinent, rapitur plurimum quidem lu ve-<text:line-break/>nas, exigua quaedam portio in arterias, ceu infra mox<text:line-break/>docebitur. Iam hoc tempore etiam intestinorum tunicis<text:line-break/>apponitur.. Ac misti omnem jam naturae circa nutrimen-<text:line-break/>tum operam in tres temporum vices cogitatione partire.<text:line-break/>su prima quidem simul et manere id in ventriculo et<text:line-break/>concoqui intellige, tum ventri ipsi ad saturitatem appo-.<text:line-break/>ni ; aliquid vero ejus etiam ad jecur ascendere : in fe-<text:line-break/>cuuda transire id ad intestina, usque ipsis et jecinori ad<text:line-break/>saturitatem apponi; tum portiunculam ejus exiguam in<text:line-break/>omnem corporis partem ferri; porro hoc tempore, quod<text:line-break/>in primo est appositum, id ventriculo affigi intellige;<text:line-break/>in tertia vero temporis portione ventriculum quidem<text:line-break/>jam nutriri, iis, quae affixerat, plane sibi assimilatis;<text:line-break/>affigi vero tam jecinori , quum intestinis , quae iis fuerant</text:p>
      <text:p text:style-name="P2">apposita; praeterea in omnes corporis partes distributio-<text:line-break/>nem appositionemque fieri. . Et post quidem, si animal<text:line-break/>statim nutrimentum accipiat, rursus, quo tempore id ven.,<text:line-break/>ter concoquit, coque fruitur, quicquid utile ex eo est,<text:line-break/>tunicis suis apponens , hoc intestina quidem eum , quem<text:line-break/>.sibi affixerant, fuccum prorsus assimilabunt; peri modo<text:line-break/>jecur; in toto vero corpore partes nutrimenti, quae fue-<text:line-break/>re appositae, affigentur. silo autem venter manere sino<text:line-break/>cibo cogatur hoc tempore, a venis, quae in lactibus ac<text:line-break/>jecinore funt, nutrimentum trahet, non enim ex ipso<text:line-break/>jecinoris corpore : (porro corpus jecmoris appello pri-<text:line-break/>urum ac maxime ipsam propriam- ejus carnem; post hanc<text:line-break/>etiam singula, quae sunt 1n ipfo, vula:j siquidem, qui lu<text:line-break/>quaque parte jam contentus est succus, hunc alte-<text:line-break/>ram partem revellere credibile non est, maxime ubi<text:line-break/>jam agglutinatur vel assimilatur; quod autem est in ve-<text:line-break/>narunr finibus, .id, quae magis valens sinrulque ludigens<text:line-break/>pars est, in diversum ad se revellit. Sic itaque et ven.</text:p>
      <text:p text:style-name="P1">ter, quo tempore ipse indiget nutrimento, animal vero<text:line-break/>non comedit, hoc ab iis, quae in jecinore sunt, venis<text:line-break/>rapit, Quoniam autem et lienem prius monstravimus, quod<text:line-break/>in jecinore crassius est, attrahere, praeterea conficere ac<text:line-break/>ad utilius mutare , nihil ne hic quidem miri est ; a liene<text:line-break/>aliquid trahi in singula , quae cum illo per venas s<text:span text:style-name="Default_20_Paragraph_20_Font"><text:span text:style-name="T1">o</text:span></text:span>cie-<text:line-break/>talem habent, instrumenta, veluti in omentum, lactes,<text:line-break/>tenue intestinum, colon et ventriculum ipsum; ad<text:line-break/>eundem modum et in ventriculum alio tempore exere-<text:line-break/>mentum effundere, alio rursus ex ventre aliquid pro-<text:line-break/>prii illius nutrimenti attrahere. Utque summatim dicam<text:line-break/>(id quod prius jam dictum estj, quodque ex quoque tra-<text:line-break/>here ac . in unumquodque mittere diversis . in temporibus<text:line-break/>potest. Estque simillimum, quod accidit,. ac si multa ani-<text:line-break/>malia intelligas, quae pabulum abunde in medio obje-<text:line-break/>.orum, quantum. volunt, pnscuntm. Quippe quo tempore<text:line-break/>alia cessant, eodem verisimile est alia comesse, alia prae-</text:p>
      <text:p text:style-name="P2">terea comesse desitura, alia inceptura ; item alia cum aliis<text:line-break/>simul edere, salia alternis vicibus; imo hercle alterum<text:line-break/>ab altero noununquam rapere , ubi scilicet alterum indi-<text:line-break/>get, alteri abunde est objectum. Atque ita mirum non<text:line-break/>est, si ab ultimo et summo corpore aliquid intro rever-<text:line-break/>titur ; sed nec, si ab jecluore et liene aliquid in ventri-<text:line-break/>culum per ea, per quae ex hoc in illa prius subiit,<text:line-break/>defertur. Siquidem in arteriis id admodum est evidens;<text:line-break/>non sucus autem in corde, thorace et pulmone; omni-<text:line-break/>bus enim his dilatatis vicissim contractisque necesse est,<text:line-break/>a quibus aliquid prius est attractum, ad ea iterum re-<text:line-break/>mitti. Hunc itaque necessitatem natura prospiciens vafo-<text:line-break/>rum, quae lu corde sunt, osculis membranas adjecit,<text:line-break/>quae retro ferri materias prohibeant. Verum qualiter et<text:line-break/>quemadmodum id fiat, in libris de partium usu docebis.<text:line-break/>tur, ubi quum alia, tum illud traditur, non posse pla-<text:line-break/>ne ad unguem ita claudi valorum ora, ut nihil ex</text:p>
      <text:p text:style-name="P2">iis recurrat retro; quippe in ven<text:span text:style-name="Default_20_Paragraph_20_Font"><text:span text:style-name="T1">at</text:span></text:span>am arteriam (nam id<text:line-break/>quoque in illis monstrabitur) multo plus, quam per reti-<text:line-break/>qua ora, retro ferri est necesse. Quod autem ad id,<text:line-break/>quod nunc instat, est utile, non posse quicquam ex iis;<text:line-break/>quae sensibilem et magnam habent capacitatem , ussi,<text:line-break/>quum dilatatur, ex omnibus, quae vicina sunt, trahere, aut<text:line-break/>rursum nisi, quum contrahitur, in ea exprimere; id tum<text:line-break/>ex iis, quae in hoc libro jam praedicta sunt, conflere p<text:span text:style-name="Default_20_Paragraph_20_Font"><text:span text:style-name="T1">o</text:span></text:span>t-<text:line-break/>est, tum ex iis, quae tam Erasistratus, quam nos alibi de<text:line-break/>successio<text:span text:style-name="Default_20_Paragraph_20_Font"><text:span text:style-name="T1">n</text:span></text:span>e ad id, quod vacuatur, prodidimus.</text:p>
      <text:h text:style-name="Heading_20_2" text:outline-level="2">Cap. XiU. </text:h>
      <text:p text:style-name="P16"><text:span text:style-name="T13">J</text:span>am vdro quod in singulis arteriis via<text:line-break/>quaedam sit, quae a corde confluat, qua tum dilatantur,<text:line-break/>tum contrahuntur, in aliis est monstratum. Ergo si ambo<text:line-break/>componas, tum quod hic ejus fit motus, tum quod omne<text:line-break/>dilatatum ex vicinis ad <text:span text:style-name="Default_20_Paragraph_20_Font"><text:span text:style-name="T1">t</text:span></text:span>e trahat, nihil miri tibi videbis<text:line-break/>tur, arterias omnes, quae ad cutim finiuntur, externum<text:line-break/>aerem, quum dilatantur, attrahere; quae vero per-<text:line-break/>te aliqua ad venas fe- aperiunt, quod tenuissimum</text:p>
      <text:p text:style-name="P2">maximeque halituosum in iis sanguinis est, ad se trahe-<text:line-break/>re; at quae propinquae corni sunt, ab illo ipso aliquid^<text:line-break/>trahere. Quippe in successione ad id, quod vacuatur, quod<text:line-break/>levissimum tenuissimumque est, prius ei, quod vacuatur,<text:line-break/>succedit, quam id, quod gravius est et crassius. Est por-<text:line-break/>ro .omnium, quae in corpore sunt, levissimum tenuissi-<text:line-break/>mumque spiritus; secundo loco halitus; tertio gradu,<text:line-break/>qui plane absumtus attenuatusque est sanguis. . Haec igi-<text:line-break/>tur arteriae ex omni parte ad <text:span text:style-name="Default_20_Paragraph_20_Font"><text:span text:style-name="T1">t</text:span></text:span>e trahunt; quae quidem<text:line-break/>ad cutim pertinent, externum aerem, quippe qui vicinus<text:line-break/>iis sit ac quam maxime levis; reliquarum autum ea<text:line-break/>quidem, quae a corde subit ad collum, et quae porrigi-<text:line-break/>tur,per .spinam, quaecunque praeterea iis sunt vicinae,<text:line-break/>ex ipso maxime corde; quae vero tum a corde, tum a<text:line-break/>cute absunt longius, hae, quod sanguinis est levissimum, a<text:line-break/>venis trahant necesse esu Quare arteriarum omnium,<text:line-break/>quae ah ea, quae super fpi<text:span text:style-name="Default_20_Paragraph_20_Font"><text:span text:style-name="T1">n</text:span></text:span>am est, ad. ventrem intesti--<text:line-break/>naque pertingunt, tractio inter dilatandum fit tum a</text:p>
      <text:p text:style-name="P2">corde ipso; tum, quae plurimae fiunt, a vicinis illi venis.<text:line-break/>, Neque enim ex intestinis et ventre, quae adeo crassam<text:line-break/>graveque lu fe nutrimentum habeant, possunt aliquid,<text:line-break/>de quo ratio ulla fit habenda, in <text:span text:style-name="Default_20_Paragraph_20_Font"><text:span text:style-name="T1">t</text:span></text:span>e transferre, quum<text:line-break/>prius levioribus impleantur. Neque enim, fi, lu vas,<text:line-break/>quod aqua arenaque sit plenum, siphone demisso, ore<text:line-break/>aerem ex va<text:span text:style-name="Default_20_Paragraph_20_Font"><text:span text:style-name="T1">t</text:span></text:span>e per eum - attraxeris , poterit prius arena<text:line-break/>sequi, quam aqua-; semper enim lu successione ad id,<text:line-break/>quod vacuatur, quod levius est, prius sequitur.- Non est<text:line-break/>ergo mirandum; si ex ventre prorsus exiguum, quantum<text:line-break/>scilicet exquisitissime est confectum , in arterias venit,<text:line-break/>ceu leviore prius impletas.</text:p>
      <text:h text:style-name="Heading_20_2" text:outline-level="2">Cap. XV; </text:h>
      <text:p text:style-name="P16">Sed illud minime ignorandum, duo esse<text:line-break/>attractionum genera;. unum, quod successione ad id, qu<text:span text:style-name="Default_20_Paragraph_20_Font"><text:span text:style-name="T1">o</text:span></text:span>d<text:line-break/>vacuatur, co<text:span text:style-name="Default_20_Paragraph_20_Font"><text:span text:style-name="T1">n</text:span></text:span>tingit, alterum, quod qualitatis conveniens<text:line-break/>tia fit; aliter <text:span text:style-name="Default_20_Paragraph_20_Font"><text:span text:style-name="T1">n</text:span></text:span>amque aer in folles, aliter ferrum a mag-<text:line-break/>nete attrahitur: praeterea successione ad id, quod va-</text:p>
      <text:p text:style-name="P2">cuatur,- prius id trahi, quod lenius est; convenientia<text:line-break/>qualitatis nonnunquam (si ita fo<text:span text:style-name="Default_20_Paragraph_20_Font"><text:span text:style-name="T1">r</text:span></text:span>s tulit], quod gratius,<text:line-break/>modo id cognata magis natura sit. Itaque etiam tum .<text:line-break/>cor ipsum, tum vero arterias, quatenus instrumenta cava<text:line-break/>et quae possunt dilatari, semper id, quod levius est,<text:line-break/>prius petit; quatenus vero etiam nutriri postulant, in<text:line-break/>ipsas tunicas, quae utique inst<text:span text:style-name="Default_20_Paragraph_20_Font"><text:span text:style-name="T1">r</text:span></text:span>umentorum sunt corpora,<text:line-break/>quod conveniens est, attrahitur. Ergo quod sanguinis in<text:line-break/>cavitatem eorum, quum dilatantur, assumptum est, id,<text:line-break/>ceu maxime sibi conveniens maximeque nutrire se va-<text:line-break/>lens, tunicae ipsae v<text:span text:style-name="Default_20_Paragraph_20_Font"><text:span text:style-name="T1">ot</text:span></text:span>orum attrahunt. Quod autem ex<text:line-break/>venis in arterias transferatur aliquid, praeter ea, quae<text:line-break/>dicta su<text:span text:style-name="Default_20_Paragraph_20_Font"><text:span text:style-name="T1">n</text:span></text:span>t, illud fatis evidenti a<text:span text:style-name="Default_20_Paragraph_20_Font"><text:span text:style-name="T1">r</text:span></text:span>gumento esu Si enim,<text:line-break/>multis amplisque arteriis praecisis, jugula<text:span text:style-name="Default_20_Paragraph_20_Font"><text:span text:style-name="T1">r</text:span></text:span>e per eas- ani-<text:line-break/>mal velis, invenies ejus venas aeque atque arterias va-<text:line-break/>enatas; quod sane nunquam fieret, nisi luter se haberent<text:line-break/>altera in alterum ora reclusa. Pari autem modo in ipso<text:line-break/>quoque corde ex dext<text:span text:style-name="Default_20_Paragraph_20_Font"><text:span text:style-name="T1">r</text:span></text:span>o ejus sinu ru sinistrum trahitur,</text:p>
      <text:p text:style-name="P2">quod tenuissimum est, habente scilicet in se eo<text:span text:style-name="Default_20_Paragraph_20_Font"><text:span text:style-name="T1">r</text:span></text:span>um inter-<text:line-break/>posito septo foramina quaedam ; quae utplurimum ridere<text:line-break/>licet veluti profunditates quasdam ex latissimo ore sum-<text:line-break/>per et magis in angustius procedentes; ipsus tamen ulti-<text:line-break/>mos earum fines tum propter parvitatem, tum quod in<text:line-break/>animali jam mortuo omnia sint perfrigerata ac densata,<text:line-break/>contueri non licet. Caeterum hic quoque has sinuum<text:line-break/>cordis anastomofes ratio deprehendit: primum quidem<text:line-break/>ea, quae inde ducitur, quod natura nihil molitur fru-<text:line-break/>stra; non enim temere aut fortuito facti su<text:span text:style-name="Default_20_Paragraph_20_Font"><text:span text:style-name="T1">n</text:span></text:span>t profundi<text:line-break/>illi meatus , qui adeo in angustum finiuntur ; fecundo<text:line-break/>illa, quod, quum in dextro cordis sinu duo ora sint,<text:line-break/>u<text:span text:style-name="Default_20_Paragraph_20_Font"><text:span text:style-name="T1">n</text:span></text:span>um, quo fanguis invehitur, alterum, quo emittitur,<text:line-break/>longe majus est id, quo infertur, quam id, quo emit-<text:line-break/>titur; tanquam enim non omnis fanguis, quem vena ca-<text:line-break/>va corni infert, ex illo rursus in pulmonem emittatur,<text:line-break/>utique major est ea cavae pars, quae in cor inseritur,<text:line-break/>quam vena ea, quae in pulmonem procedit. Neque</text:p>
      <text:p text:style-name="P2">est, quod dicat quisquam, assumptum esse sanguinis ali-<text:line-break/>quid in ipsam corporis co<text:span text:style-name="Default_20_Paragraph_20_Font"><text:span text:style-name="T1">r</text:span></text:span>dis nutritionem, siquidem alia<text:line-break/>vena est, quae in id varie fissa dsspergitur, quaeque nec<text:line-break/>.ortum a corde habet , nec sanguinem ab eo accipit.<text:line-break/>Quod si etiam aliquid absumitur, at non tanto minor est<text:line-break/>vena, quae lu pulmonem procedit, ea, quae lu cor inseri-<text:line-break/>tur, quantum credibile est in cordis nutrimentum san-<text:line-break/>guinis esse absumtum, verum ea longe est minor. Ergo<text:line-break/>manisest.um est, quod in sinistrum sinum transmittitur;<text:line-break/>siquidem etiam duorum numero , quae in hoc sunt, vasi,-<text:line-break/>rum longe minus est id, quod a pulmone in eum ducit<text:line-break/>spiritum, quam magna, quae ex eo procedit, arteria, a<text:line-break/>qua, quae sunt in corpo<text:span text:style-name="Default_20_Paragraph_20_Font"><text:span text:style-name="T1">r</text:span></text:span>e , omnes o<text:span text:style-name="Default_20_Paragraph_20_Font"><text:span text:style-name="T1">r</text:span></text:span>tum habent ; ceu non<text:line-break/>spiritum modo a pulmone accipiat, sed etiam ex dextro<text:line-break/>sinu per tjam dictas communes vias sanguinem. Porro,<text:line-break/>quod praestet corporis partium alias puro, tenui halituo-<text:line-break/>scque sanguine nutriri, alias crasso et tu<text:span text:style-name="Default_20_Paragraph_20_Font"><text:span text:style-name="T1">r</text:span></text:span>bido, quodque<text:line-break/>hac in parte natura nihil omiserit, id operis, .quod de</text:p>
      <text:p text:style-name="P2">partium usu inscribitur, proprium est. Quominus de iis<text:line-break/>agendum hoc loco est; sed, quod duo attractionis sint ge-<text:line-break/>nera; prius admonitos. nempe aliis, dum dilatantur, suc-<text:line-break/>cessione ad id, quod vacuatur, per latas vias in fe tra-<text:line-break/>flentibus, aliis qualitatis convenientia, illud deinceps do-<text:line-break/>cendum , priora quidem etiam eminus trahere aliquid<text:line-break/>posse, posteriora comminus duntaxat. Siquidem fi sipho-<text:line-break/>nem longissimum in aquam demi<text:span text:style-name="Default_20_Paragraph_20_Font"><text:span text:style-name="T1">s</text:span></text:span>eris, poteris per eum<text:line-break/>facile humorem furium in os trahere, at non, si ferrum<text:line-break/>a magnete longius seponas, aut etiam a fictili frumentum<text:line-break/>(nam ejusmodi quoque exemplum supra est positum] po-<text:line-break/>terit adhuc fieri tractus. Sane luculenter id intelligas<text:line-break/>ex iis , qui in horto funt , canalibus ; ex iis namque m<text:line-break/>omnia quidem, quae juxta funt et vicina, defertur ali-<text:line-break/>quis humor, in ea vero, quae longius absunt, pervenire<text:line-break/>non potest; eoque coguntur, multis canaliculis parvis a<text:line-break/>magno derivatis, in omnes horti partes confluxum aquae<text:line-break/>moliri; tum ea magnitudine spatia, quae inter caualicu-</text:p>
      <text:p text:style-name="P2">l<text:span text:style-name="Default_20_Paragraph_20_Font"><text:span text:style-name="T1">o</text:span></text:span>s sint, facere, qua scilicet ea existimant tracto ad se<text:line-break/>utrinque affluente humore posse perfrui. Ergo sic se res<text:line-break/>habet et in animalium corporibus. Canales multi per<text:line-break/>omnes partes sparsi sanguinem illis , veluti in hortulo<text:line-break/>quandam rigationem, adducunt; atque horum canalium<text:line-break/>media ipsa quae i<text:span text:style-name="Default_20_Paragraph_20_Font"><text:span text:style-name="T1">n</text:span></text:span>terveniunt spatia mirifice a natura<text:line-break/>statim inter initia sunt disposita sic, ut nec praeparce<text:line-break/>mediis eorum partibus sanguis, quem ad se trahunt, sub-<text:line-break/>ministretur , <text:span text:style-name="Default_20_Paragraph_20_Font"><text:span text:style-name="T1">n</text:span></text:span>ec copia supervacui humoris intempestive<text:line-break/>ad ea confluentis aliquando obruantur. Quippe modus<text:line-break/>nutriendorum eorum talis est. Corporis quod sibi est con-<text:line-break/>tinuum, cujusmodi Erafistratus simplex vas esse proponit,<text:line-break/>summae primum partes admoto sibi nutrimento. fruun-<text:line-break/>tur; ab iis vere per continuum trahentes sumunt, quae<text:line-break/>sunt deinceps; deinde ab illis aliae; nec est ejus operis<text:line-break/>finis , quoad in omnes ejus partes nutrientis subsum-<text:line-break/>tiae qualitas sit perlata. Quae vero particulae amplius</text:p>
      <text:p text:style-name="P2">alteratum eum, quo nutriantur,- succum desiderant, iis<text:line-break/>veluti penum natura vel sinus, vel cavernulas, vel ali-<text:line-break/>quid, quod cavernulis proportione respondeat, praepara-<text:line-break/>viti Ac carnes quidem tum viscerum omnium tum veto<text:line-break/>musculorum ex sanguine ipsi, nutriuntur, exiguam seni-.<text:line-break/>cet alterationem consecuto. ossa vero quo nutriantur,<text:line-break/>numerosa, quae intercedat, mutatione egent, estque,<text:line-break/>qualis carnibus sanguis, talis ossibus medulla, scilicet in<text:line-break/>iis,. quae parva sunt sinusque expe<text:span text:style-name="Default_20_Paragraph_20_Font"><text:span text:style-name="T1">r</text:span></text:span>tia, cavernulis eorum<text:line-break/>inspersa, in magnis vero, et quibus sinus non desunt,<text:line-break/>utique in ipsis collecta. Sicut enim in primo monstra-<text:line-break/>tum est libro, quibus similis est substantia, iis mutari in-<text:line-break/>ter se fas est; quibus plurimum inte<text:span text:style-name="Default_20_Paragraph_20_Font"><text:span text:style-name="T1">r</text:span></text:span> ipsa est discrimen,<text:line-break/>ea fieri similia citra omnes, quae lu medio funt, mutatio-<text:line-break/>nes non possunt. Tale quiddam et. cartilagini est mu-<text:line-break/>co<text:span text:style-name="Default_20_Paragraph_20_Font"><text:span text:style-name="T1">t</text:span></text:span>um illud, quod ei circumfunditur, praeterea ligamen-<text:line-break/>tis, membranis et nervis lentus humor, qui in iis inspersus<text:line-break/>visitur; singula namque horum ex multis conficiuntur</text:p>
      <text:p text:style-name="P2">fibris, quae et similares partes funt, et vere sensibiles.<text:line-break/>lu mediis vero earum spatiis, qui maxime ipsarum nui-<text:line-break/>tritioni succus convenit, est inspersus; hunc vero ex<text:line-break/>sanguine traxerant venarum, electu inde., quoad. potuere,<text:line-break/>sibi quam simillimo ; assimilant autem fenfim atque lu<text:line-break/><text:span text:style-name="Default_20_Paragraph_20_Font"><text:span text:style-name="T1">t</text:span></text:span>uam naturam mutant. Ergo haec omnia tum inter <text:span text:style-name="Default_20_Paragraph_20_Font"><text:span text:style-name="T1">t</text:span></text:span>e<text:line-break/>consentiunt, tum iis, quae supra demonstrata sunt, fatis<text:line-break/>testimonii perhibent; nec est, quod etiamnum disceptatio-<text:line-break/>nem producamus, siquidem ex .iis, quae jam dicta sunt,<text:line-break/>i<text:span text:style-name="Default_20_Paragraph_20_Font"><text:span text:style-name="T1">n</text:span></text:span>veniat quisque non aegre , quemadmodum omnia parti-<text:line-break/>cularia fiant. Sicut, verbi gratia, . multis eorum,. qui im-<text:line-break/>modice bibunt, et ocyssime pertransit, quod biberunt,<text:line-break/>et mejitur intra breve tempus paulo minus totum. Quip-<text:line-break/>pe in his quoque tum qualitatis convenientia, tuurhn..<text:line-break/>moris tenuitate, tum valorum laxitate non ipsorum mo-<text:line-break/>do . <text:span text:style-name="Default_20_Paragraph_20_Font"><text:span text:style-name="T1">t</text:span></text:span>est etiam eorum oris , tum trahe<text:span text:style-name="Default_20_Paragraph_20_Font"><text:span text:style-name="T1">n</text:span></text:span>tis facultatis robo-<text:line-break/>re celeritas distributionis perficitur; partibus quidem,<text:line-break/>quae juxta ventriculum sitae funt, propter qualitatis con<text:span text:style-name="Default_20_Paragraph_20_Font"><text:span text:style-name="T1">e</text:span></text:span></text:p>
      <text:p text:style-name="P2">venientium sua ipsarum causa potionem trahentibus; iis<text:line-break/>vero, quae proximae ab his sunt, ipsis quoque ad se ra-<text:line-break/>pieutibus; deinde iis, quae post has habentur, rursum<text:line-break/>ab iis sumentibus, donec ad cavam perventum fit ve-<text:line-break/>nam; ab hac vero re<text:span text:style-name="Default_20_Paragraph_20_Font"><text:span text:style-name="T1">n</text:span></text:span>ibus jam, quod sibi conveniens est,<text:line-break/>attrahentibus. Quare nihil miri est vinum aqua propter<text:line-break/>qualitatis convenientiam citius sursum assumi; ipsorum<text:line-break/>vero vinorum quod album est et purum, tenuitatis gratia<text:line-break/>prompte in corpus distribui; sicut e contrario nigrum et<text:line-break/>turbidum crassitudinis vitio per riam haerere ac tardari.<text:line-break/>.Fuerint sa<text:span text:style-name="Default_20_Paragraph_20_Font"><text:span text:style-name="T1">n</text:span></text:span>e haec et iis , quae - de arteriis supra dixi-<text:line-break/>mus, non parva testimonia.. Ubique enim, qui conveni-<text:line-break/>ens simul ac tenuis sanguis est, eo, qui talis non est,<text:line-break/>facilius trahentem sequitur. Itaque quum, quando dila-<text:line-break/>tantur, halitum, spiritum ac tenuem sanguinem trahant<text:line-break/>arteriae, ejus, qui in ventre et intestinis est, faeci aut<text:line-break/>nihil aut omnino attrahunt perexiguu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2</dc:title>
    <dc:subject/>
    <meta:initial-creator>Galien</meta:initial-creator>
    <meta:creation-date>2023-01-05T09:30:00Z</meta:creation-date>
    <dc:date>2023-01-05T10:44:51.021000000</dc:date>
    <meta:editing-cycles>3</meta:editing-cycles>
    <meta:editing-duration>PT3M13S</meta:editing-duration>
    <meta:document-statistic meta:table-count="0" meta:image-count="0" meta:object-count="0" meta:page-count="214" meta:paragraph-count="298" meta:word-count="31406" meta:character-count="207349" meta:non-whitespace-character-count="176201"/>
    <meta:template xlink:type="simple" xlink:actuate="onRequest" xlink:title="" xlink:href="Normal.dotm"/>
  </office:meta>
</office:document-meta>
</file>